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18366"/>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language="ru" fo:country="RU"/>
    </style:style>
    <style:style style:name="P3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language="en" fo:country="US"/>
    </style:style>
    <style:style style:name="P37"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38"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39"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4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2"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2"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57" style:family="paragraph" style:parent-style-name="Table_20_Contents">
      <style:paragraph-properties fo:text-align="center" style:justify-single-word="false"/>
      <style:text-properties fo:language="en" fo:country="US"/>
    </style:style>
    <style:style style:name="P5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9" style:family="paragraph" style:parent-style-name="Table_20_Contents">
      <style:paragraph-properties fo:text-align="justify" style:justify-single-word="false"/>
      <style:text-properties fo:language="ru" fo:country="RU"/>
    </style:style>
    <style:style style:name="P60" style:family="paragraph" style:parent-style-name="Table_20_Contents">
      <style:paragraph-properties fo:text-align="center" style:justify-single-word="false"/>
      <style:text-properties fo:language="ru" fo:country="RU"/>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normal"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5" style:family="paragraph" style:parent-style-name="Standard">
      <style:paragraph-properties fo:margin-left="0cm" fo:margin-right="0cm" fo:text-indent="0.609cm" style:auto-text-indent="false"/>
    </style:style>
    <style:style style:name="P6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4"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77"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4"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03"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04"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05"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06"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07"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08" style:family="paragraph" style:parent-style-name="Text_20_body">
      <style:paragraph-properties fo:text-align="center" style:justify-single-word="false"/>
    </style:style>
    <style:style style:name="P109" style:family="paragraph" style:parent-style-name="Text_20_body">
      <style:text-properties fo:language="ru" fo:country="RU" officeooo:rsid="001f8665" officeooo:paragraph-rsid="001f8665"/>
    </style:style>
    <style:style style:name="P110" style:family="paragraph" style:parent-style-name="Text_20_body">
      <style:text-properties fo:language="ru" fo:country="RU" fo:font-weight="normal" officeooo:rsid="00350ee7" officeooo:paragraph-rsid="00350ee7" style:font-weight-asian="normal" style:font-weight-complex="normal"/>
    </style:style>
    <style:style style:name="P111" style:family="paragraph" style:parent-style-name="Text_20_body">
      <style:text-properties fo:language="ru" fo:country="RU" fo:font-weight="normal" officeooo:rsid="00350ee7" officeooo:paragraph-rsid="0036e132" style:font-weight-asian="normal" style:font-weight-complex="normal"/>
    </style:style>
    <style:style style:name="P112" style:family="paragraph" style:parent-style-name="Text_20_body">
      <style:text-properties officeooo:paragraph-rsid="00245fd2"/>
    </style:style>
    <style:style style:name="P113" style:family="paragraph" style:parent-style-name="Text_20_body">
      <style:text-properties officeooo:rsid="00350ee7" officeooo:paragraph-rsid="00350ee7"/>
    </style:style>
    <style:style style:name="P114" style:family="paragraph" style:parent-style-name="Text_20_body">
      <style:text-properties fo:language="en" fo:country="US" fo:font-weight="bold" officeooo:rsid="00350ee7" officeooo:paragraph-rsid="00350ee7" style:font-weight-asian="bold" style:font-weight-complex="bold"/>
    </style:style>
    <style:style style:name="P115" style:family="paragraph" style:parent-style-name="Standard">
      <style:text-properties fo:font-size="12pt" fo:language="ru" fo:country="RU" fo:font-weight="normal" style:font-size-asian="10.5pt" style:font-weight-asian="normal" style:font-size-complex="12pt" style:font-weight-complex="normal"/>
    </style:style>
    <style:style style:name="P116"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117"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118" style:family="paragraph" style:parent-style-name="Text_20_body">
      <loext:graphic-properties draw:fill="none"/>
      <style:paragraph-properties fo:margin-left="0cm" fo:margin-right="0cm" fo:margin-top="0cm" fo:margin-bottom="0.212cm" loext:contextual-spacing="false" fo:text-align="justify" style:justify-single-word="false" fo:text-indent="0.6cm" style:auto-text-indent="false" fo:background-color="transparent"/>
    </style:style>
    <style:style style:name="P119"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6cm" style:auto-text-indent="false" style:page-number="auto" fo:background-color="transparent"/>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Contents_20_2">
      <style:paragraph-properties>
        <style:tab-stops>
          <style:tab-stop style:position="16.999cm" style:type="right" style:leader-style="dotted" style:leader-text="."/>
        </style:tab-stops>
      </style:paragraph-properties>
    </style:style>
    <style:style style:name="P122" style:family="paragraph" style:parent-style-name="Contents_20_3">
      <style:paragraph-properties>
        <style:tab-stops>
          <style:tab-stop style:position="16.999cm" style:type="right" style:leader-style="dotted" style:leader-text="."/>
        </style:tab-stops>
      </style:paragraph-properties>
    </style:style>
    <style:style style:name="P123" style:family="paragraph" style:parent-style-name="Contents_20_6">
      <style:paragraph-properties>
        <style:tab-stops>
          <style:tab-stop style:position="16.999cm" style:type="right" style:leader-style="dotted" style:leader-text="."/>
        </style:tab-stops>
      </style:paragraph-properties>
    </style:style>
    <style:style style:name="P124" style:family="paragraph" style:parent-style-name="Contents_20_1">
      <style:paragraph-properties>
        <style:tab-stops>
          <style:tab-stop style:position="16.999cm" style:type="right" style:leader-style="dotted" style:leader-text="."/>
        </style:tab-stops>
      </style:paragraph-properties>
    </style:style>
    <style:style style:name="P125" style:family="paragraph" style:parent-style-name="Contents_20_2">
      <style:paragraph-properties>
        <style:tab-stops>
          <style:tab-stop style:position="16.999cm" style:type="right" style:leader-style="dotted" style:leader-text="."/>
        </style:tab-stops>
      </style:paragraph-properties>
    </style:style>
    <style:style style:name="P126" style:family="paragraph" style:parent-style-name="Contents_20_3">
      <style:paragraph-properties>
        <style:tab-stops>
          <style:tab-stop style:position="16.999cm" style:type="right" style:leader-style="dotted" style:leader-text="."/>
        </style:tab-stops>
      </style:paragraph-properties>
    </style:style>
    <style:style style:name="P127" style:family="paragraph" style:parent-style-name="Contents_20_6">
      <style:paragraph-properties>
        <style:tab-stops>
          <style:tab-stop style:position="16.999cm" style:type="right" style:leader-style="dotted" style:leader-text="."/>
        </style:tab-stops>
      </style:paragraph-properties>
    </style:style>
    <style:style style:name="P128" style:family="paragraph" style:parent-style-name="Heading_20_1">
      <style:paragraph-properties fo:text-align="center" style:justify-single-word="false"/>
    </style:style>
    <style:style style:name="P129" style:family="paragraph" style:parent-style-name="Heading_20_1">
      <style:paragraph-properties fo:text-align="center" style:justify-single-word="false" fo:break-before="page"/>
    </style:style>
    <style:style style:name="P130" style:family="paragraph" style:parent-style-name="Heading_20_2">
      <style:paragraph-properties fo:text-align="center" style:justify-single-word="false"/>
    </style:style>
    <style:style style:name="P131" style:family="paragraph" style:parent-style-name="Heading_20_2">
      <style:paragraph-properties fo:text-align="center" style:justify-single-word="false"/>
      <style:text-properties fo:language="ru" fo:country="RU" officeooo:rsid="005aa1ac" officeooo:paragraph-rsid="005aa1ac"/>
    </style:style>
    <style:style style:name="P132" style:family="paragraph" style:parent-style-name="Heading_20_3">
      <style:paragraph-properties fo:text-align="center" style:justify-single-word="false"/>
    </style:style>
    <style:style style:name="P133" style:family="paragraph" style:parent-style-name="Heading_20_6">
      <style:text-properties officeooo:paragraph-rsid="005653b3"/>
    </style:style>
    <style:style style:name="P134" style:family="paragraph" style:parent-style-name="Heading_20_6">
      <style:text-properties officeooo:rsid="00350ee7" officeooo:paragraph-rsid="00350ee7"/>
    </style:style>
    <style:style style:name="P135" style:family="paragraph" style:parent-style-name="Heading_20_6">
      <style:text-properties officeooo:rsid="00300220" officeooo:paragraph-rsid="00300220"/>
    </style:style>
    <style:style style:name="P136" style:family="paragraph" style:parent-style-name="Heading_20_6">
      <style:text-properties officeooo:rsid="00232982" officeooo:paragraph-rsid="00232982"/>
    </style:style>
    <style:style style:name="P137" style:family="paragraph" style:parent-style-name="Heading_20_6">
      <style:text-properties officeooo:rsid="00234571" officeooo:paragraph-rsid="00234571"/>
    </style:style>
    <style:style style:name="P138" style:family="paragraph" style:parent-style-name="Heading_20_6">
      <style:text-properties officeooo:rsid="00245fd2" officeooo:paragraph-rsid="00245fd2"/>
    </style:style>
    <style:style style:name="P139" style:family="paragraph" style:parent-style-name="Heading_20_6">
      <style:text-properties officeooo:rsid="0025a074" officeooo:paragraph-rsid="0025a074"/>
    </style:style>
    <style:style style:name="P140" style:family="paragraph" style:parent-style-name="Heading_20_6">
      <style:text-properties officeooo:rsid="001f8665" officeooo:paragraph-rsid="001f8665"/>
    </style:style>
    <style:style style:name="P14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61aa08" style:font-weight-asian="normal" style:font-weight-complex="normal"/>
    </style:style>
    <style:style style:name="T5" style:family="text">
      <style:text-properties fo:language="en" fo:country="US" officeooo:rsid="00270c69"/>
    </style:style>
    <style:style style:name="T6" style:family="text">
      <style:text-properties fo:language="en" fo:country="US" officeooo:rsid="002dd76c"/>
    </style:style>
    <style:style style:name="T7" style:family="text">
      <style:text-properties fo:language="en" fo:country="US" officeooo:rsid="00300220"/>
    </style:style>
    <style:style style:name="T8" style:family="text">
      <style:text-properties fo:language="en" fo:country="US" officeooo:rsid="00324f7c"/>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4aa6b"/>
    </style:style>
    <style:style style:name="T12" style:family="text">
      <style:text-properties fo:language="en" fo:country="US" officeooo:rsid="005b24ed"/>
    </style:style>
    <style:style style:name="T13" style:family="text">
      <style:text-properties fo:language="en" fo:country="US" officeooo:rsid="00760aac"/>
    </style:style>
    <style:style style:name="T14" style:family="text">
      <style:text-properties fo:language="ru" fo:country="RU"/>
    </style:style>
    <style:style style:name="T15" style:family="text">
      <style:text-properties fo:language="ru" fo:country="RU" fo:font-weight="normal" style:font-weight-asian="normal" style:font-weight-complex="normal"/>
    </style:style>
    <style:style style:name="T16" style:family="text">
      <style:text-properties fo:language="ru" fo:country="RU" fo:font-weight="normal" officeooo:rsid="0061aa08" style:font-weight-asian="normal" style:font-weight-complex="normal"/>
    </style:style>
    <style:style style:name="T17" style:family="text">
      <style:text-properties fo:language="ru" fo:country="RU" fo:font-weight="bold" style:font-weight-asian="bold" style:font-weight-complex="bold"/>
    </style:style>
    <style:style style:name="T18" style:family="text">
      <style:text-properties fo:language="ru" fo:country="RU" officeooo:rsid="0020f818"/>
    </style:style>
    <style:style style:name="T19" style:family="text">
      <style:text-properties fo:language="ru" fo:country="RU" officeooo:rsid="00232982"/>
    </style:style>
    <style:style style:name="T20" style:family="text">
      <style:text-properties fo:language="ru" fo:country="RU" officeooo:rsid="00234571"/>
    </style:style>
    <style:style style:name="T21" style:family="text">
      <style:text-properties fo:language="ru" fo:country="RU" officeooo:rsid="00245fd2"/>
    </style:style>
    <style:style style:name="T22" style:family="text">
      <style:text-properties fo:language="ru" fo:country="RU" officeooo:rsid="00281f4e"/>
    </style:style>
    <style:style style:name="T23" style:family="text">
      <style:text-properties fo:language="ru" fo:country="RU" officeooo:rsid="003efd82"/>
    </style:style>
    <style:style style:name="T24" style:family="text">
      <style:text-properties fo:language="ru" fo:country="RU" officeooo:rsid="004ba1d6"/>
    </style:style>
    <style:style style:name="T25" style:family="text">
      <style:text-properties fo:language="ru" fo:country="RU" officeooo:rsid="004f67fd"/>
    </style:style>
    <style:style style:name="T26" style:family="text">
      <style:text-properties fo:language="ru" fo:country="RU" officeooo:rsid="0050ad5a"/>
    </style:style>
    <style:style style:name="T27" style:family="text">
      <style:text-properties fo:language="ru" fo:country="RU" officeooo:rsid="00545d64"/>
    </style:style>
    <style:style style:name="T28" style:family="text">
      <style:text-properties fo:language="ru" fo:country="RU" officeooo:rsid="005b24ed"/>
    </style:style>
    <style:style style:name="T29" style:family="text">
      <style:text-properties fo:language="ru" fo:country="RU" officeooo:rsid="0062664c"/>
    </style:style>
    <style:style style:name="T30" style:family="text">
      <style:text-properties fo:language="ru" fo:country="RU" officeooo:rsid="0075e81c"/>
    </style:style>
    <style:style style:name="T31" style:family="text">
      <style:text-properties fo:color="#000000" style:font-name="Times New Roman" fo:font-size="12pt" fo:language="en" fo:country="US" style:font-size-asian="12pt" style:font-size-complex="12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size="12pt" fo:language="ru" fo:country="RU" fo:font-weight="normal" style:font-size-asian="12pt" style:font-weight-asian="normal" style:font-size-complex="12pt" style:font-weight-complex="normal"/>
    </style:style>
    <style:style style:name="T35" style:family="text">
      <style:text-properties fo:font-size="12pt" fo:language="ru" fo:country="RU" fo:font-weight="normal" officeooo:rsid="0046e7cd" style:font-size-asian="12pt" style:font-weight-asian="normal" style:font-size-complex="12pt" style:font-weight-complex="normal"/>
    </style:style>
    <style:style style:name="T36" style:family="text">
      <style:text-properties fo:font-size="12pt" fo:language="ru" fo:country="RU" fo:font-weight="normal" officeooo:rsid="005aa1ac" style:font-size-asian="12pt" style:font-weight-asian="normal" style:font-size-complex="12pt" style:font-weight-complex="normal"/>
    </style:style>
    <style:style style:name="T37" style:family="text">
      <style:text-properties fo:font-size="12pt" fo:language="ru" fo:country="RU" fo:font-weight="normal" officeooo:rsid="00639f97" style:font-size-asian="12pt" style:font-weight-asian="normal" style:font-size-complex="12pt" style:font-weight-complex="normal"/>
    </style:style>
    <style:style style:name="T38" style:family="text">
      <style:text-properties fo:font-size="12pt" fo:language="ru" fo:country="RU" fo:font-weight="normal" officeooo:rsid="0057546b" style:font-size-asian="12pt" style:font-weight-asian="normal" style:font-size-complex="12pt" style:font-weight-complex="normal"/>
    </style:style>
    <style:style style:name="T39" style:family="text">
      <style:text-properties fo:font-size="12pt" fo:language="ru" fo:country="RU" fo:font-weight="normal" officeooo:rsid="00676ef1" style:font-size-asian="12pt" style:font-weight-asian="normal" style:font-size-complex="12pt" style:font-weight-complex="normal"/>
    </style:style>
    <style:style style:name="T40" style:family="text">
      <style:text-properties fo:font-size="12pt" fo:language="ru" fo:country="RU" fo:font-weight="normal" officeooo:rsid="0068d55f" style:font-size-asian="12pt" style:font-weight-asian="normal" style:font-size-complex="12pt" style:font-weight-complex="normal"/>
    </style:style>
    <style:style style:name="T41" style:family="text">
      <style:text-properties fo:font-size="12pt" fo:language="ru" fo:country="RU" fo:font-weight="normal" style:font-size-asian="10.5pt" style:font-weight-asian="normal" style:font-size-complex="12pt" style:font-weight-complex="normal"/>
    </style:style>
    <style:style style:name="T42" style:family="text">
      <style:text-properties fo:font-size="12pt" fo:language="ru" fo:country="RU" fo:font-weight="normal" officeooo:rsid="005653b3" style:font-size-asian="10.5pt" style:font-weight-asian="normal" style:font-size-complex="12pt" style:font-weight-complex="normal"/>
    </style:style>
    <style:style style:name="T43" style:family="text">
      <style:text-properties fo:font-size="12pt" fo:language="ru" fo:country="RU" fo:font-weight="normal" officeooo:rsid="0062664c" style:font-size-asian="10.5pt" style:font-weight-asian="normal" style:font-size-complex="12pt" style:font-weight-complex="normal"/>
    </style:style>
    <style:style style:name="T44" style:family="text">
      <style:text-properties fo:font-size="12pt" fo:language="ru" fo:country="RU" fo:font-weight="bold" style:font-size-asian="10.5pt" style:font-weight-asian="bold" style:font-size-complex="12pt" style:font-weight-complex="bold"/>
    </style:style>
    <style:style style:name="T45" style:family="text">
      <style:text-properties fo:font-size="12pt" fo:language="en" fo:country="US" fo:font-weight="normal" style:font-size-asian="12pt" style:font-weight-asian="normal" style:font-size-complex="12pt" style:font-weight-complex="normal"/>
    </style:style>
    <style:style style:name="T46" style:family="text">
      <style:text-properties fo:font-size="12pt" fo:language="en" fo:country="US" fo:font-weight="normal" officeooo:rsid="0046e7cd" style:font-size-asian="12pt" style:font-weight-asian="normal" style:font-size-complex="12pt" style:font-weight-complex="normal"/>
    </style:style>
    <style:style style:name="T47" style:family="text">
      <style:text-properties fo:font-size="12pt" fo:language="en" fo:country="US" fo:font-weight="normal" officeooo:rsid="00639f97" style:font-size-asian="12pt" style:font-weight-asian="normal" style:font-size-complex="12pt" style:font-weight-complex="normal"/>
    </style:style>
    <style:style style:name="T48" style:family="text">
      <style:text-properties fo:font-size="12pt" fo:language="en" fo:country="US" fo:font-weight="normal" officeooo:rsid="0057546b" style:font-size-asian="12pt" style:font-weight-asian="normal" style:font-size-complex="12pt" style:font-weight-complex="normal"/>
    </style:style>
    <style:style style:name="T49" style:family="text">
      <style:text-properties fo:font-size="12pt" fo:language="en" fo:country="US" fo:font-weight="normal" style:font-size-asian="10.5pt" style:font-weight-asian="normal" style:font-size-complex="12pt" style:font-weight-complex="normal"/>
    </style:style>
    <style:style style:name="T50" style:family="text">
      <style:text-properties fo:font-size="12pt" fo:language="en" fo:country="US" fo:font-weight="normal" officeooo:rsid="005653b3" style:font-size-asian="10.5pt" style:font-weight-asian="normal" style:font-size-complex="12pt" style:font-weight-complex="normal"/>
    </style:style>
    <style:style style:name="T51" style:family="text">
      <style:text-properties fo:font-size="12pt" fo:language="en" fo:country="US" fo:font-weight="bold" style:font-size-asian="10.5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57eba2" style:font-size-asian="12pt" style:font-weight-asian="normal" style:font-size-complex="12pt" style:font-weight-complex="normal"/>
    </style:style>
    <style:style style:name="T54" style:family="text">
      <style:text-properties fo:font-size="12pt" fo:font-weight="normal" officeooo:rsid="005aa1ac" style:font-size-asian="12pt" style:font-weight-asian="normal" style:font-size-complex="12pt" style:font-weight-complex="normal"/>
    </style:style>
    <style:style style:name="T55" style:family="text">
      <style:text-properties fo:font-size="12pt" fo:font-weight="normal" officeooo:rsid="00676ef1" style:font-size-asian="12pt" style:font-weight-asian="normal" style:font-size-complex="12pt" style:font-weight-complex="normal"/>
    </style:style>
    <style:style style:name="T56" style:family="text">
      <style:text-properties fo:font-size="12pt" fo:font-weight="normal" officeooo:rsid="0068d55f" style:font-size-asian="12pt" style:font-weight-asian="normal" style:font-size-complex="12pt" style:font-weight-complex="normal"/>
    </style:style>
    <style:style style:name="T57" style:family="text">
      <style:text-properties fo:font-size="12pt" fo:font-weight="normal" officeooo:rsid="0046e7cd" style:font-size-asian="12pt" style:font-weight-asian="normal" style:font-size-complex="12pt" style:font-weight-complex="normal"/>
    </style:style>
    <style:style style:name="T58" style:family="text">
      <style:text-properties fo:font-size="12pt" fo:font-weight="normal" officeooo:rsid="00760aac" style:font-size-asian="12pt" style:font-weight-asian="normal" style:font-size-complex="12pt" style:font-weight-complex="normal"/>
    </style:style>
    <style:style style:name="T59" style:family="text">
      <style:text-properties fo:font-size="12pt" fo:font-weight="normal" style:font-size-asian="10.5pt" style:font-weight-asian="normal" style:font-size-complex="12pt" style:font-weight-complex="normal"/>
    </style:style>
    <style:style style:name="T60" style:family="text">
      <style:text-properties fo:color="#ff0000"/>
    </style:style>
    <style:style style:name="T61" style:family="text">
      <style:text-properties fo:font-size="24pt" fo:language="ru" fo:country="RU" style:font-size-asian="24pt" style:font-size-complex="24pt"/>
    </style:style>
    <style:style style:name="T62" style:family="text">
      <style:text-properties fo:font-size="24pt" fo:language="en" fo:country="US" style:font-size-asian="24pt" style:font-size-complex="24pt"/>
    </style:style>
    <style:style style:name="T63" style:family="text">
      <style:text-properties officeooo:rsid="00245fd2"/>
    </style:style>
    <style:style style:name="T64" style:family="text">
      <style:text-properties officeooo:rsid="0025a074"/>
    </style:style>
    <style:style style:name="T65" style:family="text">
      <style:text-properties officeooo:rsid="00270c69"/>
    </style:style>
    <style:style style:name="T66" style:family="text">
      <style:text-properties officeooo:rsid="00281f4e"/>
    </style:style>
    <style:style style:name="T67" style:family="text">
      <style:text-properties officeooo:rsid="003173b7"/>
    </style:style>
    <style:style style:name="T68" style:family="text">
      <style:text-properties officeooo:rsid="00324f7c"/>
    </style:style>
    <style:style style:name="T69" style:family="text">
      <style:text-properties officeooo:rsid="0036e132"/>
    </style:style>
    <style:style style:name="T70" style:family="text">
      <style:text-properties officeooo:rsid="0038954a"/>
    </style:style>
    <style:style style:name="T71" style:family="text">
      <style:text-properties officeooo:rsid="003b59ed"/>
    </style:style>
    <style:style style:name="T72" style:family="text">
      <style:text-properties officeooo:rsid="003cfb77"/>
    </style:style>
    <style:style style:name="T73"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74" style:family="text">
      <style:text-properties style:font-name="Arial" fo:font-size="16.1000003814697pt" fo:language="en" fo:country="US" fo:font-weight="bold" officeooo:rsid="0074fd31" style:font-name-asian="Lucida Sans Unicode" style:font-size-asian="16.1000003814697pt" style:font-weight-asian="bold" style:font-name-complex="Tahoma" style:font-size-complex="16.1000003814697pt" style:font-weight-complex="bold"/>
    </style:style>
    <style:style style:name="T75"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76" style:family="text">
      <style:text-properties officeooo:rsid="004f67fd"/>
    </style:style>
    <style:style style:name="T77" style:family="text">
      <style:text-properties officeooo:rsid="0050ad5a"/>
    </style:style>
    <style:style style:name="T78" style:family="text">
      <style:text-properties officeooo:rsid="006f3828"/>
    </style:style>
    <style:style style:name="T79" style:family="text">
      <style:text-properties officeooo:rsid="00711354"/>
    </style:style>
    <style:style style:name="T80" style:family="text">
      <style:text-properties officeooo:rsid="00760aac"/>
    </style:style>
    <style:style style:name="T81" style:family="text">
      <style:text-properties officeooo:rsid="007a835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61">Описание системного ПЗУ </text:span><text:span text:style-name="T62">ZX Evolution</text:span></text:p>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0"><text:a xlink:type="simple" xlink:href="#__RefHeading__7496_2044125182" text:style-name="Index_20_Link" text:visited-style-name="Index_20_Link">Описание сервис прошивки «EVO Reset Service» v 0.58.15<text:tab/>3</text:a></text:p>
          <text:p text:style-name="P121"><text:a xlink:type="simple" xlink:href="#__RefHeading__7498_2044125182" text:style-name="Index_20_Link" text:visited-style-name="Index_20_Link">Системные требования<text:tab/>3</text:a></text:p>
          <text:p text:style-name="P121"><text:a xlink:type="simple" xlink:href="#__RefHeading__7500_2044125182" text:style-name="Index_20_Link" text:visited-style-name="Index_20_Link">ПРЕДУПРЕЖДЕНИЯ<text:tab/>3</text:a></text:p>
          <text:p text:style-name="P121"><text:a xlink:type="simple" xlink:href="#__RefHeading__7502_2044125182" text:style-name="Index_20_Link" text:visited-style-name="Index_20_Link">Клавиши управления<text:tab/>3</text:a></text:p>
          <text:p text:style-name="P122"><text:a xlink:type="simple" xlink:href="#__RefHeading__7504_2044125182" text:style-name="Index_20_Link" text:visited-style-name="Index_20_Link">Кнопки клавиатуры+RESET<text:tab/>3</text:a></text:p>
          <text:p text:style-name="P122"><text:a xlink:type="simple" xlink:href="#__RefHeading__7506_2044125182" text:style-name="Index_20_Link" text:visited-style-name="Index_20_Link">Управление в главном меню<text:tab/>4</text:a></text:p>
          <text:p text:style-name="P122"><text:a xlink:type="simple" xlink:href="#__RefHeading__7508_2044125182" text:style-name="Index_20_Link" text:visited-style-name="Index_20_Link">Горячие клавиши главного меню<text:tab/>4</text:a></text:p>
          <text:p text:style-name="P122"><text:a xlink:type="simple" xlink:href="#__RefHeading__7510_2044125182" text:style-name="Index_20_Link" text:visited-style-name="Index_20_Link">Горячие клавиши меню Service<text:tab/>5</text:a></text:p>
          <text:p text:style-name="P121"><text:a xlink:type="simple" xlink:href="#__RefHeading__7549_2044125182" text:style-name="Index_20_Link" text:visited-style-name="Index_20_Link">Setup<text:tab/>5</text:a></text:p>
          <text:p text:style-name="P121"><text:a xlink:type="simple" xlink:href="#__RefHeading__7551_2044125182" text:style-name="Index_20_Link" text:visited-style-name="Index_20_Link">File browser<text:tab/>6</text:a></text:p>
          <text:p text:style-name="P121"><text:a xlink:type="simple" xlink:href="#__RefHeading__7512_2044125182" text:style-name="Index_20_Link" text:visited-style-name="Index_20_Link">Просмотр SCL и TRD образов и запуск Basic файлов<text:tab/>6</text:a></text:p>
          <text:p text:style-name="P121"><text:a xlink:type="simple" xlink:href="#__RefHeading__7514_2044125182" text:style-name="Index_20_Link" text:visited-style-name="Index_20_Link">Автомонтирование TRD образов<text:tab/>7</text:a></text:p>
          <text:p text:style-name="P121"><text:a xlink:type="simple" xlink:href="#__RefHeading__7516_2044125182" text:style-name="Index_20_Link" text:visited-style-name="Index_20_Link">Загрузка IS-DOS с винчестера<text:tab/>7</text:a></text:p>
          <text:p text:style-name="P121"><text:a xlink:type="simple" xlink:href="#__RefHeading__7518_2044125182" text:style-name="Index_20_Link" text:visited-style-name="Index_20_Link">Обновление FLASH ROM<text:tab/>7</text:a></text:p>
          <text:p text:style-name="P121"><text:a xlink:type="simple" xlink:href="#__RefHeading__7520_2044125182" text:style-name="Index_20_Link" text:visited-style-name="Index_20_Link">Изменение шрифта для текстового видео режима<text:tab/>8</text:a></text:p>
          <text:p text:style-name="P121"><text:a xlink:type="simple" xlink:href="#__RefHeading__7522_2044125182" text:style-name="Index_20_Link" text:visited-style-name="Index_20_Link">Выбор альтернативных прошивок<text:tab/>8</text:a></text:p>
          <text:p text:style-name="P121"><text:a xlink:type="simple" xlink:href="#__RefHeading__7524_2044125182" text:style-name="Index_20_Link" text:visited-style-name="Index_20_Link">Выбор TRD, SCL и FDI образов<text:tab/>8</text:a></text:p>
          <text:p text:style-name="P121"><text:a xlink:type="simple" xlink:href="#__RefHeading__7526_2044125182" text:style-name="Index_20_Link" text:visited-style-name="Index_20_Link">Загрузка с ленты и ее эмуляция<text:tab/>9</text:a></text:p>
          <text:p text:style-name="P121"><text:a xlink:type="simple" xlink:href="#__RefHeading__7350_855835153" text:style-name="Index_20_Link" text:visited-style-name="Index_20_Link">Альтернативные Basic 48 и Basic 128<text:tab/>9</text:a></text:p>
          <text:p text:style-name="P121"><text:a xlink:type="simple" xlink:href="#__RefHeading__7352_855835153" text:style-name="Index_20_Link" text:visited-style-name="Index_20_Link">Запуск HOBETA, SNA и SPG файлов<text:tab/>9</text:a></text:p>
          <text:p text:style-name="P122"><text:a xlink:type="simple" xlink:href="#__RefHeading__7530_2044125182" text:style-name="Index_20_Link" text:visited-style-name="Index_20_Link">Состояние памяти при запуске HOBETA файлов<text:tab/>9</text:a></text:p>
          <text:p text:style-name="P121"><text:a xlink:type="simple" xlink:href="#__RefHeading___Toc8370_3240954699" text:style-name="Index_20_Link" text:visited-style-name="Index_20_Link">Просмотр подключенных устройств IDE<text:tab/>9</text:a></text:p>
          <text:p text:style-name="P121"><text:a xlink:type="simple" xlink:href="#__RefHeading___Toc8636_4278257639" text:style-name="Index_20_Link" text:visited-style-name="Index_20_Link">Резидент<text:tab/>10</text:a></text:p>
          <text:p text:style-name="P121"><text:a xlink:type="simple" xlink:href="#__RefHeading__7532_2044125182" text:style-name="Index_20_Link" text:visited-style-name="Index_20_Link">Редактор ячеек CMOS<text:tab/>10</text:a></text:p>
          <text:p text:style-name="P121"><text:a xlink:type="simple" xlink:href="#__RefHeading__7534_2044125182" text:style-name="Index_20_Link" text:visited-style-name="Index_20_Link">Тестирование PC клавиатуры<text:tab/>10</text:a></text:p>
          <text:p text:style-name="P121"><text:a xlink:type="simple" xlink:href="#__RefHeading__7536_2044125182" text:style-name="Index_20_Link" text:visited-style-name="Index_20_Link">Кнопка NMI<text:tab/>10</text:a></text:p>
          <text:p text:style-name="P121"><text:a xlink:type="simple" xlink:href="#__RefHeading__7538_2044125182" text:style-name="Index_20_Link" text:visited-style-name="Index_20_Link">Режим ATM CP/M<text:tab/>10</text:a></text:p>
          <text:p text:style-name="P121"><text:a xlink:type="simple" xlink:href="#__RefHeading__7540_2044125182" text:style-name="Index_20_Link" text:visited-style-name="Index_20_Link">Часы и CMOS<text:tab/>11</text:a></text:p>
          <text:p text:style-name="P121"><text:a xlink:type="simple" xlink:href="#__RefHeading__7542_2044125182" text:style-name="Index_20_Link" text:visited-style-name="Index_20_Link">Формат RAM диска<text:tab/>12</text:a></text:p>
          <text:p text:style-name="P120"><text:a xlink:type="simple" xlink:href="#__RefHeading__7553_2044125182" text:style-name="Index_20_Link" text:visited-style-name="Index_20_Link">Описание EVO-DOS v0.51<text:tab/>13</text:a></text:p>
          <text:p text:style-name="P121"><text:a xlink:type="simple" xlink:href="#__RefHeading__7555_2044125182" text:style-name="Index_20_Link" text:visited-style-name="Index_20_Link">Удаленные возможности<text:tab/>13</text:a></text:p>
          <text:p text:style-name="P121"><text:a xlink:type="simple" xlink:href="#__RefHeading__7557_2044125182" text:style-name="Index_20_Link" text:visited-style-name="Index_20_Link">Добавленные возможности<text:tab/>13</text:a></text:p>
          <text:p text:style-name="P120"><text:a xlink:type="simple" xlink:href="#__RefHeading__7559_2044125182" text:style-name="Index_20_Link" text:visited-style-name="Index_20_Link">Внешняя утилита обновления FlashROM<text:tab/>15</text:a></text:p>
          <text:p text:style-name="P120"><text:a xlink:type="simple" xlink:href="#__RefHeading__7580_2044125182" text:style-name="Index_20_Link" text:visited-style-name="Index_20_Link">Вызовы RST 8<text:tab/>16</text:a></text:p>
          <text:p text:style-name="P121"><text:a xlink:type="simple" xlink:href="#__RefHeading__7582_2044125182" text:style-name="Index_20_Link" text:visited-style-name="Index_20_Link">Основные вызовы<text:tab/>16</text:a></text:p>
          <text:p text:style-name="P123"><text:a xlink:type="simple" xlink:href="#__RefHeading__6866_904266311" text:style-name="Index_20_Link" text:visited-style-name="Index_20_Link">Инициализация принтера подключаемого через порты AY.<text:tab/>16</text:a></text:p>
          <text:p text:style-name="P123"><text:a xlink:type="simple" xlink:href="#__RefHeading__6868_904266311" text:style-name="Index_20_Link" text:visited-style-name="Index_20_Link">Печать символа на AY принтере.<text:tab/>16</text:a></text:p>
          <text:p text:style-name="P123"><text:a xlink:type="simple" xlink:href="#__RefHeading__6870_904266311" text:style-name="Index_20_Link" text:visited-style-name="Index_20_Link">Печать токена Бейсика на AY принтере.<text:tab/>16</text:a></text:p>
          <text:p text:style-name="P123"><text:a xlink:type="simple" xlink:href="#__RefHeading__6872_904266311" text:style-name="Index_20_Link" text:visited-style-name="Index_20_Link">Печать экранной области на AY принтере.<text:tab/>16</text:a></text:p>
          <text:p text:style-name="P123"><text:a xlink:type="simple" xlink:href="#__RefHeading__6874_904266311" text:style-name="Index_20_Link" text:visited-style-name="Index_20_Link">Инициализация эмуляции работы с лентой.<text:tab/>17</text:a></text:p>
          <text:p text:style-name="P123"><text:a xlink:type="simple" xlink:href="#__RefHeading__6876_904266311" text:style-name="Index_20_Link" text:visited-style-name="Index_20_Link">Вызов эмуляции работы с лентой.<text:tab/>17</text:a></text:p>
          <text:p text:style-name="P123"><text:a xlink:type="simple" xlink:href="#__RefHeading__6878_904266311" text:style-name="Index_20_Link" text:visited-style-name="Index_20_Link">Рисование окна на экране.<text:tab/>17</text:a></text:p>
          <text:p text:style-name="P123"><text:a xlink:type="simple" xlink:href="#__RefHeading__6880_904266311" text:style-name="Index_20_Link" text:visited-style-name="Index_20_Link">Печать текстовой строки с управляющими кодами<text:tab/>17</text:a></text:p>
          <text:p text:style-name="P123"><text:a xlink:type="simple" xlink:href="#__RefHeading__6882_904266311" text:style-name="Index_20_Link" text:visited-style-name="Index_20_Link">Печать символа на экране<text:tab/>17</text:a></text:p>
          <text:p text:style-name="P123"><text:a xlink:type="simple" xlink:href="#__RefHeading__6884_904266311" text:style-name="Index_20_Link" text:visited-style-name="Index_20_Link">Сдвиг окна вверх с цветом или без цвета.<text:tab/>18</text:a></text:p>
          <text:p text:style-name="P123"><text:a xlink:type="simple" xlink:href="#__RefHeading__6886_904266311" text:style-name="Index_20_Link" text:visited-style-name="Index_20_Link">Сдвиг окна вниз с цветом или без цвета.<text:tab/>18</text:a></text:p>
          <text:p text:style-name="P123"><text:a xlink:type="simple" xlink:href="#__RefHeading__6888_904266311" text:style-name="Index_20_Link" text:visited-style-name="Index_20_Link">Установка частоты процессора, видеорежима и модели памяти.<text:tab/>18</text:a></text:p>
          <text:p text:style-name="P123"><text:a xlink:type="simple" xlink:href="#__RefHeading___Toc7909_410474887" text:style-name="Index_20_Link" text:visited-style-name="Index_20_Link">Математические функции<text:tab/>18</text:a></text:p>
          <text:p text:style-name="P123"><text:soft-page-break/><text:a xlink:type="simple" xlink:href="#__RefHeading___Toc8323_2230053599" text:style-name="Index_20_Link" text:visited-style-name="Index_20_Link">Получение номера версии прошивки.<text:tab/>20</text:a></text:p>
          <text:p text:style-name="P123"><text:a xlink:type="simple" xlink:href="#__RefHeading__6890_904266311" text:style-name="Index_20_Link" text:visited-style-name="Index_20_Link">Вызов менеджера устройств<text:tab/>20</text:a></text:p>
          <text:p text:style-name="P123"><text:a xlink:type="simple" xlink:href="#__RefHeading__6892_904266311" text:style-name="Index_20_Link" text:visited-style-name="Index_20_Link">Вызов FAT драйвера<text:tab/>20</text:a></text:p>
          <text:p text:style-name="P123"><text:a xlink:type="simple" xlink:href="#__RefHeading__6894_904266311" text:style-name="Index_20_Link" text:visited-style-name="Index_20_Link">Вызов сортировщика найденных файлов<text:tab/>21</text:a></text:p>
          <text:p text:style-name="P123"><text:a xlink:type="simple" xlink:href="#__RefHeading__6896_904266311" text:style-name="Index_20_Link" text:visited-style-name="Index_20_Link">Вызов подпрограмм работы с примонтированными образами.<text:tab/>21</text:a></text:p>
          <text:p text:style-name="P123"><text:a xlink:type="simple" xlink:href="#__RefHeading__6898_904266311" text:style-name="Index_20_Link" text:visited-style-name="Index_20_Link">Монтирование образа.<text:tab/>21</text:a></text:p>
          <text:p text:style-name="P123"><text:a xlink:type="simple" xlink:href="#__RefHeading__6900_904266311" text:style-name="Index_20_Link" text:visited-style-name="Index_20_Link">Чтение/запись примонтированных образов.<text:tab/>21</text:a></text:p>
          <text:p text:style-name="P123"><text:a xlink:type="simple" xlink:href="#__RefHeading__6902_904266311" text:style-name="Index_20_Link" text:visited-style-name="Index_20_Link">Поиск монтируемых образов прописанных в файле IMAGE.MNT<text:tab/>21</text:a></text:p>
          <text:p text:style-name="P123"><text:a xlink:type="simple" xlink:href="#__RefHeading__6904_904266311" text:style-name="Index_20_Link" text:visited-style-name="Index_20_Link">Получение описателей примонтированных образов<text:tab/>22</text:a></text:p>
          <text:p text:style-name="P123"><text:a xlink:type="simple" xlink:href="#__RefHeading__6906_904266311" text:style-name="Index_20_Link" text:visited-style-name="Index_20_Link">Демонтирование образов.<text:tab/>22</text:a></text:p>
          <text:p text:style-name="P123"><text:a xlink:type="simple" xlink:href="#__RefHeading__6908_904266311" text:style-name="Index_20_Link" text:visited-style-name="Index_20_Link">Загрузка образа в рамдиск.<text:tab/>22</text:a></text:p>
          <text:p text:style-name="P123"><text:a xlink:type="simple" xlink:href="#__RefHeading___Toc8144_2723042641" text:style-name="Index_20_Link" text:visited-style-name="Index_20_Link">Функция отсутствует.<text:tab/>23</text:a></text:p>
          <text:p text:style-name="P123"><text:a xlink:type="simple" xlink:href="#__RefHeading___Toc8146_2723042641" text:style-name="Index_20_Link" text:visited-style-name="Index_20_Link">Получение описателя файла загруженного в рамдиск.<text:tab/>23</text:a></text:p>
          <text:p text:style-name="P123"><text:a xlink:type="simple" xlink:href="#__RefHeading___Toc8148_2723042641" text:style-name="Index_20_Link" text:visited-style-name="Index_20_Link">Проверка примонтированного образа на указанной букве.<text:tab/>23</text:a></text:p>
          <text:p text:style-name="P123"><text:a xlink:type="simple" xlink:href="#__RefHeading___Toc8150_2723042641" text:style-name="Index_20_Link" text:visited-style-name="Index_20_Link">Получение битов смонтированных дисков.<text:tab/>23</text:a></text:p>
          <text:p text:style-name="P123"><text:a xlink:type="simple" xlink:href="#__RefHeading___Toc8152_2723042641" text:style-name="Index_20_Link" text:visited-style-name="Index_20_Link">Монтирование рамдиска<text:tab/>23</text:a></text:p>
          <text:p text:style-name="P123"><text:a xlink:type="simple" xlink:href="#__RefHeading__6910_904266311" text:style-name="Index_20_Link" text:visited-style-name="Index_20_Link">Установка загрузчика Hobeta и SPG файлов<text:tab/>23</text:a></text:p>
          <text:p text:style-name="P123"><text:a xlink:type="simple" xlink:href="#__RefHeading__6912_904266311" text:style-name="Index_20_Link" text:visited-style-name="Index_20_Link">Работа с ячейками CMOS<text:tab/>24</text:a></text:p>
          <text:p text:style-name="P123"><text:a xlink:type="simple" xlink:href="#__RefHeading__6914_904266311" text:style-name="Index_20_Link" text:visited-style-name="Index_20_Link">Проверка CRC CMOS<text:tab/>24</text:a></text:p>
          <text:p text:style-name="P123"><text:a xlink:type="simple" xlink:href="#__RefHeading__6916_904266311" text:style-name="Index_20_Link" text:visited-style-name="Index_20_Link">Чтение ячейки CMOS<text:tab/>24</text:a></text:p>
          <text:p text:style-name="P123"><text:a xlink:type="simple" xlink:href="#__RefHeading__6918_904266311" text:style-name="Index_20_Link" text:visited-style-name="Index_20_Link">Запись ячейки CMOS.<text:tab/>24</text:a></text:p>
          <text:p text:style-name="P123"><text:a xlink:type="simple" xlink:href="#__RefHeading__6920_904266311" text:style-name="Index_20_Link" text:visited-style-name="Index_20_Link">Принудительный сброс настроек до дефолтных значений.<text:tab/>24</text:a></text:p>
          <text:p text:style-name="P123"><text:a xlink:type="simple" xlink:href="#__RefHeading___Toc7911_410474887" text:style-name="Index_20_Link" text:visited-style-name="Index_20_Link">Установка палитры.<text:tab/>25</text:a></text:p>
          <text:p text:style-name="P123"><text:a xlink:type="simple" xlink:href="#__RefHeading___Toc7913_410474887" text:style-name="Index_20_Link" text:visited-style-name="Index_20_Link">Установка шрифта.<text:tab/>25</text:a></text:p>
          <text:p text:style-name="P121"><text:a xlink:type="simple" xlink:href="#__RefHeading__7584_2044125182" text:style-name="Index_20_Link" text:visited-style-name="Index_20_Link">Функции менеджера устройств<text:tab/>25</text:a></text:p>
          <text:p text:style-name="P123"><text:a xlink:type="simple" xlink:href="#__RefHeading__6922_904266311" text:style-name="Index_20_Link" text:visited-style-name="Index_20_Link">Поиск и инициализация драйверов устройств.<text:tab/>25</text:a></text:p>
          <text:p text:style-name="P123"><text:a xlink:type="simple" xlink:href="#__RefHeading__6924_904266311" text:style-name="Index_20_Link" text:visited-style-name="Index_20_Link">Выбор раздела.<text:tab/>25</text:a></text:p>
          <text:p text:style-name="P123"><text:a xlink:type="simple" xlink:href="#__RefHeading___Toc7915_410474887" text:style-name="Index_20_Link" text:visited-style-name="Index_20_Link">Получение количества найденных разделов, номер текущего и его тип.<text:tab/>26</text:a></text:p>
          <text:p text:style-name="P123"><text:a xlink:type="simple" xlink:href="#__RefHeading__6928_904266311" text:style-name="Index_20_Link" text:visited-style-name="Index_20_Link">Получить таблицу найденных разделов.<text:tab/>26</text:a></text:p>
          <text:p text:style-name="P123"><text:a xlink:type="simple" xlink:href="#__RefHeading___Toc7917_410474887" text:style-name="Index_20_Link" text:visited-style-name="Index_20_Link">Вызов драйвера выбранного устройства.<text:tab/>27</text:a></text:p>
          <text:p text:style-name="P123"><text:a xlink:type="simple" xlink:href="#__RefHeading___Toc7919_410474887" text:style-name="Index_20_Link" text:visited-style-name="Index_20_Link">Установка битов устройства для вызова драйвера HDD.<text:tab/>27</text:a></text:p>
          <text:p text:style-name="P123"><text:a xlink:type="simple" xlink:href="#__RefHeading__6934_904266311" text:style-name="Index_20_Link" text:visited-style-name="Index_20_Link">Контроль наличия SD карт.<text:tab/>27</text:a></text:p>
          <text:p text:style-name="P123"><text:a xlink:type="simple" xlink:href="#__RefHeading__6936_904266311" text:style-name="Index_20_Link" text:visited-style-name="Index_20_Link">Прямой вызов драйвера HDD.<text:tab/>27</text:a></text:p>
          <text:p text:style-name="P123"><text:a xlink:type="simple" xlink:href="#__RefHeading___Toc7921_410474887" text:style-name="Index_20_Link" text:visited-style-name="Index_20_Link">Полная переинициализация раздела.<text:tab/>27</text:a></text:p>
          <text:p text:style-name="P121"><text:a xlink:type="simple" xlink:href="#__RefHeading__7586_2044125182" text:style-name="Index_20_Link" text:visited-style-name="Index_20_Link">Функции FAT драйвера<text:tab/>27</text:a></text:p>
          <text:p text:style-name="P123"><text:a xlink:type="simple" xlink:href="#__RefHeading__6938_904266311" text:style-name="Index_20_Link" text:visited-style-name="Index_20_Link">Инициализация переменных текущего выбранного раздела.<text:tab/>27</text:a></text:p>
          <text:p text:style-name="P123"><text:a xlink:type="simple" xlink:href="#__RefHeading__6940_904266311" text:style-name="Index_20_Link" text:visited-style-name="Index_20_Link">Получение описателя файла.<text:tab/>27</text:a></text:p>
          <text:p text:style-name="P123"><text:a xlink:type="simple" xlink:href="#__RefHeading__6942_904266311" text:style-name="Index_20_Link" text:visited-style-name="Index_20_Link">Вход в директорию/выход в предыдущую директорию.<text:tab/>28</text:a></text:p>
          <text:p text:style-name="P123"><text:a xlink:type="simple" xlink:href="#__RefHeading___Toc8348_1791399199" text:style-name="Index_20_Link" text:visited-style-name="Index_20_Link">Получение текущего пути.<text:tab/>28</text:a></text:p>
          <text:p text:style-name="P123"><text:a xlink:type="simple" xlink:href="#__RefHeading__6944_904266311" text:style-name="Index_20_Link" text:visited-style-name="Index_20_Link">Получение длинного имени файла.<text:tab/>28</text:a></text:p>
          <text:p text:style-name="P123"><text:a xlink:type="simple" xlink:href="#__RefHeading__6946_904266311" text:style-name="Index_20_Link" text:visited-style-name="Index_20_Link">Поиск файла/директории по имени.<text:tab/>28</text:a></text:p>
          <text:p text:style-name="P123"><text:a xlink:type="simple" xlink:href="#__RefHeading__6948_904266311" text:style-name="Index_20_Link" text:visited-style-name="Index_20_Link">Поиск всех файлов и директорий в текущей директории.<text:tab/>29</text:a></text:p>
          <text:p text:style-name="P123"><text:a xlink:type="simple" xlink:href="#__RefHeading__6950_904266311" text:style-name="Index_20_Link" text:visited-style-name="Index_20_Link">Установка расширений файла для поиска (до 16 расширений).<text:tab/>29</text:a></text:p>
          <text:p text:style-name="P123"><text:a xlink:type="simple" xlink:href="#__RefHeading__6952_904266311" text:style-name="Index_20_Link" text:visited-style-name="Index_20_Link">Открытие файла.<text:tab/>29</text:a></text:p>
          <text:p text:style-name="P123"><text:a xlink:type="simple" xlink:href="#__RefHeading__6954_904266311" text:style-name="Index_20_Link" text:visited-style-name="Index_20_Link">Последовательное чтение открытого файла.<text:tab/>29</text:a></text:p>
          <text:p text:style-name="P123"><text:a xlink:type="simple" xlink:href="#__RefHeading__6956_904266311" text:style-name="Index_20_Link" text:visited-style-name="Index_20_Link">Создание таблицы кластеров текущей директории.<text:tab/>29</text:a></text:p>
          <text:p text:style-name="P123"><text:a xlink:type="simple" xlink:href="#__RefHeading__6958_904266311" text:style-name="Index_20_Link" text:visited-style-name="Index_20_Link">Работа с текущей позицией в текущей директории.<text:tab/>30</text:a></text:p>
          <text:p text:style-name="P121"><text:a xlink:type="simple" xlink:href="#__RefHeading__7588_2044125182" text:style-name="Index_20_Link" text:visited-style-name="Index_20_Link">Рисование окна по описателю<text:tab/>30</text:a></text:p>
          <text:p text:style-name="P121"><text:a xlink:type="simple" xlink:href="#__RefHeading__7590_2044125182" text:style-name="Index_20_Link" text:visited-style-name="Index_20_Link">Печать текстовой строки<text:tab/>31</text:a></text:p>
          <text:p text:style-name="P120"><text:a xlink:type="simple" xlink:href="#__RefHeading__7561_2044125182" text:style-name="Index_20_Link" text:visited-style-name="Index_20_Link">История версий EVO Reset Service<text:tab/>32</text:a></text:p>
          <text:p text:style-name="P120"><text:a xlink:type="simple" xlink:href="#__RefHeading__7563_2044125182" text:style-name="Index_20_Link" text:visited-style-name="Index_20_Link">История версий EVO-DOS<text:tab/>45</text:a></text:p>
          <text:p text:style-name="P120"><text:a xlink:type="simple" xlink:href="#__RefHeading__7565_2044125182" text:style-name="Index_20_Link" text:visited-style-name="Index_20_Link">История версий ProfROM v4<text:tab/>50</text:a></text:p>
        </text:index-body>
      </text:table-of-content>
      <text:p text:style-name="P6"/>
      <text:p text:style-name="P39"><text:date style:data-style-name="N80" text:date-value="2020-03-03T23:10:47.142999828">3. мар. 2020</text:date></text:p>
      <text:h text:style-name="P128" text:outline-level="1"><text:bookmark-start text:name="Описание сервис прошивки «EVO Reset Service»"/><text:bookmark-start text:name="__RefHeading__7496_2044125182"/><text:soft-page-break/>Описание сервис прошивки <text:span text:style-name="T14">«</text:span><text:span text:style-name="T1">EVO Reset Service</text:span><text:span text:style-name="T14">»</text:span><text:bookmark-end text:name="Описание сервис прошивки «EVO Reset Service»"/><text:span text:style-name="T14"> </text:span><text:span text:style-name="T1">v 0.</text:span><text:span text:style-name="T14">58.</text:span><text:span text:style-name="T7">1</text:span><text:span text:style-name="T74">5</text:span><text:bookmark-end text:name="__RefHeading__7496_2044125182"/></text:h>
      <text:h text:style-name="P130" text:outline-level="2"><text:bookmark-start text:name="__RefHeading__7498_2044125182"/>Системные требования<text:bookmark-end text:name="__RefHeading__7498_2044125182"/></text:h>
      <text:p text:style-name="P55"/>
      <text:p text:style-name="P53"><text:span text:style-name="T14">Только</text:span> <text:bookmark-start text:name="Системные требования"/>P<text:bookmark-end text:name="Системные требования"/>entEvo <text:span text:style-name="T14">4Мб с прошивкой </text:span>FPGA Baseconf;</text:p>
      <text:p text:style-name="P54">контроллер <text:span text:style-name="T1">TR-DOS </text:span><text:span text:style-name="T14">с прошивкой </text:span><text:span text:style-name="T1">EVO-DOS;</text:span></text:p>
      <text:p text:style-name="P55">поддерживается загрузка с:</text:p>
      <text:p text:style-name="P55"><text:tab/>дисковода с дискетой в формате <text:span text:style-name="T1">TR-DOS</text:span>;</text:p>
      <text:p text:style-name="P55"><text:tab/><text:span text:style-name="T1">c SD </text:span>карты <text:span text:style-name="T1">NeoGS </text:span>отформатированная в <text:span text:style-name="T1">FAT;</text:span></text:p>
      <text:p text:style-name="P53"><text:span text:style-name="T14"><text:tab/>с </text:span>SD <text:span text:style-name="T14">карты </text:span>Z-контроллера <text:span text:style-name="T14">(на </text:span>PentEvo <text:span text:style-name="T14">интегрирована</text:span>) <text:span text:style-name="T14">отформатированная в </text:span>FAT;</text:p>
      <text:p text:style-name="P53"><text:tab/><text:span text:style-name="T14">с винчестера подключенного </text:span>по схеме Nemo отформатированн<text:span text:style-name="T14">ый в </text:span>FAT<text:span text:style-name="T14">.</text:span> <text:span text:style-name="T14">Поддерживаются только основные (</text:span>Primary<text:span text:style-name="T14">) разделы.</text:span></text:p>
      <text:h text:style-name="P130"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0">----------------------------------------------------------------<text:span text:style-name="T14">----------------------</text:span>---------------<text:span text:style-name="T14">------------------------</text:span></text:p>
      <text:p text:style-name="P40"/>
      <text:p text:style-name="P5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0"/>
      <text:p text:style-name="P40">TR-DOS 6.12E <text:span text:style-name="T14">входящий в состав </text:span>Gluk Reset Service <text:span text:style-name="T14">начиная с версии </text:span>EVO Reset Service 0.54 <text:span text:style-name="T14">имеет доступ рамдиску основной прошивки </text:span>(<text:span text:style-name="T14">не к примонтированным образам).</text:span></text:p>
      <text:p text:style-name="P41">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0">File browser <text:span text:style-name="T14">показывает только найденные директории и файлы </text:span>c <text:span text:style-name="T14">расширениями </text:span>TRD, SCL, FDI, TAP, $C, SPG<text:span text:style-name="T14">, </text:span>FNT <text:span text:style-name="T14">и количеством не более 2048 штук. При большем количестве будут показаны только первые 2048 директорий/файлов.</text:span></text:p>
      <text:p text:style-name="P40"><text:span text:style-name="T14">Образы </text:span>TRD <text:span text:style-name="T14">могут быть загружены в рамдиск или примонтированы, образы </text:span>FDI <text:span text:style-name="T14">и</text:span> SCL <text:span text:style-name="T14">всегда только загружаются в рам диск.</text:span></text:p>
      <text:p text:style-name="P51">После обновления содержимого <text:span text:style-name="T1">FlashROM </text:span>рекомендуется нажать кнопку сброс!</text:p>
      <text:p text:style-name="P51"/>
      <text:p text:style-name="P40">-----------------------------------------------------------------------------------------------------------------------------</text:p>
      <text:h text:style-name="P130"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32" text:outline-level="3"><text:bookmark-start text:name="Кнопки клавиатуры+RESET"/><text:bookmark-start text:name="__RefHeading__7504_2044125182"/><text:span text:style-name="T31">Кнопки клавиатуры+</text:span><text:span text:style-name="T1">RESET</text:span><text:bookmark-end text:name="Кнопки клавиатуры+RESET"/><text:bookmark-end text:name="__RefHeading__7504_2044125182"/></text:h>
      <text:p text:style-name="P43">Любая буквенная клавиша (кроме ниже описанных<text:span text:style-name="T1">)</text:span>-выводит на экран краткую помощь.</text:p>
      <text:p text:style-name="P48"><text:span text:style-name="T32">CS</text:span>-<text:span text:style-name="T14">перезапуск страницы </text:span>ROM<text:span text:style-name="T14"> </text:span>Basic 128.</text:p>
      <text:p text:style-name="P48"><text:span text:style-name="T32">SS</text:span><text:span text:style-name="T14">-перезапуск страницы </text:span>ROM<text:span text:style-name="T14"> </text:span>Basic<text:span text:style-name="T14"> </text:span>48<text:span text:style-name="T14">.</text:span></text:p>
      <text:p text:style-name="P48"><text:span text:style-name="T32">D</text:span>-<text:span text:style-name="T14">запуск </text:span>DEMO “GRASS” by PSB^Hallowen.</text:p>
      <text:p text:style-name="P48"><text:span text:style-name="T32">C</text:span>-<text:span text:style-name="T14">таблица цветов (клавиши </text:span>SPACE <text:span text:style-name="T14">или </text:span>ENTER <text:span text:style-name="T14">изменение цвета бордюра.</text:span></text:p>
      <text:p text:style-name="P49">H<text:span text:style-name="T33">-</text:span><text:span text:style-name="T15">вывод на экран странички помощи.</text:span></text:p>
      <text:p text:style-name="P48"><text:span text:style-name="T32">S</text:span>-CMOS Setup.</text:p>
      <text:p text:style-name="P48"><text:span text:style-name="T32">0</text:span>-<text:span text:style-name="T14">возврат в </text:span>EVO Reset Service <text:span text:style-name="T14">из дополнительных прошивок.</text:span></text:p>
      <text:p text:style-name="P43">Любые 2 и более нажатых клавиш запускают проверку нажатых клавиш.</text:p>
      <text:h text:style-name="P132"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48"><text:span text:style-name="T1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2"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08"><draw:frame draw:style-name="fr4" draw:name="Изображение4" text:anchor-type="paragraph" svg:width="11.37cm" style:rel-width="60%" svg:height="6.65cm" style:rel-height="25%" draw:z-index="1"><draw:image xlink:href="../images/main_menu.PNG" xlink:type="simple" xlink:show="embed" xlink:actuate="onLoad" draw:filter-name="&lt;Все изображения&gt;" loext:mime-type="image/png"/></draw:frame></text:p>
      <text:p text:style-name="P48"><text:span text:style-name="T32">1...4</text:span>-<text:span text:style-name="T14">выбор дисковода;</text:span></text:p>
      <text:p text:style-name="P48"><text:span text:style-name="T32">V</text:span>-<text:span text:style-name="T14">перебирает по кругу все реальные дисководы;</text:span></text:p>
      <text:p text:style-name="P49">Y-<text:span text:style-name="T15">перебирает по кругу все виртуальные дисководы;</text:span></text:p>
      <text:p text:style-name="P48"><text:span text:style-name="T32">W</text:span><text:span text:style-name="T14">-перебирает режимы </text:span>TURBO 3,5-7-14 <text:span text:style-name="T14">МГц;</text:span></text:p>
      <text:p text:style-name="P49">L<text:span text:style-name="T14">-</text:span><text:span text:style-name="T15">переключение загрузки с магнитофонного входа или эмуляция загрузки;</text:span></text:p>
      <text:p text:style-name="P49">G<text:span text:style-name="T33">-</text:span><text:span text:style-name="T15">выбор куда будет производиться переход по нажатию </text:span><text:span text:style-name="T33">RESET;</text:span></text:p>
      <text:p text:style-name="P49">E<text:span text:style-name="T33">-</text:span><text:span text:style-name="T15">разрешение перезагрузки шрифта для текстмода из ПЗУ;</text:span></text:p>
      <text:p text:style-name="P49">J<text:span text:style-name="T33">-</text:span><text:span text:style-name="T15">выбор типа шрифта из ПЗУ;</text:span></text:p>
      <text:p text:style-name="P49">M<text:span text:style-name="T15">-перебирает по кругу переключение режимов памяти </text:span><text:span text:style-name="T33">ALL/128/48;</text:span></text:p>
      <text:p text:style-name="P48"><text:span text:style-name="T32">Z</text:span>-<text:span text:style-name="T14">вызов загрузчика с </text:span>TR-DOS <text:span text:style-name="T14">дискеты;</text:span></text:p>
      <text:p text:style-name="P48"><text:span text:style-name="T32">F</text:span><text:span text:style-name="T14">-вызов выбора файлов с </text:span>FAT <text:span text:style-name="T14">устройства;</text:span></text:p>
      <text:p text:style-name="P48"><text:span text:style-name="T32">T</text:span><text:span text:style-name="T14">-вызов загрузки с ленты (имитация команды </text:span>LOAD “”)<text:span text:style-name="T14">;</text:span></text:p>
      <text:p text:style-name="P48"><text:span text:style-name="T32">B</text:span><text:span text:style-name="T14">-вызов загрузчика с </text:span>CD <text:span text:style-name="T14">диска (старая функция оставшаяся от </text:span>GLUK<text:span text:style-name="T14">а);</text:span></text:p>
      <text:p text:style-name="P48"><text:span text:style-name="T32">D</text:span><text:span text:style-name="T14">-вызов загрузчика с </text:span>HDD;</text:p>
      <text:p text:style-name="P143">5-<text:span text:style-name="T15">запуск </text:span><text:span text:style-name="T33">HoBeta </text:span><text:span text:style-name="T15">файла с фиксированным именем «</text:span><text:span text:style-name="T33">sd_boot.$C</text:span><text:span text:style-name="T15">» </text:span><text:span text:style-name="T33">c SD </text:span><text:span text:style-name="T15">карты (файл должен находиться в корне карточки);</text:span></text:p>
      <text:p text:style-name="P48"><text:span text:style-name="T32">X-</text:span><text:span text:style-name="T14">запуск </text:span>Perfect commander;</text:p>
      <text:p text:style-name="P48"><text:span text:style-name="T32">S</text:span><text:span text:style-name="T14">-сброс в </text:span>TR-DOS<text:span text:style-name="T14">;</text:span></text:p>
      <text:p text:style-name="P48"><text:span text:style-name="T32">I</text:span><text:span text:style-name="T14">-сброс в </text:span>Basic <text:span text:style-name="T14">48;</text:span></text:p>
      <text:p text:style-name="P48"><text:span text:style-name="T32">U</text:span><text:span text:style-name="T14">-сброс в </text:span>Basic <text:span text:style-name="T14">128;</text:span></text:p>
      <text:p text:style-name="P48"><text:span text:style-name="T32">R</text:span><text:span text:style-name="T14">-переход в меню </text:span>Service;</text:p>
      <text:p text:style-name="P48"><text:span text:style-name="T32">H</text:span>-<text:span text:style-name="T14">вызов страницы помощи;</text:span></text:p>
      <text:p text:style-name="P43"><text:span text:style-name="T3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3"><text:span text:style-name="T32">9</text:span>-включение/выключение отображения времени, даты.</text:p>
      <text:p text:style-name="P43"/>
      <text:p text:style-name="P43">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4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3">менять режим менеджера памяти компьютера нажатием на любое место текстовой строки <text:span text:style-name="T2">«Memory </text:span><text:soft-page-break/><text:span text:style-name="T2">Lock: off»</text:span><text:span text:style-name="T1"> (</text:span>принимает значения 48/128/<text:span text:style-name="T1">off);</text:span></text:p>
      <text:p text:style-name="P43">менять быстродействие нажатием на любое место текстовой строки <text:span text:style-name="T2">«Turbo Mode: </text:span><text:span text:style-name="T32">7.0</text:span><text:span text:style-name="T2">»</text:span> (принимает значение 3,5/7,0/14,0 мгц);</text:p>
      <text:p text:style-name="P43">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43">запускать файлы найденные на дискетах <text:span text:style-name="T1">TR-DOS </text:span>или на <text:span text:style-name="T1">FAT </text:span>устройствах.</text:p>
      <text:p text:style-name="P43"/>
      <text:h text:style-name="P132"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3"><draw:frame draw:style-name="fr3"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43"><text:span text:style-name="T2">R</text:span>-сброс <text:span text:style-name="T1">NeoGS </text:span>записью числа 128 в порт 51;</text:p>
      <text:p text:style-name="P48"><text:span text:style-name="T32">E</text:span>-<text:span text:style-name="T14">сброс содержимого </text:span>CMOS;</text:p>
      <text:p text:style-name="P43"><text:span text:style-name="T2">K</text:span>-форматирование виртуального<text:span text:style-name="T1"> </text:span>диска на 640 килобайт;</text:p>
      <text:p text:style-name="P49">V-<text:span text:style-name="T15">сброс в </text:span><text:span text:style-name="T33">Basic </text:span><text:span text:style-name="T15">48 с «оригинальным» (не патченным) ПЗУ</text:span><text:span text:style-name="T33">;</text:span></text:p>
      <text:p text:style-name="P49">B-<text:span text:style-name="T15">сброс в </text:span><text:span text:style-name="T33">Basic 128 </text:span><text:span text:style-name="T15">с «оригинальным» (не патченным) ПЗУ; </text:span></text:p>
      <text:p text:style-name="P43"><text:span text:style-name="T2">I</text:span>-форматирование виртуального<text:span text:style-name="T1"> </text:span>диска на 896 килобайт;</text:p>
      <text:p text:style-name="P48"><text:span text:style-name="T32">M</text:span>-<text:span text:style-name="T14">редактор </text:span>CMOS;</text:p>
      <text:p text:style-name="P48"><text:span text:style-name="T32">S</text:span><text:span text:style-name="T14">-тестер </text:span>PC <text:span text:style-name="T14">клавиатуры;</text:span></text:p>
      <text:p text:style-name="P49">D-<text:span text:style-name="T15">просмотр подключенных устройств </text:span><text:span text:style-name="T33">IDE;</text:span></text:p>
      <text:p text:style-name="P48"><text:span text:style-name="T32">C</text:span>-<text:span text:style-name="T14">вход в режим </text:span>ATM CP/M;</text:p>
      <text:p text:style-name="P49">T-<text:span text:style-name="T15">загрузка </text:span><text:span text:style-name="T33">IS-DOS </text:span><text:span text:style-name="T15">с винчестера;</text:span></text:p>
      <text:p text:style-name="P48"><text:span text:style-name="T32">F</text:span>-<text:span text:style-name="T14">загрузка и обновление </text:span>ROM<text:span text:style-name="T14"> (512 Кб);</text:span></text:p>
      <text:p text:style-name="P48"><text:span text:style-name="T32">U</text:span>-<text:span text:style-name="T14">загрузка и обновление </text:span>ROM <text:span text:style-name="T14">пользователя (64Кб);</text:span></text:p>
      <text:p text:style-name="P48"><text:span text:style-name="T32">N</text:span>-<text:span text:style-name="T14">демонтирование примонтированных </text:span>TRD <text:span text:style-name="T14">образов.</text:span></text:p>
      <text:p text:style-name="P48"><text:span text:style-name="T32">X</text:span>-<text:span text:style-name="T14">выход в основное меню.</text:span></text:p>
      <text:h text:style-name="P130" text:outline-level="2"><text:bookmark-start text:name="Setup"/><text:bookmark-start text:name="__RefHeading__7549_2044125182"/>Setup<text:bookmark-end text:name="Setup"/><text:bookmark-end text:name="__RefHeading__7549_2044125182"/></text:h>
      <text:p text:style-name="P108"><draw:frame draw:style-name="fr2" draw:name="Изображение2" text:anchor-type="paragraph" svg:width="6.632cm" style:rel-width="35%" svg:height="3.459cm" style:rel-height="13%" draw:z-index="3"><draw:image xlink:href="../images/setup.PNG" xlink:type="simple" xlink:show="embed" xlink:actuate="onLoad" loext:mime-type="image/png"/></draw:frame></text:p>
      <text:p text:style-name="P43">В этом меню доступно следующие настройки: </text:p>
      <text:p text:style-name="P43">включение/выключение звука при нажатии на клавиши (начинает работать сразу после выбора);</text:p>
      <text:p text:style-name="P43">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3">включение/выключение драйвера принтера для печати из <text:span text:style-name="T1">Basic;</text:span></text:p>
      <text:p text:style-name="P45">включение/отключение резидента для быстрого возврата по сбросу в программу сохранившую свое <text:soft-page-break/>состояние в верхней памяти;</text:p>
      <text:p text:style-name="P45">включение/выключение порчи резидента для обеспечения однократного возврата в программу сохраненную в верхней памяти;</text:p>
      <text:p text:style-name="P43">включение/выключение автозапуска <text:span text:style-name="T1">TAP </text:span>файлов при выборе в <text:span text:style-name="T1">File browser;</text:span></text:p>
      <text:p text:style-name="P43">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30" text:outline-level="2"><text:bookmark-start text:name="File browser"/><text:bookmark-start text:name="__RefHeading__7551_2044125182"/>File browser<text:bookmark-end text:name="File browser"/><text:bookmark-end text:name="__RefHeading__7551_2044125182"/></text:h>
      <text:p text:style-name="P43">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43">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3">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43">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3">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0"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3">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3">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3"><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43">При выборе монтирования для <text:span text:style-name="T1">TRD </text:span>образа буквы виртуального и реального дисковода будут <text:soft-page-break/>изменены на букву которая будет выбрана при монтировании с соответствующей перезаписью <text:span text:style-name="T1">CMOS.</text:span> </text:p>
      <text:p text:style-name="P43"/>
      <text:p text:style-name="P43">Примеры:</text:p>
      <text:p text:style-name="P43">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43">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0"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3">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3">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43">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3"/>
      <text:p text:style-name="P48">e<text:a xlink:type="simple" xlink:href="file:///E:/dir1/dir2/filename.ext" text:style-name="Internet_20_link" text:visited-style-name="Visited_20_Internet_20_Link">:/dir1/dir2/filename.ext</text:a> a:</text:p>
      <text:p text:style-name="P48"><text:a xlink:type="simple" xlink:href="file:///f:/dir3/filename.ext" text:style-name="Internet_20_link" text:visited-style-name="Visited_20_Internet_20_Link">f:/dir3/filename.ext</text:a> b:</text:p>
      <text:p text:style-name="P48"><text:a xlink:type="simple" xlink:href="file:///g:/filename.ext" text:style-name="Internet_20_link" text:visited-style-name="Visited_20_Internet_20_Link">g:/filename.ext</text:a> c:</text:p>
      <text:p text:style-name="P48"><text:a xlink:type="simple" xlink:href="file:///f:/dir4/filename.ext" text:style-name="Internet_20_link" text:visited-style-name="Visited_20_Internet_20_Link">f:/dir4/filename.ext</text:a> d:</text:p>
      <text:p text:style-name="P43"/>
      <text:p text:style-name="P43">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3">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0"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3">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0"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3">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3">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3">Начиная с версии 0.46 добавлена возможность обновления прошивки пользователя размером 64 Кб. <text:soft-page-break/>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3">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0"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3">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3">Начиная с версии 0.4 сделана возможность обновлять или не обновлять шрифт из ПЗУ каждый раз при нажатии сброса, опция <text:span text:style-name="T32">"E.Reload FONT"</text:span> <text:span text:style-name="T2">on</text:span><text:span text:style-name="T1"> </text:span>или <text:span text:style-name="T32">off</text:span>. И можно выбирать каким шрифтом можно обновлять из ПЗУ стандартный <text:span text:style-name="T1">ATM (KOI8) </text:span>или <text:span text:style-name="T1">CP866, </text:span>опция <text:span text:style-name="T32">"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30"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3">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43">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3">Для возврата к основной прошивке необходимо нажать и удерживать клавишу «0» и произвести сброс, после чего отпустить клавишу «0».</text:p>
      <text:h text:style-name="P130"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6"><text:span text:style-name="T33">Начиная с версии 0.21 добавлена загрузка образов (раскрытие образов) </text:span><text:span text:style-name="T3">TRD </text:span><text:span text:style-name="T33">и </text:span><text:span text:style-name="T3">SCL</text:span><text:span text:style-name="T33"> в память для виртуального дисковода для прошивки </text:span><text:span text:style-name="T3">EVO-DOS</text:span><text:span text:style-name="T33">. Начиная с версии 0.27 добавлена загрузка </text:span><text:span text:style-name="T3">FDI </text:span><text:span text:style-name="T33">образов. Предварительное форматирование рам диска для загрузки образов не требуется.</text:span></text:p>
      <text:p text:style-name="P46"><text:span text:style-name="T33">Начиная с версии 0.5 добавлена возможность монтировать образы </text:span><text:span text:style-name="T3">TRD </text:span><text:span text:style-name="T33">непосредственно с </text:span><text:span text:style-name="T3">FAT </text:span><text:span text:style-name="T33">устройств.</text:span></text:p>
      <text:p text:style-name="P46"><text:span text:style-name="T33">При выборе файлов с расширением </text:span><text:span text:style-name="T3">FDI </text:span><text:span text:style-name="T33">и </text:span><text:span text:style-name="T3">SCL </text:span><text:span text:style-name="T33">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33">будет предложена возможность примонтировать образ к букве дисковода или загрузить образ в рам диск. Для обрезанных</text:span><text:span text:style-name="T3"> TRD</text:span><text:span text:style-name="T33">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43"><text:s/></text:p>
      <text:p text:style-name="P43"><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46"><text:span text:style-name="T33">Формат </text:span><text:span text:style-name="T3">RAM </text:span><text:span text:style-name="T33">диска описан в конце документа.</text:span></text:p>
      <text:h text:style-name="P130" text:outline-level="2"><text:bookmark-start text:name="Загрузка с ленты и ее эмуляция"/><text:bookmark-start text:name="__RefHeading__7526_2044125182"/><text:soft-page-break/>Загрузка с ленты и ее эмуляция<text:bookmark-end text:name="Загрузка с ленты и ее эмуляция"/><text:bookmark-end text:name="__RefHeading__7526_2044125182"/></text:h>
      <text:p text:style-name="P43">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3">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3">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0" text:outline-level="2"><text:bookmark-start text:name="__RefHeading__7350_855835153"/>Альтернативные <text:span text:style-name="T1">Basic 48 </text:span><text:span text:style-name="T14">и </text:span><text:span text:style-name="T1">Basic 128</text:span><text:bookmark-end text:name="__RefHeading__7350_855835153"/></text:h>
      <text:p text:style-name="P116">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17"><text:span text:style-name="T14">Для загрузки </text:span><text:span text:style-name="T1">TAP </text:span><text:span text:style-name="T14">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4">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4">При включенной опции эмуляции загрузки из </text:span><text:span text:style-name="T1">TAP </text:span><text:span text:style-name="T14">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30"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43">При выборе файлов с расширениями <text:span text:style-name="T1">$C </text:span>и <text:span text:style-name="T1">SPG </text:span>будет произведен их запуск.</text:p>
      <text:p text:style-name="P43">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3">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3">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32"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3">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2">Очистка экрана не производится!!! Область атрибутов заполняется байтом 0 для маскировки загрузчика работающего в экранной области.</text:p>
      <text:h text:style-name="P130" text:outline-level="2"><text:bookmark-start text:name="__RefHeading___Toc8370_3240954699"/>Просмотр подключенных устройств <text:span text:style-name="T1">IDE</text:span><text:bookmark-end text:name="__RefHeading___Toc8370_3240954699"/></text:h>
      <text:p text:style-name="P42">Начиная с версии 0.58 сделан показ подключенных устройств <text:span text:style-name="T1">IDE. </text:span>Показываются:</text:p>
      <text:p text:style-name="P42">- способ подключения <text:span text:style-name="T1">Master/Slave</text:span></text:p>
      <text:p text:style-name="P42"><text:span text:style-name="T1">- </text:span>имя устройства взятое из сектора идентификации</text:p>
      <text:p text:style-name="P42">- параметры <text:span text:style-name="T1">Cylinder/Head/Sector</text:span></text:p>
      <text:p text:style-name="P42"><text:span text:style-name="T1">- </text:span>размер устройства в мегабайтах</text:p>
      <text:p text:style-name="P42"><text:soft-page-break/>Подключенные устройства определяются при каждом входе в просмотрщик. </text:p>
      <text:h text:style-name="P131" text:outline-level="2"><text:bookmark-start text:name="__RefHeading___Toc8636_4278257639"/>Резидент<text:bookmark-end text:name="__RefHeading___Toc8636_4278257639"/></text:h>
      <text:p text:style-name="P119"><text:span text:style-name="T14">Начиная с версии 0.58.13 добавлен резидент позаимствованный из прошивки </text:span><text:span text:style-name="T1">ATM Turbo </text:span><text:span text:style-name="T14">и предназначенный передаче управления на специальный код размещаемый в странице </text:span><text:span text:style-name="T1">0x1F. </text:span></text:p>
      <text:p text:style-name="P118"><text:span text:style-name="T28">Работа резидента зависит от настроек в меню </text:span><text:span text:style-name="T12">Setup. <text:s/></text:span><text:span text:style-name="T28">Пункт «</text:span><text:span text:style-name="T12">Rezident Honey Cmd</text:span><text:span text:style-name="T28">» включает/выключает запуск резидента. Пункт «</text:span><text:span text:style-name="T12">Kill rezident</text:span><text:span text:style-name="T28">» предназначен для порчи резидента и обеспечения о</text:span><text:span text:style-name="T29">днократности</text:span><text:span text:style-name="T28"> его запуска. Принудительное отключение резидента также возможно при сбросе комбинацией 0+</text:span><text:span text:style-name="T12">F12 </text:span><text:span text:style-name="T28">с сохранением выключенного состояния в </text:span><text:span text:style-name="T12">CMOS.</text:span></text:p>
      <text:h text:style-name="P130"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43">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0"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3">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0" text:outline-level="2"><text:bookmark-start text:name="Кнопка Magic"/><text:bookmark-start text:name="__RefHeading__7536_2044125182"/><text:span text:style-name="T14">Кнопка </text:span><text:bookmark-end text:name="Кнопка Magic"/><text:span text:style-name="T1">NMI</text:span><text:bookmark-end text:name="__RefHeading__7536_2044125182"/></text:h>
      <text:p text:style-name="P43">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43">В меню <text:span text:style-name="T1">Setup </text:span>продублирована возможность изменения режима памяти и частоты процессора. </text:p>
      <text:p text:style-name="P43">В правом верхнем углу отображаются текущее время и дата.</text:p>
      <text:h text:style-name="P130" text:outline-level="2"><text:bookmark-start text:name="Режим ATM CPM"/><text:bookmark-start text:name="__RefHeading__7538_2044125182"/><text:span text:style-name="T14">Режим </text:span>ATM CP/M<text:bookmark-end text:name="Режим ATM CPM"/><text:bookmark-end text:name="__RefHeading__7538_2044125182"/></text:h>
      <text:p text:style-name="P43">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7"><text:span text:style-name="T33">В целях совместимости с </text:span><text:span text:style-name="T3">ERS-</text:span><text:span text:style-name="T33">рамдиском, начиная с версии </text:span><text:span text:style-name="T3">0.56e, </text:span><text:span text:style-name="T33">изменён формат рамдиска в </text:span><text:span text:style-name="T3">CP/M.</text:span><text:span text:style-name="T33"> Старый(</text:span><text:span text:style-name="T3">ATM</text:span><text:span text:style-name="T33">-рамдиск) формат не поддерживается. Образы с программами в форматах </text:span><text:span text:style-name="T3">TRD </text:span><text:span text:style-name="T33">и </text:span><text:span text:style-name="T3">FDI </text:span><text:span text:style-name="T33">можно загружать в рамдиск из </text:span><text:span text:style-name="T3">File browser. </text:span><text:span text:style-name="T33">При переходе в </text:span><text:span text:style-name="T3">ATM CP/M </text:span><text:span text:style-name="T33">файлы из загруженного образа будут доступны на диске </text:span><text:span text:style-name="T3">A:.</text:span><text:span text:style-name="T33"> При перезагрузке компьютера, </text:span><text:span text:style-name="T3">RAM-</text:span><text:span text:style-name="T33">диск не портится, поэтому его можно сохранить воспользовавшись утилитой </text:span><text:span text:style-name="T3">rdsav.$c</text:span><text:span text:style-name="T33"> (путь утилиты в репозитории pentevo/zx_soft/ram_disk_saver/</text:span><text:span text:style-name="T3">rdsav.$c</text:span><text:span text:style-name="T33">).</text:span></text:p>
      <text:h text:style-name="P130" text:outline-level="2"><text:bookmark-start text:name="Часы и CMOS"/><text:bookmark-start text:name="__RefHeading__7540_2044125182"/><text:soft-page-break/><text:span text:style-name="T14">Часы и </text:span>CMOS<text:bookmark-end text:name="Часы и CMOS"/><text:bookmark-end text:name="__RefHeading__7540_2044125182"/></text:h>
      <text:p text:style-name="P43">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3">Используемые ячейки <text:span text:style-name="T1">CMOS:</text:span></text:p>
      <text:p text:style-name="P48"/>
      <text:p text:style-name="P43">- 0<text:span text:style-name="T1">x00...</text:span></text:p>
      <text:p text:style-name="P43"><text:span text:style-name="T1">...0x0D<text:tab/></text:span>используются часами и не могут быть использованы для хранения параметров.</text:p>
      <text:p text:style-name="P43"><text:span text:style-name="T1">- 0x0E...<text:tab/>\ </text:span>доступно и используется для </text:p>
      <text:p text:style-name="P48">...0x3F<text:tab/>/ <text:span text:style-name="T14">хранения настроек </text:span>GLUK Reset Service</text:p>
      <text:p text:style-name="P48">- 0x40...<text:tab/>\ <text:span text:style-name="T14">64 байта</text:span></text:p>
      <text:p text:style-name="P48">...0x7F<text:tab/>/ <text:span text:style-name="T14">используется </text:span>ProfROM <text:span text:style-name="T14">для хранения настроек.</text:span></text:p>
      <text:p text:style-name="P48"><text:span text:style-name="T14">- </text:span>0x80...<text:tab/>\ <text:span text:style-name="T14">на данный момент</text:span></text:p>
      <text:p text:style-name="P56"><text:span text:style-name="T3">...0xE</text:span><text:span text:style-name="T4">8</text:span><text:span text:style-name="T3"><text:tab/>/ </text:span><text:span text:style-name="T15">свободны</text:span></text:p>
      <text:p text:style-name="P50"><text:span text:style-name="T33">- 0xE9<text:tab/></text:span><text:span text:style-name="T15">хранит следующие значения, биты:</text:span></text:p>
      <text:p text:style-name="P44"><text:tab/><text:tab/>7 - 1=включение порчи резидента для однократного запуска по сбросу</text:p>
      <text:p text:style-name="P44"><text:tab/><text:tab/>6 -</text:p>
      <text:p text:style-name="P44"><text:tab/><text:tab/>5 -</text:p>
      <text:p text:style-name="P44"><text:tab/><text:tab/>4 -</text:p>
      <text:p text:style-name="P44"><text:tab/><text:tab/>3 -</text:p>
      <text:p text:style-name="P44"><text:tab/><text:tab/>2 -</text:p>
      <text:p text:style-name="P44"><text:tab/><text:tab/>1 -</text:p>
      <text:p text:style-name="P44"><text:tab/><text:tab/>0 -</text:p>
      <text:p text:style-name="P48"><text:span text:style-name="T14">- </text:span>0xEA<text:tab/><text:span text:style-name="T14">пауза определения наличия </text:span>HDD <text:span text:style-name="T14">после включения питания в секундах (</text:span>0<text:span text:style-name="T14">..</text:span>9 <text:span text:style-name="T14">секунд, 0-<text:tab/><text:tab/><text:tab/>пауза выключена), по умолчанию </text:span>0</text:p>
      <text:p text:style-name="P48">- 0xEB<text:tab/><text:span text:style-name="T14">хранит следующие значения, биты:</text:span></text:p>
      <text:p text:style-name="P48"><text:span text:style-name="T14"><text:tab/><text:tab/></text:span>7 - \</text:p>
      <text:p text:style-name="P48"><text:tab/><text:tab/>6 - <text:s/>\</text:p>
      <text:p text:style-name="P48"><text:tab/><text:tab/>5 - <text:s/>/</text:p>
      <text:p text:style-name="P48"><text:tab/><text:tab/>4 - /</text:p>
      <text:p text:style-name="P48"><text:tab/><text:tab/>3 - \ <text:span text:style-name="T14">номер реального</text:span></text:p>
      <text:p text:style-name="P48"><text:tab/><text:tab/>2 - / <text:span text:style-name="T14">дисковода</text:span></text:p>
      <text:p text:style-name="P48"><text:tab/><text:tab/>1 - \ <text:span text:style-name="T14">номер виртуального</text:span></text:p>
      <text:p text:style-name="P48"><text:tab/><text:tab/>0 - / <text:span text:style-name="T14">дисковода</text:span></text:p>
      <text:p text:style-name="P43"><text:tab/><text:tab/>по умолчанию %00000000</text:p>
      <text:p text:style-name="P48">- 0xEC<text:tab/><text:span text:style-name="T14">хранит следующие значения, биты:</text:span></text:p>
      <text:p text:style-name="P48"><text:span text:style-name="T14"><text:tab/><text:tab/></text:span>7 <text:span text:style-name="T14">- 1=</text:span>TURBO OFF <text:span text:style-name="T14">(3,5МГц)</text:span>, 0=TURBO ON <text:span text:style-name="T14">(7МГц)</text:span></text:p>
      <text:p text:style-name="P48"><text:tab/><text:tab/>6 <text:span text:style-name="T14">-</text:span> <text:span text:style-name="T14">1=доступ к </text:span>SD NeoGS <text:span text:style-name="T14">есть</text:span>, 0=<text:span text:style-name="T14">нет</text:span></text:p>
      <text:p text:style-name="P48"><text:tab/><text:tab/>5 - 1=<text:span text:style-name="T14">поиск файла </text:span>IMAGE.MNT <text:span text:style-name="T14">и монтирование образов если найден</text:span>, 0=<text:span text:style-name="T14">не искать</text:span></text:p>
      <text:p text:style-name="P48"><text:tab/><text:tab/>4 <text:span text:style-name="T14">- </text:span>1=<text:span text:style-name="T14">не отображать, 0=отображать время/дату</text:span></text:p>
      <text:p text:style-name="P48"><text:tab/><text:tab/>3 - 1=<text:span text:style-name="T14">при нажатии клавиш озвучивания не будет, 0=будет</text:span> </text:p>
      <text:p text:style-name="P48"><text:tab/><text:tab/>2 - 1=<text:span text:style-name="T14">включена проверка наличия резидента, 0=не проверяется</text:span></text:p>
      <text:p text:style-name="P48"><text:tab/><text:tab/>1 - \ <text:span text:style-name="T14">2=128Кб, 1=48Кб,</text:span></text:p>
      <text:p text:style-name="P48"><text:tab/><text:tab/>0 - / <text:span text:style-name="T14">0=1Мб по стандарту Пентагона</text:span></text:p>
      <text:p text:style-name="P48"><text:span text:style-name="T14"><text:tab/><text:tab/>по умолчанию %</text:span>00000010</text:p>
      <text:p text:style-name="P43">- <text:span text:style-name="T1">0xED<text:tab/></text:span>хранит следующие значения, биты:</text:p>
      <text:p text:style-name="P43"><text:tab/><text:tab/>7 - 1=<text:span text:style-name="T1">TURBO</text:span> 14МГц, 0=<text:span text:style-name="T1">TURBO</text:span> 3,5/7МГц, зависит от состояния бита 7 в ячейке <text:span text:style-name="T1">0xEC</text:span></text:p>
      <text:p text:style-name="P43"><text:tab/><text:tab/>6 <text:span text:style-name="T1">-</text:span> <text:span text:style-name="T1">1=</text:span>эмуляция загрузки с кассеты, 0=загрузка с магнитофонного входа</text:p>
      <text:p text:style-name="P43"><text:tab/><text:tab/><text:span text:style-name="T1">5 </text:span>-<text:span text:style-name="T1"> 1=</text:span>принтер через <text:span text:style-name="T1">AY, </text:span>0=стандартный принтер <text:span text:style-name="T1">Basic 48</text:span></text:p>
      <text:p text:style-name="P48"><text:tab/><text:tab/>4 <text:span text:style-name="T14">-</text:span> 1=<text:span text:style-name="T14">не загружать шрифт из ПЗУ по сбросу, 0=загружать</text:span></text:p>
      <text:p text:style-name="P48"><text:span text:style-name="T14"><text:tab/><text:tab/>3 - 1=загружать из ПЗУ шрифт </text:span>CP866, 0=<text:span text:style-name="T14">загружать из ПЗУ шрифт АТМ</text:span></text:p>
      <text:p text:style-name="P43"><text:tab/><text:tab/>2 - <text:span text:style-name="T1">1=</text:span>автозапуск <text:span text:style-name="T1">TAP </text:span>файла включен, 0=выключен</text:p>
      <text:p text:style-name="P43"><text:tab/><text:tab/>1 <text:span text:style-name="T1">- \ </text:span>номер сброса: 0 <text:span text:style-name="T1">- Evo Service, 1-GLUK Service</text:span></text:p>
      <text:p text:style-name="P43"><text:tab/><text:tab/>0 <text:span text:style-name="T1">- / 2 - ProfROM, 3 - Custom ROM</text:span></text:p>
      <text:p text:style-name="P43"><text:soft-page-break/><text:span text:style-name="T1"><text:tab/><text:tab/></text:span>по умолчанию %<text:span text:style-name="T1">00000100</text:span></text:p>
      <text:p text:style-name="P56"><text:span text:style-name="T3">- 0xEE...<text:tab/> \ </text:span><text:span text:style-name="T15">содержит </text:span><text:span text:style-name="T3">CRC16 </text:span><text:span text:style-name="T15">для ячеек </text:span><text:span text:style-name="T3">0xE</text:span><text:span text:style-name="T16">9</text:span><text:span text:style-name="T3">...0xED. </text:span><text:span text:style-name="T15">При несовпадении </text:span><text:span text:style-name="T3">CRC16</text:span></text:p>
      <text:p text:style-name="P48">...0xEF<text:tab/> / <text:span text:style-name="T14">записанной в этих ячейках</text:span> <text:span text:style-name="T14">и рассчитанной производится принудительный сброс до <text:tab/><text:tab/><text:tab/>/ <text:s/>исходных значений.</text:span></text:p>
      <text:h text:style-name="P130"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3">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3">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3">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3"/>
      <text:p text:style-name="P43">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0">Смещение в байтах от начала страницы</text:p>
          </table:table-cell>
          <table:table-cell table:style-name="Таблица1.B1" office:value-type="string">
            <text:p text:style-name="P61">Описание</text:p>
          </table:table-cell>
        </table:table-row>
        <table:table-row>
          <table:table-cell table:style-name="Таблица1.A9" office:value-type="string">
            <text:p text:style-name="P64">+<text:span text:style-name="T1">#</text:span>000</text:p>
          </table:table-cell>
          <table:table-cell table:style-name="Таблица1.B9" office:value-type="string">
            <text:p text:style-name="P63">смещение в блоках (по 256 байт) дорожки от начала страницы</text:p>
          </table:table-cell>
        </table:table-row>
        <table:table-row>
          <table:table-cell table:style-name="Таблица1.A9" office:value-type="string">
            <text:p text:style-name="P62">+<text:span text:style-name="T1">#100</text:span></text:p>
          </table:table-cell>
          <table:table-cell table:style-name="Таблица1.B9" office:value-type="string">
            <text:p text:style-name="P63"><text:span text:style-name="T14">смещение в страницах (по 16Кб) </text:span>дорожки<text:span text:style-name="T14"> от начала </text:span><text:span text:style-name="T1">RAM </text:span><text:span text:style-name="T14">диска +1. То есть если </text:span><text:span text:style-name="T1">RAM </text:span><text:span text:style-name="T14">диска начинается с 3-ей страницы, то счет идет со страницы 4</text:span></text:p>
          </table:table-cell>
        </table:table-row>
        <table:table-row>
          <table:table-cell table:style-name="Таблица1.A9" office:value-type="string">
            <text:p text:style-name="P58">+#200</text:p>
          </table:table-cell>
          <table:table-cell table:style-name="Таблица1.B9" office:value-type="string">
            <text:p text:style-name="P63">номер сектора на дорожке</text:p>
          </table:table-cell>
        </table:table-row>
        <table:table-row>
          <table:table-cell table:style-name="Таблица1.A9" office:value-type="string">
            <text:p text:style-name="P58">+#300</text:p>
          </table:table-cell>
          <table:table-cell table:style-name="Таблица1.B9" office:value-type="string">
            <text:p text:style-name="P6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8">+#400</text:p>
          </table:table-cell>
          <table:table-cell table:style-name="Таблица1.B9" office:value-type="string">
            <text:p text:style-name="P63">номер сектора на дорожке</text:p>
          </table:table-cell>
        </table:table-row>
        <table:table-row>
          <table:table-cell table:style-name="Таблица1.A9" office:value-type="string">
            <text:p text:style-name="P58">+#500</text:p>
          </table:table-cell>
          <table:table-cell table:style-name="Таблица1.B9" office:value-type="string">
            <text:p text:style-name="P63">размер сектора *2</text:p>
          </table:table-cell>
        </table:table-row>
        <table:table-row>
          <table:table-cell table:style-name="Таблица1.A9" office:value-type="string">
            <text:p text:style-name="P58"/>
          </table:table-cell>
          <table:table-cell table:style-name="Таблица1.B9" office:value-type="string">
            <text:p text:style-name="P63">и так далее пока не закончатся все сектора дорожки.</text:p>
          </table:table-cell>
        </table:table-row>
        <table:table-row>
          <table:table-cell table:style-name="Таблица1.A9" office:value-type="string">
            <text:p text:style-name="P57">+#001</text:p>
          </table:table-cell>
          <table:table-cell table:style-name="Таблица1.B9" office:value-type="string">
            <text:p text:style-name="P59">Начало описателей следующей дорожки</text:p>
          </table:table-cell>
        </table:table-row>
      </table:table>
      <text:p text:style-name="P43"/>
      <text:p text:style-name="P65"/>
      <text:h text:style-name="P128" text:outline-level="1"/>
      <text:h text:style-name="P129"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75">5</text:span><text:span text:style-name="T73">1</text:span><text:bookmark-end text:name="__RefHeading__7553_2044125182"/></text:h>
      <text:p text:style-name="P6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0" text:outline-level="2"><text:bookmark-start text:name="__RefHeading__7555_2044125182"/>Удаленные возможности<text:bookmark-end text:name="__RefHeading__7555_2044125182"/></text:h>
      <text:p text:style-name="P6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6">Удалена поддержка односторонних дисководов и 40 дорожечных дисководов, удалены команда выбора количества дорожек (команды 40 и 80).</text:p>
      <text:h text:style-name="P130" text:outline-level="2"><text:bookmark-start text:name="__RefHeading__7557_2044125182"/><text:span text:style-name="T14">Добавленные</text:span><text:span text:style-name="T15"> </text:span><text:span text:style-name="T14">возможности</text:span><text:bookmark-end text:name="__RefHeading__7557_2044125182"/></text:h>
      <text:p text:style-name="P70"><text:span text:style-name="T15">Добавлено несколько новых команд, ввод новых команд посимвольный. Команды начинаются с ввода символа «.» чтобы изменить вид курсора «</text:span><text:span text:style-name="T33">K</text:span><text:span text:style-name="T15">» на </text:span><text:span text:style-name="T33">«L» </text:span><text:span text:style-name="T1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3">TR-DOS.</text:span><text:span text:style-name="T15"> В скобках </text:span><text:span text:style-name="T33">[ ] </text:span><text:span text:style-name="T1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6">Полный список доступных команд:</text:p>
      <text:p text:style-name="P66"/>
      <text:p text:style-name="P69">.CD</text:p>
      <text:p text:style-name="P69">.CLRCMOS</text:p>
      <text:p text:style-name="P69">.DIR</text:p>
      <text:p text:style-name="P69">.DRIVE</text:p>
      <text:p text:style-name="P69">.HELP</text:p>
      <text:p text:style-name="P69">.MOUNT</text:p>
      <text:p text:style-name="P69">.<text:span text:style-name="T11">ROM</text:span></text:p>
      <text:p text:style-name="P69">.UMOUNT</text:p>
      <text:p text:style-name="P69">.VER</text:p>
      <text:p text:style-name="P69">.VIRT</text:p>
      <text:p text:style-name="P66"/>
      <text:p text:style-name="P70"><text:span text:style-name="T15">Команда </text:span><text:span text:style-name="T14">.</text:span>VER<text:span text:style-name="T33"> </text:span><text:span text:style-name="T15">выводит на экран название </text:span><text:span text:style-name="T33">DOS, </text:span><text:span text:style-name="T15">версию и дату сборки. Данные для вывода берется из последних 8 байт ПЗУ самого </text:span><text:span text:style-name="T33">DOS.</text:span></text:p>
      <text:p text:style-name="P66"/>
      <text:p text:style-name="P68"><text:span text:style-name="T33">Команда </text:span>.<text:span text:style-name="T1">VIRT</text:span><text:span text:style-name="T3"> </text:span><text:span text:style-name="T1">[.X:]</text:span><text:span text:style-name="T3"> </text:span><text:span text:style-name="T3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33">Формат команды </text:span>.<text:span text:style-name="T1">VIRT X:</text:span><text:span text:style-name="T3"> </text:span><text:span text:style-name="T33">здесь </text:span><text:span text:style-name="T1">X</text:span><text:span text:style-name="T3"> </text:span><text:span text:style-name="T33">любая буква дисковода </text:span><text:span text:style-name="T3">A,B,C,D. </text:span><text:span text:style-name="T33">Наличие «:» после буквы диска обязательно.</text:span></text:p>
      <text:p text:style-name="P68"><text:span text:style-name="T33">Кроме возможности стандартного </text:span><text:span text:style-name="T3">TR-DOS </text:span><text:span text:style-name="T33">для смены диска командой </text:span>*<text:span text:style-name="T1">”X:”</text:span><text:span text:style-name="T3"> </text:span><text:span text:style-name="T33">где </text:span><text:span text:style-name="T1">X</text:span><text:span text:style-name="T3">-</text:span><text:span text:style-name="T33">любая буква </text:span><text:span text:style-name="T3">A...D </text:span><text:span text:style-name="T33">можно поменять дисковод командой </text:span>.<text:span text:style-name="T1">X:</text:span><text:span text:style-name="T3"> </text:span><text:span text:style-name="T33">подставив вместо </text:span><text:span text:style-name="T1">X</text:span><text:span text:style-name="T3"> </text:span><text:span text:style-name="T33">любую букву </text:span><text:span text:style-name="T3">A...D </text:span><text:span text:style-name="T33">для смены дисковода</text:span><text:span text:style-name="T3">, </text:span><text:span text:style-name="T33">а буквой </text:span><text:span text:style-name="T3">E </text:span><text:span text:style-name="T33">и далее сменить текущий раздел </text:span><text:span text:style-name="T3">FAT </text:span><text:span text:style-name="T33">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33">при попытке переключиться на не найденный раздел будет выдана ошибка.</text:span></text:p>
      <text:p text:style-name="P66"/>
      <text:p text:style-name="P68"><text:span text:style-name="T33">Команда </text:span>.<text:span text:style-name="T1">DRIVE</text:span><text:span text:style-name="T3"> </text:span><text:span text:style-name="T33">показывает найденные разделы на </text:span><text:span text:style-name="T3">HDD </text:span><text:span text:style-name="T33">и </text:span><text:span text:style-name="T3">SD </text:span><text:span text:style-name="T33">картах. Первая присвоенная буква найденного раздела всегда </text:span><text:span text:style-name="T1">E</text:span><text:span text:style-name="T3">, </text:span><text:span text:style-name="T33">последняя зависит от количества найденных разделов. Отображается в виде </text:span><text:span text:style-name="T3">«</text:span><text:span text:style-name="T1">Drives: E-Z</text:span><text:span text:style-name="T3">».</text:span></text:p>
      <text:p text:style-name="P66"/>
      <text:p text:style-name="P68"><text:span text:style-name="T33">Команда </text:span>.<text:span text:style-name="T1">DIR</text:span><text:span text:style-name="T3"> </text:span><text:span text:style-name="T1">[/L]</text:span><text:span text:style-name="T3"> </text:span><text:span text:style-name="T3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6"/>
      <text:p text:style-name="P66"><text:soft-page-break/>Команда <text:span text:style-name="T32">.</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66"/>
      <text:p text:style-name="P66"><text:span text:style-name="T32">.</text:span><text:span text:style-name="T2">CD dirname</text:span><text:span text:style-name="T1"> – </text:span>войти в директорию <text:span text:style-name="T1">dirname</text:span></text:p>
      <text:p text:style-name="P66"><text:span text:style-name="T2">.CD ..</text:span><text:span text:style-name="T1"> - </text:span>перейти в предыдущую директорию </text:p>
      <text:p text:style-name="P66"/>
      <text:p text:style-name="P66">Команда <text:span text:style-name="T3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6"/>
      <text:p text:style-name="P68">.<text:span text:style-name="T1">MOUNT FILENAME.TRD B:</text:span></text:p>
      <text:p text:style-name="P72"/>
      <text:p text:style-name="P66">Расширение должно быть указанно обязательно, как и : после буквы монтируемого дисковода. </text:p>
      <text:p text:style-name="P66"/>
      <text:p text:style-name="P68">.<text:span text:style-name="T11">ROM</text:span></text:p>
      <text:p text:style-name="P71"/>
      <text:p text:style-name="P67">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66"/>
      <text:p text:style-name="P6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6"/>
      <text:p text:style-name="P66">Команда <text:span text:style-name="T32">.</text:span><text:span text:style-name="T2">HELP</text:span><text:span text:style-name="T1"> <text:s/>предназначена</text:span> для вывода на экран списка доступных команд в данной версии.</text:p>
      <text:p text:style-name="P66"/>
      <text:p text:style-name="P66">Команда <text:span text:style-name="T32">.</text:span><text:span text:style-name="T2">CLRCMOS</text:span><text:span text:style-name="T1"> </text:span>производит сброс ячеек содержащих необходимые настройки в состояние по умолчанию.</text:p>
      <text:h text:style-name="P128" text:outline-level="1"/>
      <text:h text:style-name="P129"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2"><text:span text:style-name="T1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5">для </text:span><text:span text:style-name="T3">hobeta </text:span><text:span text:style-name="T1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2"><text:span text:style-name="T15">Имя файла прошивки всегда должно быть </text:span><text:span text:style-name="T3">ZXEVO.ROM, </text:span><text:span text:style-name="T15">размер файла 512Кб (524288 байт),</text:span><text:span text:style-name="T3"> </text:span><text:span text:style-name="T15">место нахождение должно быть всегда в корне </text:span><text:span text:style-name="T3">SD </text:span><text:span text:style-name="T15">карты. </text:span></text:p>
      <text:h text:style-name="P129"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92">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0"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92">Все вызываемые функции начинаются с кода <text:span text:style-name="T1">0x40.</text:span></text:p>
      <text:p text:style-name="P78"/>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78"/>
      <text:p text:style-name="P81"><text:tab/><text:tab/>RST 8</text:p>
      <text:p text:style-name="P81"><text:tab/><text:tab/>DB _AY_PRN_INIT <text:span text:style-name="T14">(0</text:span>x40)</text:p>
      <text:p text:style-name="P78"/>
      <text:p text:style-name="P92">Регистры:</text:p>
      <text:p text:style-name="P92">на входе:<text:tab/><text:tab/>нет</text:p>
      <text:p text:style-name="P92">на выходе:<text:tab/>нет</text:p>
      <text:p text:style-name="P78"/>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92"/>
      <text:p text:style-name="P88"><text:tab/><text:tab/><text:span text:style-name="T1">RST 8</text:span></text:p>
      <text:p text:style-name="P81"><text:tab/><text:tab/>DB _AY_PRN_A_ (0x41)</text:p>
      <text:p text:style-name="P78"/>
      <text:p text:style-name="P92">Регистры:</text:p>
      <text:p text:style-name="P92">на входе:<text:tab/><text:tab/><text:span text:style-name="T2">A</text:span><text:span text:style-name="T1">=</text:span>код символа из диапазона <text:span text:style-name="T1">0x20...0x7F</text:span></text:p>
      <text:p text:style-name="P92">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92"><text:tab/><text:tab/><text:tab/>нет (при включенной драйвере <text:span text:style-name="T1">AY </text:span>принтера)</text:p>
      <text:p text:style-name="P92"/>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92"/>
      <text:p text:style-name="P88"><text:tab/><text:tab/><text:span text:style-name="T1">RST 8</text:span></text:p>
      <text:p text:style-name="P81"><text:tab/><text:tab/>DB _AY_PRN_TOKEN (0x42)</text:p>
      <text:p text:style-name="P78"/>
      <text:p text:style-name="P92">Регистры:</text:p>
      <text:p text:style-name="P92">на входе:<text:tab/><text:tab/><text:span text:style-name="T2">A</text:span><text:span text:style-name="T1">=</text:span>код токена Бейсика</text:p>
      <text:p text:style-name="P92">на выходе:<text:tab/>нет</text:p>
      <text:p text:style-name="P92"/>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92"/>
      <text:p text:style-name="P88"><text:tab/><text:tab/><text:span text:style-name="T1">RST 8</text:span></text:p>
      <text:p text:style-name="P81"><text:tab/><text:tab/>DB _AY_PRN_SCR (0x43)</text:p>
      <text:p text:style-name="P78"/>
      <text:p text:style-name="P92">Регистры:</text:p>
      <text:p text:style-name="P92">на входе:<text:tab/><text:tab/>нет</text:p>
      <text:p text:style-name="P92">на выходе:<text:tab/><text:span text:style-name="T2">B</text:span><text:span text:style-name="T1">=0xB0 </text:span>(при выключенной эмуляции)</text:p>
      <text:p text:style-name="P92"><text:soft-page-break/><text:span text:style-name="T1"><text:tab/><text:tab/><text:tab/></text:span>нет (при включенной эмуляции)</text:p>
      <text:p text:style-name="P92"/>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92"/>
      <text:p text:style-name="P88"><text:tab/><text:tab/><text:span text:style-name="T1">RST 8</text:span></text:p>
      <text:p text:style-name="P81"><text:tab/><text:tab/>DB _TAPE_INIT (0x44)</text:p>
      <text:p text:style-name="P78"/>
      <text:p text:style-name="P92">Регистры:</text:p>
      <text:p text:style-name="P92">на входе:<text:tab/><text:tab/>нет</text:p>
      <text:p text:style-name="P92">на выходе:<text:tab/>нет</text:p>
      <text:p text:style-name="P92"/>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2"/>
      <text:p text:style-name="P88"><text:tab/><text:tab/><text:span text:style-name="T1">RST 8</text:span></text:p>
      <text:p text:style-name="P81"><text:tab/><text:tab/>DB _TAPE_EMUL (0x45)</text:p>
      <text:p text:style-name="P78"/>
      <text:p text:style-name="P92">Регистры:</text:p>
      <text:p text:style-name="P92">на входе:<text:tab/><text:tab/><text:span text:style-name="T2">IX</text:span><text:span text:style-name="T1">-</text:span>адрес загрузки</text:p>
      <text:p text:style-name="P92"><text:span text:style-name="T1"><text:tab/><text:tab/><text:tab/></text:span><text:span text:style-name="T2">DE</text:span>-длина в байтах</text:p>
      <text:p text:style-name="P92">на выходе:<text:tab/><text:span text:style-name="T2">C</text:span><text:span text:style-name="T1">=</text:span><text:span text:style-name="T2">A</text:span></text:p>
      <text:p text:style-name="P92"><text:span text:style-name="T2"><text:tab/><text:tab/><text:tab/>F</text:span><text:span text:style-name="T1">=</text:span>выставляется после команды <text:span text:style-name="T1">CP A (</text:span>при выключенной эмуляции)</text:p>
      <text:p text:style-name="P92"><text:tab/><text:tab/><text:tab/><text:span text:style-name="T2">IX</text:span><text:span text:style-name="T1">=</text:span>адрес загрузки+длина блока</text:p>
      <text:p text:style-name="P92"><text:tab/><text:tab/><text:tab/><text:span text:style-name="T2">DE</text:span><text:span text:style-name="T1">=0</text:span></text:p>
      <text:p text:style-name="P92"><text:span text:style-name="T1"><text:tab/><text:tab/><text:tab/></text:span>флаг <text:span text:style-name="T2">Z</text:span><text:span text:style-name="T1">=0</text:span></text:p>
      <text:p text:style-name="P92"><text:span text:style-name="T1"><text:tab/><text:tab/><text:tab/></text:span>флаг <text:span text:style-name="T2">C</text:span><text:span text:style-name="T1">=1</text:span></text:p>
      <text:p text:style-name="P92"/>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2"/>
      <text:p text:style-name="P88"><text:tab/><text:tab/><text:span text:style-name="T1">RST 8</text:span></text:p>
      <text:p text:style-name="P81"><text:tab/><text:tab/>DB _WINW (0x46)</text:p>
      <text:p text:style-name="P78"/>
      <text:p text:style-name="P92">Регистры:</text:p>
      <text:p text:style-name="P92">на входе:<text:tab/><text:tab/><text:span text:style-name="T2">IX</text:span><text:span text:style-name="T1">=</text:span>адрес описателя окна</text:p>
      <text:p text:style-name="P92">на выходе:<text:tab/>нет</text:p>
      <text:p text:style-name="P92"/>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92"/>
      <text:p text:style-name="P88"><text:tab/><text:tab/><text:span text:style-name="T1">RST 8</text:span></text:p>
      <text:p text:style-name="P81"><text:tab/><text:tab/>DB _PRINT_MESSAGE (0x47)</text:p>
      <text:p text:style-name="P78"/>
      <text:p text:style-name="P92">Регистры:</text:p>
      <text:p text:style-name="P92">на входе:<text:tab/><text:tab/><text:span text:style-name="T2">HL</text:span><text:span text:style-name="T1">=</text:span>адрес текстовой строки, конец строки байт 0 </text:p>
      <text:p text:style-name="P92">на выходе:<text:tab/>нет</text:p>
      <text:p text:style-name="P92"/>
      <text:h text:style-name="Heading_20_6" text:outline-level="6"><text:bookmark-start text:name="__RefHeading__6882_904266311"/>Печать символа на экране<text:bookmark-end text:name="__RefHeading__6882_904266311"/></text:h>
      <text:p text:style-name="P92"/>
      <text:p text:style-name="P88"><text:tab/><text:tab/><text:span text:style-name="T1">RST 8</text:span></text:p>
      <text:p text:style-name="P81"><text:tab/><text:tab/>DB _PRINT_A (0x48)</text:p>
      <text:p text:style-name="P78"><text:soft-page-break/></text:p>
      <text:p text:style-name="P92">Регистры:</text:p>
      <text:p text:style-name="P92">на входе:<text:tab/><text:tab/><text:span text:style-name="T2">A</text:span><text:span text:style-name="T1">=</text:span>код символа для печати</text:p>
      <text:p text:style-name="P92">на выходе:<text:tab/>нет</text:p>
      <text:p text:style-name="P92"/>
      <text:h text:style-name="Heading_20_6" text:outline-level="6"><text:bookmark-start text:name="__RefHeading__6884_904266311"/>Сдвиг окна вверх с цветом или без цвета.<text:bookmark-end text:name="__RefHeading__6884_904266311"/></text:h>
      <text:p text:style-name="P92"/>
      <text:p text:style-name="P88"><text:tab/><text:tab/><text:span text:style-name="T1">LD A,</text:span><text:span text:style-name="T33">режимы сдвига</text:span></text:p>
      <text:p text:style-name="P88"><text:tab/><text:tab/><text:span text:style-name="T1">RST 8</text:span></text:p>
      <text:p text:style-name="P81"><text:tab/><text:tab/>DB _SCROL_UP (0x49)</text:p>
      <text:p text:style-name="P78"/>
      <text:p text:style-name="P92">Регистры:<text:tab/></text:p>
      <text:p text:style-name="P92">на входе:<text:tab/><text:tab/><text:span text:style-name="T32">A</text:span><text:span text:style-name="T2">=</text:span><text:span text:style-name="T32">0 -</text:span> сдвиг<text:span text:style-name="T32"> </text:span>без цвета</text:p>
      <text:p text:style-name="P92"><text:tab/><text:tab/><text:tab/><text:span text:style-name="T2">A=1</text:span><text:span text:style-name="T1"> </text:span><text:span text:style-name="T2">-</text:span><text:span text:style-name="T1"> </text:span>сдвиг с цветом</text:p>
      <text:p text:style-name="P92">на выходе:<text:tab/>нет</text:p>
      <text:p text:style-name="P92"/>
      <text:h text:style-name="Heading_20_6" text:outline-level="6"><text:bookmark-start text:name="__RefHeading__6886_904266311"/>Сдвиг окна вниз с цветом или без цвета.<text:bookmark-end text:name="__RefHeading__6886_904266311"/></text:h>
      <text:p text:style-name="P92"/>
      <text:p text:style-name="P88"><text:tab/><text:tab/><text:span text:style-name="T1">LD A,</text:span><text:span text:style-name="T33">режимы сдвига</text:span></text:p>
      <text:p text:style-name="P88"><text:tab/><text:tab/><text:span text:style-name="T1">RST 8</text:span></text:p>
      <text:p text:style-name="P81"><text:tab/><text:tab/>DB _SCROLL_DOWN (0x4A)</text:p>
      <text:p text:style-name="P78"/>
      <text:p text:style-name="P92">Регистры:</text:p>
      <text:p text:style-name="P92">на входе:<text:tab/><text:tab/><text:span text:style-name="T32">A</text:span><text:span text:style-name="T2">=</text:span><text:span text:style-name="T32">0 -</text:span> сдвиг без цвета</text:p>
      <text:p text:style-name="P92"><text:tab/><text:tab/><text:tab/><text:span text:style-name="T2">A=1 -</text:span> сдвиг с цветом </text:p>
      <text:p text:style-name="P92">на выходе:<text:tab/>нет</text:p>
      <text:p text:style-name="P92"/>
      <text:h text:style-name="P133" text:outline-level="6"><text:bookmark-start text:name="__RefHeading__6888_904266311"/>Установка частоты процессора, видеорежима и модели памяти.<text:bookmark-end text:name="__RefHeading__6888_904266311"/></text:h>
      <text:p text:style-name="P107"><text:span text:style-name="T59">Устанавливаемые режимы «временные», действуют до сброса и не сохраняются в </text:span><text:span text:style-name="T49">CMOS.</text:span></text:p>
      <text:p text:style-name="P106"><text:span text:style-name="T49">A=</text:span><text:span text:style-name="T42">0...7</text:span><text:span text:style-name="T49"> – </text:span><text:span text:style-name="T42">номер видеорежима, соответствует видеорежимам </text:span><text:span text:style-name="T50">ATM Turbo 2+</text:span><text:span text:style-name="T42">. Чтобы видеорежим включился бит 3 регистра </text:span><text:span text:style-name="T50">A </text:span><text:span text:style-name="T42">должен быть установлен в 1, то есть в регистр нужно записать число (номер видеорежима + 8). </text:span><text:span text:style-name="T43">Включение бита 3 нужно только для установки видеорежима.</text:span></text:p>
      <text:p text:style-name="P78">A=0x10 – <text:span text:style-name="T14">включить частоту процессора 3.5 МГц</text:span></text:p>
      <text:p text:style-name="P78">A=0x20 – <text:span text:style-name="T14">включить частоту процессора 7.0 МГц</text:span></text:p>
      <text:p text:style-name="P78">A=0x30 – <text:span text:style-name="T14">включить частоту процессора 14.0 МГц</text:span></text:p>
      <text:p text:style-name="P78">A=0x40 – <text:span text:style-name="T14">установить модель памяти 48 Кб</text:span></text:p>
      <text:p text:style-name="P78">A=0x80 – <text:span text:style-name="T14">установить модель памяти 128 Кб</text:span></text:p>
      <text:p text:style-name="P78">A=0x<text:span text:style-name="T14">C</text:span>0 – <text:span text:style-name="T14">установить модель памяти </text:span>Pentagon 1024 <text:span text:style-name="T14">Кб</text:span></text:p>
      <text:p text:style-name="P92"/>
      <text:p text:style-name="P92"><text:tab/><text:tab/><text:span text:style-name="T2">LD A,</text:span>установки</text:p>
      <text:p text:style-name="P92"><text:tab/><text:tab/><text:span text:style-name="T2">RST 8</text:span></text:p>
      <text:p text:style-name="P81"><text:tab/><text:tab/>DB _SET_MODE (0x4B)</text:p>
      <text:p text:style-name="P92"/>
      <text:p text:style-name="P92">Регистры:</text:p>
      <text:p text:style-name="P92">на входе:<text:tab/><text:tab/><text:span text:style-name="T2">A=</text:span>установки</text:p>
      <text:p text:style-name="P92"><text:tab/><text:tab/><text:span text:style-name="T78">или</text:span><text:tab/><text:span text:style-name="T2">A=0</text:span><text:span text:style-name="T1"> – </text:span>получение текущих установленных режимов</text:p>
      <text:p text:style-name="P92">на выходе:<text:tab/><text:span text:style-name="T2">A</text:span><text:span text:style-name="T32">=</text:span>установленные режимы</text:p>
      <text:p text:style-name="P92"/>
      <text:h text:style-name="Heading_20_6" text:outline-level="6"><text:bookmark-start text:name="__RefHeading___Toc7909_410474887"/>Математические функции<text:bookmark-end text:name="__RefHeading___Toc7909_410474887"/></text:h>
      <text:p text:style-name="P92">Несколько функций деления, умножения и преобразования числа в текстовую строку.</text:p>
      <text:p text:style-name="P92"/>
      <text:p text:style-name="P92">Деление 2-х 16 битных чисел.</text:p>
      <text:p text:style-name="P92"><text:soft-page-break/></text:p>
      <text:p text:style-name="P92"><text:tab/><text:tab/><text:span text:style-name="T2">RST 8</text:span></text:p>
      <text:p text:style-name="P92"><text:span text:style-name="T2"><text:tab/><text:tab/>DB _MATH </text:span><text:span text:style-name="T32">(0</text:span><text:span text:style-name="T2">x4C)</text:span></text:p>
      <text:p text:style-name="P81"><text:tab/><text:tab/>DB _DIVIDE16 (0x00)</text:p>
      <text:p text:style-name="P92"/>
      <text:p text:style-name="P92">Регистры:</text:p>
      <text:p text:style-name="P92">на входе:<text:tab/><text:tab/><text:span text:style-name="T2">BC - </text:span>делимое</text:p>
      <text:p text:style-name="P92"><text:tab/><text:tab/><text:tab/><text:span text:style-name="T2">DE - </text:span>делитель</text:p>
      <text:p text:style-name="P92">на выходе:<text:tab/><text:span text:style-name="T2">DE - </text:span>результат</text:p>
      <text:p text:style-name="P92"/>
      <text:p text:style-name="P92">Умножение 2-х 16 битных чисел.</text:p>
      <text:p text:style-name="P92"/>
      <text:p text:style-name="P92"><text:tab/><text:tab/><text:span text:style-name="T2">RST 8</text:span></text:p>
      <text:p text:style-name="P92"><text:span text:style-name="T2"><text:tab/><text:tab/>DB _MATH </text:span><text:span text:style-name="T32">(0</text:span><text:span text:style-name="T2">x4C)</text:span></text:p>
      <text:p text:style-name="P81"><text:tab/><text:tab/>DB _MULTIPLY16 (0x01)</text:p>
      <text:p text:style-name="P81"/>
      <text:p text:style-name="P92">Регистры:</text:p>
      <text:p text:style-name="P92">на входе:<text:tab/><text:tab/><text:span text:style-name="T2">BC – </text:span>первый множитель</text:p>
      <text:p text:style-name="P92"><text:span text:style-name="T2"><text:tab/><text:tab/><text:tab/>DE – </text:span>второй множитель</text:p>
      <text:p text:style-name="P92">на выходе:<text:tab/><text:span text:style-name="T2">BCDE - </text:span>результат</text:p>
      <text:p text:style-name="P92"/>
      <text:p text:style-name="P92">Беззнаковое 32-разрядное деление функция состоит из двух частей:</text:p>
      <text:p text:style-name="P92">1. 32-разрядное делимое и 16-разрядный делитель.</text:p>
      <text:p text:style-name="P92">2. 32-разрядное делимое и 32-разрядный делитель.</text:p>
      <text:p text:style-name="P92"/>
      <text:p text:style-name="P78"><text:span text:style-name="T14"><text:tab/><text:tab/></text:span><text:span text:style-name="T32">RST 8</text:span></text:p>
      <text:p text:style-name="P78"><text:span text:style-name="T32"><text:tab/><text:tab/>DB _MATH </text:span><text:span text:style-name="T17">(0</text:span><text:span text:style-name="T32">x4C)</text:span></text:p>
      <text:p text:style-name="P81"><text:tab/><text:tab/>DB _DIVIDE32 (0x02)</text:p>
      <text:p text:style-name="P92"/>
      <text:p text:style-name="P92">Регистры:</text:p>
      <text:p text:style-name="P92">на входе:<text:tab/><text:tab/><text:span text:style-name="T2">BCDE – </text:span>делимое</text:p>
      <text:p text:style-name="P92"><text:tab/><text:tab/><text:tab/><text:span text:style-name="T2">BC’DE’ - </text:span>делитель</text:p>
      <text:p text:style-name="P92">на выходе:<text:tab/><text:span text:style-name="T2">BCDE – </text:span>результат</text:p>
      <text:p text:style-name="P92"><text:tab/><text:tab/><text:tab/><text:span text:style-name="T2">BC’DE’ - </text:span>остаток</text:p>
      <text:p text:style-name="P92"/>
      <text:p text:style-name="P92">Умножение 16 битного числа на 32 битное.</text:p>
      <text:p text:style-name="P92"/>
      <text:p text:style-name="P92"><text:tab/><text:tab/><text:span text:style-name="T2">RST 8</text:span></text:p>
      <text:p text:style-name="P92"><text:span text:style-name="T2"><text:tab/><text:tab/>DB _MATH </text:span><text:span text:style-name="T32">(0</text:span><text:span text:style-name="T2">x4C)</text:span></text:p>
      <text:p text:style-name="P81"><text:tab/><text:tab/>DB _MULTIPLY32 (0x03)</text:p>
      <text:p text:style-name="P92"/>
      <text:p text:style-name="P92">Регистры:</text:p>
      <text:p text:style-name="P92">на входе:<text:tab/><text:tab/><text:span text:style-name="T2">BCDE – </text:span>первый множитель</text:p>
      <text:p text:style-name="P92"><text:span text:style-name="T2"><text:tab/><text:tab/><text:tab/>BC’DE’ - </text:span>второй множитель</text:p>
      <text:p text:style-name="P92">на выходе:<text:tab/><text:span text:style-name="T2">BC’DE’BCDE - </text:span>результат</text:p>
      <text:p text:style-name="P92"/>
      <text:p text:style-name="P92">Преобразование числа в текстовую строку в десятичном виде. Требуется буфер на 11 байт (максимальное число 4294967295 завершенное байтом 0).</text:p>
      <text:p text:style-name="P92"/>
      <text:p text:style-name="P92"><text:tab/><text:tab/><text:span text:style-name="T2">RST 8</text:span></text:p>
      <text:p text:style-name="P92"><text:span text:style-name="T2"><text:tab/><text:tab/>DB _MATH (</text:span><text:span text:style-name="T32">0</text:span><text:span text:style-name="T2">x4C)</text:span></text:p>
      <text:p text:style-name="P81"><text:tab/><text:tab/>DB _HEX4DECTXT (0x04)<text:tab/></text:p>
      <text:p text:style-name="P92"/>
      <text:p text:style-name="P92">Регистры:</text:p>
      <text:p text:style-name="P92"><text:soft-page-break/>на входе:<text:tab/><text:tab/><text:span text:style-name="T2">HL – </text:span>адрес буфера для текстовой строки</text:p>
      <text:p text:style-name="P92"><text:span text:style-name="T2"><text:tab/><text:tab/><text:tab/>BCDE – </text:span><text:span text:style-name="T1">32 </text:span>битное число</text:p>
      <text:p text:style-name="P92">на выходе:<text:tab/>нет</text:p>
      <text:p text:style-name="P92"/>
      <text:p text:style-name="P92"><text:tab/><text:tab/><text:span text:style-name="T2">RST 8</text:span></text:p>
      <text:p text:style-name="P92"><text:span text:style-name="T2"><text:tab/><text:tab/>DB _MATH (</text:span><text:span text:style-name="T32">0</text:span><text:span text:style-name="T2">x4C)</text:span></text:p>
      <text:p text:style-name="P92"><text:tab/><text:tab/><text:span text:style-name="T2">DB _HEX2DECTXT (0x05)</text:span></text:p>
      <text:p text:style-name="P92"/>
      <text:p text:style-name="P92">Регистры:</text:p>
      <text:p text:style-name="P92">на входе:<text:tab/><text:tab/><text:span text:style-name="T2">HL – </text:span>адрес буфера для текстовой строки</text:p>
      <text:p text:style-name="P92"><text:span text:style-name="T2"><text:tab/><text:tab/><text:tab/>DE – </text:span>16<text:span text:style-name="T1"> </text:span>битное число</text:p>
      <text:p text:style-name="P92">на выходе:<text:tab/>нет</text:p>
      <text:p text:style-name="P92"/>
      <text:p text:style-name="P92"><text:tab/><text:tab/><text:span text:style-name="T2">RST 8</text:span></text:p>
      <text:p text:style-name="P92"><text:span text:style-name="T2"><text:tab/><text:tab/>DB _MATH (</text:span><text:span text:style-name="T32">0</text:span><text:span text:style-name="T2">x4C)</text:span></text:p>
      <text:p text:style-name="P92"><text:tab/><text:tab/><text:span text:style-name="T2">DB _HEX1DECTXT (0x06)</text:span></text:p>
      <text:p text:style-name="P92"/>
      <text:p text:style-name="P92">Регистры:</text:p>
      <text:p text:style-name="P92">на входе:<text:tab/><text:tab/><text:span text:style-name="T2">HL – </text:span>адрес буфера для текстовой строки</text:p>
      <text:p text:style-name="P92"><text:span text:style-name="T2"><text:tab/><text:tab/><text:tab/>E – </text:span>8<text:span text:style-name="T1"> </text:span>битное число</text:p>
      <text:p text:style-name="P92">на выходе:<text:tab/>нет</text:p>
      <text:p text:style-name="P92"/>
      <text:h text:style-name="P134" text:outline-level="6"><text:bookmark-start text:name="__RefHeading___Toc8323_2230053599"/>Получение номера версии прошивки.<text:bookmark-end text:name="__RefHeading___Toc8323_2230053599"/></text:h>
      <text:p text:style-name="P113">Получение номера версии прошивки в бинарном виде <text:span text:style-name="T10">(BCD </text:span><text:span text:style-name="T23">формат)</text:span>.</text:p>
      <text:p text:style-name="P113"><text:tab/><text:tab/><text:span text:style-name="T2">RST 8</text:span></text:p>
      <text:p text:style-name="P114"><text:tab/><text:tab/>DB _VERSION <text:span text:style-name="T71">(0x4D)</text:span></text:p>
      <text:p text:style-name="P110">Регистры:</text:p>
      <text:p text:style-name="P110">на входе:<text:tab/><text:tab/>нет.</text:p>
      <text:p text:style-name="P111">На выходе:<text:tab/><text:tab/><text:span text:style-name="T2">BCDE –</text:span><text:span text:style-name="T1"> 32 </text:span>битное число. Пример 0<text:span text:style-name="T1">x00005810 </text:span><text:span text:style-name="T9">соответствует</text:span> <text:span text:style-name="T69">номеру</text:span></text:p>
      <text:p text:style-name="P111"><text:span text:style-name="T69"><text:tab/><text:tab/><text:tab/>версии 0.</text:span><text:span text:style-name="T9">58.10</text:span><text:span text:style-name="T1">.</text:span></text:p>
      <text:p text:style-name="P97"/>
      <text:p text:style-name="P80"><text:span text:style-name="T14">Для </text:span>RST 8:DB 0x4<text:span text:style-name="T72">E</text:span>-4F <text:span text:style-name="T14">зарезервированы.</text:span></text:p>
      <text:p text:style-name="P97"/>
      <text:h text:style-name="Heading_20_6" text:outline-level="6"><text:bookmark-start text:name="__RefHeading__6890_904266311"/>Вызов менеджера устройств<text:bookmark-end text:name="__RefHeading__6890_904266311"/></text:h>
      <text:p text:style-name="P78"/>
      <text:p text:style-name="P81"><text:tab/><text:tab/>RST 8</text:p>
      <text:p text:style-name="P81"><text:tab/><text:tab/>DB _COM_DEV (0x50)</text:p>
      <text:p text:style-name="P81"><text:tab/><text:tab/>DB <text:span text:style-name="T14">номер подпрограммы</text:span></text:p>
      <text:p text:style-name="P78"/>
      <text:p text:style-name="P92">Регистры: описание временно отсутствует.</text:p>
      <text:p text:style-name="P92"/>
      <text:h text:style-name="Heading_20_6" text:outline-level="6"><text:bookmark-start text:name="__RefHeading__6892_904266311"/>Вызов <text:span text:style-name="T1">FAT </text:span>драйвера<text:bookmark-end text:name="__RefHeading__6892_904266311"/></text:h>
      <text:p text:style-name="P92"/>
      <text:p text:style-name="P88"><text:tab/><text:tab/><text:span text:style-name="T1">RST 8</text:span></text:p>
      <text:p text:style-name="P81"><text:tab/><text:tab/>DB _COM_FAT (0x51)</text:p>
      <text:p text:style-name="P81"><text:tab/><text:tab/>DB <text:span text:style-name="T14">номер подпрограммы</text:span></text:p>
      <text:p text:style-name="P78"/>
      <text:p text:style-name="P92">Регистры: описание временно <text:span text:style-name="T79">отсутствует.</text:span></text:p>
      <text:p text:style-name="P92"/>
      <text:h text:style-name="Heading_20_6" text:outline-level="6"><text:bookmark-start text:name="__RefHeading__6894_904266311"/><text:soft-page-break/>Вызов сортировщика найденных файлов<text:bookmark-end text:name="__RefHeading__6894_904266311"/></text:h>
      <text:p text:style-name="P92"/>
      <text:p text:style-name="P88"><text:tab/><text:tab/><text:span text:style-name="T1">RST 8</text:span></text:p>
      <text:p text:style-name="P81"><text:tab/><text:tab/>DB _SORT_FINDFILES (0x52)</text:p>
      <text:p text:style-name="P78"/>
      <text:p text:style-name="P92">Регистры: описание временно отсутствует.</text:p>
      <text:p text:style-name="P92"/>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2"/>
      <text:p text:style-name="P88"><text:tab/><text:tab/><text:span text:style-name="T1">RST 8</text:span></text:p>
      <text:p text:style-name="P81"><text:tab/><text:tab/>DB _MOUNTER (0x53)</text:p>
      <text:p text:style-name="P81"><text:tab/><text:tab/>DB <text:span text:style-name="T14">номер подпрограммы</text:span></text:p>
      <text:p text:style-name="P92"/>
      <text:p text:style-name="P92">Подпрограммы:</text:p>
      <text:p text:style-name="P88"/>
      <text:h text:style-name="Heading_20_6" text:outline-level="6"><text:bookmark-start text:name="__RefHeading__6898_904266311"/>Монтирование образа.<text:bookmark-end text:name="__RefHeading__6898_904266311"/></text:h>
      <text:p text:style-name="P88"/>
      <text:p text:style-name="P88"><text:tab/><text:tab/><text:span text:style-name="T1">RST 8</text:span></text:p>
      <text:p text:style-name="P81"><text:tab/><text:tab/>DB _MOUNTER (0x53)</text:p>
      <text:p text:style-name="P81"><text:tab/><text:tab/>DB _OPEN_MOUNT (0x00)</text:p>
      <text:p text:style-name="P78"/>
      <text:p text:style-name="P92">Регистры:</text:p>
      <text:p text:style-name="P92">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92">на выходе:<text:tab/>нет</text:p>
      <text:p text:style-name="P92"/>
      <text:h text:style-name="Heading_20_6" text:outline-level="6"><text:bookmark-start text:name="__RefHeading__6900_904266311"/>Чтение/запись примонтированных образов.<text:bookmark-end text:name="__RefHeading__6900_904266311"/></text:h>
      <text:p text:style-name="P92"/>
      <text:p text:style-name="P88"><text:tab/><text:tab/><text:span text:style-name="T1">RST 8</text:span></text:p>
      <text:p text:style-name="P81"><text:tab/><text:tab/>DB _MOUNTER (0x53)</text:p>
      <text:p text:style-name="P81"><text:tab/><text:tab/>DB _RDWR_MOUNT (0x01)</text:p>
      <text:p text:style-name="P81"/>
      <text:p text:style-name="P92">Регистры:</text:p>
      <text:p text:style-name="P92">на входе:<text:tab/><text:tab/><text:span text:style-name="T1">A=</text:span>биты 1-0=номер дисковода (0-3)</text:p>
      <text:p text:style-name="P92"><text:tab/><text:tab/><text:tab/> <text:s text:c="4"/>бит 7=0-чтение образа</text:p>
      <text:p text:style-name="P92"><text:tab/><text:tab/><text:tab/> <text:s text:c="4"/>бит 7=1-запись образа</text:p>
      <text:p text:style-name="P92"><text:tab/><text:tab/><text:tab/><text:span text:style-name="T1">D=</text:span>номер трека </text:p>
      <text:p text:style-name="P92"><text:span text:style-name="T1"><text:tab/><text:tab/><text:tab/>E=</text:span>номер сектора</text:p>
      <text:p text:style-name="P92"><text:span text:style-name="T1"><text:tab/><text:tab/><text:tab/>HL=</text:span>адрес чтения/записи</text:p>
      <text:p text:style-name="P92">на выходе:<text:tab/>нет</text:p>
      <text:p text:style-name="P92"/>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78"/>
      <text:p text:style-name="P88"><text:tab/><text:tab/><text:span text:style-name="T1">RST 8</text:span></text:p>
      <text:p text:style-name="P81"><text:tab/><text:tab/>DB _MOUNTER (0x53)</text:p>
      <text:p text:style-name="P81"><text:tab/><text:tab/>DB <text:span text:style-name="T14">_FIND_MOUNTED</text:span> (0x02)</text:p>
      <text:p text:style-name="P81"/>
      <text:p text:style-name="P92">Регистры:</text:p>
      <text:p text:style-name="P92">на входе:<text:tab/><text:tab/>нет</text:p>
      <text:p text:style-name="P92">на выходе:<text:tab/>нет</text:p>
      <text:p text:style-name="P92"/>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92"/>
      <text:p text:style-name="P88"><text:tab/><text:tab/><text:span text:style-name="T1">RST 8</text:span></text:p>
      <text:p text:style-name="P81"><text:tab/><text:tab/>DB _MOUNTER (0x53)</text:p>
      <text:p text:style-name="P81"><text:tab/><text:tab/>DB _GET_MOUNTED (0x03)</text:p>
      <text:p text:style-name="P78"/>
      <text:p text:style-name="P92">Регистры:</text:p>
      <text:p text:style-name="P92">на входе:<text:tab/><text:tab/><text:span text:style-name="T1">HL=</text:span>адрес куда считать описатели (256 байт)</text:p>
      <text:p text:style-name="P92">на выходе:<text:tab/>нет</text:p>
      <text:p text:style-name="P92"/>
      <text:p text:style-name="P92">Формат описателей примонтированных образов (64 байта на образ):</text:p>
      <text:p text:style-name="P92"/>
      <text:p text:style-name="P92">+<text:span text:style-name="T1">0x</text:span>00...<text:tab/>описатель примонтированного файла</text:p>
      <text:p text:style-name="P92">...+<text:span text:style-name="T1">0x</text:span>1<text:span text:style-name="T1">F<text:tab/></text:span>скопированный с <text:span text:style-name="T1">FAT</text:span></text:p>
      <text:p text:style-name="P92">+0<text:span text:style-name="T1">x20<text:tab/></text:span>флаговый (пока не используется), биты:</text:p>
      <text:p text:style-name="P92"><text:tab/><text:tab/>7-</text:p>
      <text:p text:style-name="P92"><text:tab/><text:tab/>6-</text:p>
      <text:p text:style-name="P92"><text:tab/><text:tab/>5-</text:p>
      <text:p text:style-name="P92"><text:tab/><text:tab/>4-</text:p>
      <text:p text:style-name="P92"><text:tab/><text:tab/>3-</text:p>
      <text:p text:style-name="P92"><text:tab/><text:tab/>2-</text:p>
      <text:p text:style-name="P92"><text:tab/><text:tab/>1-</text:p>
      <text:p text:style-name="P92"><text:tab/><text:tab/>0-</text:p>
      <text:p text:style-name="P92">+0<text:span text:style-name="T1">x21<text:tab/></text:span>тип образа (реализована только поддержка <text:span text:style-name="T1">TRD)</text:span></text:p>
      <text:p text:style-name="P92"><text:span text:style-name="T1">+0x22<text:tab/></text:span>шаг кластеров (при размере файла в кластерах более 64)</text:p>
      <text:p text:style-name="P78">+0x23<text:tab/><text:span text:style-name="T14">тип раздела (</text:span>0,1,2 <text:span text:style-name="T14">для </text:span>FAT 12/16/32 соответственно<text:span text:style-name="T14">)</text:span></text:p>
      <text:p text:style-name="P78">+0x24<text:tab/><text:span text:style-name="T14">номер выбранного раздела</text:span></text:p>
      <text:p text:style-name="P78">+0x25<text:tab/><text:span text:style-name="T14">адрес вызываемого драйвера для работы с примонтированным образом</text:span></text:p>
      <text:p text:style-name="P78"><text:span text:style-name="T14">+0</text:span>x<text:span text:style-name="T14">2</text:span>7<text:span text:style-name="T14"><text:tab/>адрес вызываемого драйвера раздела где находится примонтированный образами</text:span></text:p>
      <text:p text:style-name="P78">+0x2<text:span text:style-name="T14">9<text:tab/>номер монтируемого дисковода</text:span></text:p>
      <text:p text:style-name="P92"/>
      <text:h text:style-name="Heading_20_6" text:outline-level="6"><text:bookmark-start text:name="__RefHeading__6906_904266311"/>Демонтирование образов.<text:bookmark-end text:name="__RefHeading__6906_904266311"/></text:h>
      <text:p text:style-name="P92"/>
      <text:p text:style-name="P88"><text:tab/><text:tab/><text:span text:style-name="T1">RST 8</text:span></text:p>
      <text:p text:style-name="P81"><text:tab/><text:tab/>DB _MOUNTER (0x53)</text:p>
      <text:p text:style-name="P81"><text:tab/><text:tab/>DB _CLOSEMOUNT (0x04)</text:p>
      <text:p text:style-name="P78"/>
      <text:p text:style-name="P92">Регистры:</text:p>
      <text:p text:style-name="P92">на входе:<text:tab/><text:tab/><text:span text:style-name="T2">A=</text:span>номер демонтируемого дисковода</text:p>
      <text:p text:style-name="P92">на выходе:<text:tab/>нет</text:p>
      <text:p text:style-name="P92"/>
      <text:h text:style-name="Heading_20_6" text:outline-level="6"><text:bookmark-start text:name="__RefHeading__6908_904266311"/>Загрузка образа в рамдиск.<text:bookmark-end text:name="__RefHeading__6908_904266311"/></text:h>
      <text:p text:style-name="P92"/>
      <text:p text:style-name="P88"><text:tab/><text:tab/><text:span text:style-name="T1">RST 8</text:span></text:p>
      <text:p text:style-name="P81"><text:tab/><text:tab/>DB _MOUNTER (0x53)</text:p>
      <text:p text:style-name="P81"><text:tab/><text:tab/>DB _LOADIMAGE (0x05)</text:p>
      <text:p text:style-name="P78"/>
      <text:p text:style-name="P92">Регистры: </text:p>
      <text:p text:style-name="P101">на входе:<text:tab/><text:tab/>нет.</text:p>
      <text:p text:style-name="P101">на выходе:<text:tab/>нет.</text:p>
      <text:p text:style-name="P92"/>
      <text:h text:style-name="P135" text:outline-level="6"><text:bookmark-start text:name="__RefHeading___Toc8144_2723042641"/><text:soft-page-break/>Функция <text:span text:style-name="T67">отсутствует.</text:span><text:bookmark-end text:name="__RefHeading___Toc8144_2723042641"/></text:h>
      <text:p text:style-name="P89"/>
      <text:p text:style-name="P102"><text:span text:style-name="T44"><text:tab/><text:tab/></text:span><text:span text:style-name="T51">RST 8</text:span></text:p>
      <text:p text:style-name="P83"><text:tab/><text:tab/>DB _MOUNTER (0x53)</text:p>
      <text:p text:style-name="P83"><text:tab/><text:tab/>DB (0x0<text:span text:style-name="T19">6</text:span>)</text:p>
      <text:p text:style-name="P79"/>
      <text:p text:style-name="P96">Регистры: <text:tab/><text:span text:style-name="T67">нет</text:span>.</text:p>
      <text:p text:style-name="P96"/>
      <text:h text:style-name="P136" text:outline-level="6"><text:bookmark-start text:name="__RefHeading___Toc8146_2723042641"/>Получение описателя файла загруженного в рамдиск.<text:bookmark-end text:name="__RefHeading___Toc8146_2723042641"/></text:h>
      <text:p text:style-name="P89"/>
      <text:p text:style-name="P102"><text:span text:style-name="T44"><text:tab/><text:tab/></text:span><text:span text:style-name="T51">RST 8</text:span></text:p>
      <text:p text:style-name="P83"><text:tab/><text:tab/>DB _MOUNTER (0x53)</text:p>
      <text:p text:style-name="P83"><text:tab/><text:tab/>DB _REST_NAMELOAD (0x0<text:span text:style-name="T19">7</text:span>)</text:p>
      <text:p text:style-name="P79"/>
      <text:p text:style-name="P96">Регистры:</text:p>
      <text:p text:style-name="P100">на входе:<text:tab/><text:tab/><text:span text:style-name="T2">HL</text:span><text:span text:style-name="T1"> – </text:span>адрес куда переносить описатель.</text:p>
      <text:p text:style-name="P100">на выходе:<text:tab/>нет.</text:p>
      <text:p text:style-name="P92"/>
      <text:h text:style-name="P137" text:outline-level="6"><text:bookmark-start text:name="__RefHeading___Toc8148_2723042641"/>Проверка примонтированного образа <text:span text:style-name="T63">на указанной букве</text:span>.<text:bookmark-end text:name="__RefHeading___Toc8148_2723042641"/></text:h>
      <text:p text:style-name="P90"/>
      <text:p text:style-name="P103"><text:span text:style-name="T44"><text:tab/><text:tab/></text:span><text:span text:style-name="T51">RST 8</text:span></text:p>
      <text:p text:style-name="P84"><text:tab/><text:tab/>DB _MOUNTER (0x53)</text:p>
      <text:p text:style-name="P84"><text:tab/><text:tab/>DB _CMP_DRIVE (0x0<text:span text:style-name="T20">8</text:span>)</text:p>
      <text:p text:style-name="P79"/>
      <text:p text:style-name="P96">Регистры: описание временно отсутствует.</text:p>
      <text:p text:style-name="P96"/>
      <text:h text:style-name="P138" text:outline-level="6"><text:bookmark-start text:name="__RefHeading___Toc8150_2723042641"/>Получение битов смонтированных дисков.<text:bookmark-end text:name="__RefHeading___Toc8150_2723042641"/></text:h>
      <text:p text:style-name="P112"/>
      <text:p text:style-name="P104"><text:span text:style-name="T44"><text:tab/><text:tab/></text:span><text:span text:style-name="T51">RST 8</text:span></text:p>
      <text:p text:style-name="P85"><text:tab/><text:tab/>DB _MOUNTER (0x53)</text:p>
      <text:p text:style-name="P85"><text:tab/><text:tab/>DB _GET_VIRT_BITS (0x0<text:span text:style-name="T21">9</text:span>)</text:p>
      <text:p text:style-name="P79"/>
      <text:p text:style-name="P96">Регистры: описание временно отсутствует.</text:p>
      <text:p text:style-name="P96"/>
      <text:h text:style-name="P139" text:outline-level="6"><text:bookmark-start text:name="__RefHeading___Toc8152_2723042641"/>Монтирование рамдиска<text:bookmark-end text:name="__RefHeading___Toc8152_2723042641"/></text:h>
      <text:p text:style-name="P91"/>
      <text:p text:style-name="P105"><text:span text:style-name="T44"><text:tab/><text:tab/></text:span><text:span text:style-name="T51">RST 8</text:span></text:p>
      <text:p text:style-name="P86"><text:tab/><text:tab/>DB _MOUNTER (0x53)</text:p>
      <text:p text:style-name="P86"><text:tab/><text:tab/>DB _MOUNT_RAMDISK (0x0<text:span text:style-name="T64">A)</text:span></text:p>
      <text:p text:style-name="P79"/>
      <text:p text:style-name="P96">Регистры: описание временно отсутствует.</text:p>
      <text:p text:style-name="P96"/>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2"/>
      <text:p text:style-name="P88"><text:tab/><text:tab/><text:span text:style-name="T1">RST 8</text:span></text:p>
      <text:p text:style-name="P81"><text:tab/><text:tab/>DB _INST_FATBOOT (0x54)</text:p>
      <text:p text:style-name="P78"/>
      <text:p text:style-name="P92">Регистры:</text:p>
      <text:p text:style-name="P92">на входе:<text:tab/><text:tab/><text:span text:style-name="T2">HL</text:span><text:span text:style-name="T1">-</text:span>адрес копирования переменных <text:span text:style-name="T1">FAT </text:span>текущего выбранного раздела</text:p>
      <text:p text:style-name="P92">на выходе:<text:tab/>нет</text:p>
      <text:p text:style-name="P78"/>
      <text:h text:style-name="Heading_20_6" text:outline-level="6"><text:bookmark-start text:name="__RefHeading__6912_904266311"/><text:soft-page-break/>Работа с ячейками <text:span text:style-name="T1">CMOS</text:span><text:bookmark-end text:name="__RefHeading__6912_904266311"/></text:h>
      <text:p text:style-name="P78"/>
      <text:p text:style-name="P81"><text:tab/><text:tab/>RST 8</text:p>
      <text:p text:style-name="P81"><text:tab/><text:tab/>DB _CMOS_RW (0x55)</text:p>
      <text:p text:style-name="P81"><text:tab/><text:tab/>DB <text:span text:style-name="T14">номер подпрограммы</text:span></text:p>
      <text:p text:style-name="P78"/>
      <text:h text:style-name="Heading_20_6" text:outline-level="6"><text:bookmark-start text:name="__RefHeading__6914_904266311"/><text:span text:style-name="T14">Проверка </text:span>CRC CMOS<text:bookmark-end text:name="__RefHeading__6914_904266311"/></text:h>
      <text:p text:style-name="Standard"><text:s/><text:span text:style-name="T14">и инициализация при не совпадении до дефолтных установок..</text:span></text:p>
      <text:p text:style-name="P78"/>
      <text:p text:style-name="P81"><text:tab/><text:tab/>RST 8</text:p>
      <text:p text:style-name="P81"><text:tab/><text:tab/>DB _CMOS_RW (0x55)</text:p>
      <text:p text:style-name="P81"><text:tab/><text:tab/>DB _INIT_CMOS (0x00)</text:p>
      <text:p text:style-name="P81"/>
      <text:p text:style-name="P92">Регистры:</text:p>
      <text:p text:style-name="P92">на входе:<text:tab/><text:tab/>нет</text:p>
      <text:p text:style-name="P92">на выходе:<text:tab/>нет</text:p>
      <text:p text:style-name="P78"/>
      <text:h text:style-name="Heading_20_6" text:outline-level="6"><text:bookmark-start text:name="__RefHeading__6916_904266311"/><text:span text:style-name="T14">Чтение ячейки </text:span>CMOS<text:bookmark-end text:name="__RefHeading__6916_904266311"/></text:h>
      <text:p text:style-name="Standard"><text:s/><text:span text:style-name="T14">Для более быстрого чтения можно использовать свою процедуру.</text:span></text:p>
      <text:p text:style-name="P78"/>
      <text:p text:style-name="P81"><text:tab/><text:tab/>RST 8</text:p>
      <text:p text:style-name="P81"><text:tab/><text:tab/>DB _CMOS_RW (0x55)</text:p>
      <text:p text:style-name="P81"><text:tab/><text:tab/>DB _READ_CMOS (0x01)</text:p>
      <text:p text:style-name="P81"/>
      <text:p text:style-name="P92">Регистры:</text:p>
      <text:p text:style-name="P92">на входе:<text:tab/><text:tab/><text:span text:style-name="T1">H=</text:span>адрес ячейки</text:p>
      <text:p text:style-name="P92">на выходе:<text:tab/><text:span text:style-name="T1">A=L=</text:span>прочитанное значение</text:p>
      <text:p text:style-name="P78"/>
      <text:h text:style-name="Heading_20_6" text:outline-level="6"><text:bookmark-start text:name="__RefHeading__6918_904266311"/><text:span text:style-name="T14">Запись ячейки </text:span>CMOS.<text:bookmark-end text:name="__RefHeading__6918_904266311"/></text:h>
      <text:p text:style-name="P78"><text:span text:style-name="T14">При изменении настроек </text:span>Evo Reset Service <text:span text:style-name="T14">вызывать обязательно, при записи пересчитывается </text:span>CRC <text:span text:style-name="T14">сумма. При прямой записи не будет изменена </text:span>CRC <text:span text:style-name="T14">сумма и при последующем сбросе все настройки будут перезаписаны дефолтными значениями.</text:span></text:p>
      <text:p text:style-name="P81"/>
      <text:p text:style-name="P81"><text:tab/><text:tab/>RST 8</text:p>
      <text:p text:style-name="P81"><text:tab/><text:tab/>DB _CMOS_RW (0x55)</text:p>
      <text:p text:style-name="P81"><text:tab/><text:tab/>DB _WRITE_CMOS (0x02)</text:p>
      <text:p text:style-name="P81"/>
      <text:p text:style-name="P92">Регистры:</text:p>
      <text:p text:style-name="P92">на входе:<text:tab/><text:tab/><text:span text:style-name="T1">H=</text:span>адрес ячейки</text:p>
      <text:p text:style-name="P92"><text:tab/><text:tab/><text:tab/><text:span text:style-name="T1">L</text:span>=число для записи</text:p>
      <text:p text:style-name="P92">на выходе:<text:tab/>нет</text:p>
      <text:p text:style-name="P78"/>
      <text:h text:style-name="Heading_20_6" text:outline-level="6"><text:bookmark-start text:name="__RefHeading__6920_904266311"/>Принудительный сброс настроек до дефолтных значений.<text:bookmark-end text:name="__RefHeading__6920_904266311"/></text:h>
      <text:p text:style-name="P78"/>
      <text:p text:style-name="P81"><text:tab/><text:tab/>RST 8</text:p>
      <text:p text:style-name="P81"><text:tab/><text:tab/>DB _CMOS_RW (0x55)</text:p>
      <text:p text:style-name="P81"><text:tab/><text:tab/>DB _CLEAR_CMOS (0x03)</text:p>
      <text:p text:style-name="P81"/>
      <text:p text:style-name="P92">Регистры:</text:p>
      <text:p text:style-name="P92">на входе:<text:tab/><text:tab/>нет</text:p>
      <text:p text:style-name="P92">на выходе:<text:tab/>нет</text:p>
      <text:p text:style-name="P92"/>
      <text:h text:style-name="Heading_20_6" text:outline-level="6"><text:bookmark-start text:name="__RefHeading___Toc7911_410474887"/><text:soft-page-break/>Установка палитры. <text:bookmark-end text:name="__RefHeading___Toc7911_410474887"/></text:h>
      <text:p text:style-name="P78"><text:span text:style-name="T14">Записывает 16 байт из указанного адреса, если </text:span>A <text:span text:style-name="T14">не равен 0. Стандартная палитра Спектрум режима: 0x00, 0x21, 0x42, 0x63, 0x90, 0xB1, 0xD2, 0xF3, 0xE0, 0xE1, 0xE2, 0xE3, 0xF0, 0xF1, 0xF2, 0xF3.</text:span></text:p>
      <text:p text:style-name="P92"/>
      <text:p text:style-name="P78"><text:span text:style-name="T14"><text:tab/><text:tab/></text:span><text:span text:style-name="T32">RST 8</text:span></text:p>
      <text:p text:style-name="P78"><text:span text:style-name="T32"><text:tab/><text:tab/>DB _SETUP_PAL </text:span><text:span text:style-name="T17">(0</text:span><text:span text:style-name="T32">x56)</text:span></text:p>
      <text:p text:style-name="P78"/>
      <text:p text:style-name="P92">Регистры:</text:p>
      <text:p text:style-name="P92">на входе:<text:tab/><text:tab/><text:span text:style-name="T1">A=0 - </text:span>запись стандартной Спектрум палитры</text:p>
      <text:p text:style-name="P92"><text:tab/><text:tab/><text:tab/><text:span text:style-name="T1">A&gt;0 - HL=</text:span>адрес палитры</text:p>
      <text:p text:style-name="P92">на выходе:<text:tab/>нет</text:p>
      <text:p text:style-name="P92"/>
      <text:h text:style-name="Heading_20_6" text:outline-level="6"><text:bookmark-start text:name="__RefHeading___Toc7913_410474887"/>Установка шрифта.<text:bookmark-end text:name="__RefHeading___Toc7913_410474887"/></text:h>
      <text:p text:style-name="P92"/>
      <text:p text:style-name="P78"><text:span text:style-name="T14"><text:tab/><text:tab/></text:span><text:span text:style-name="T32">RST 8</text:span></text:p>
      <text:p text:style-name="P81"><text:tab/><text:tab/>DB _SETUP_FONT (0x57)</text:p>
      <text:p text:style-name="P78"/>
      <text:p text:style-name="P92">Регистры:</text:p>
      <text:p text:style-name="P92">на входе:<text:tab/><text:tab/><text:span text:style-name="T1">A=0 – </text:span>установка <text:span text:style-name="T1">ATM </text:span>шрифта</text:p>
      <text:p text:style-name="P92"><text:span text:style-name="T1"><text:tab/><text:tab/><text:tab/>A=1 – </text:span>установка <text:span text:style-name="T1">CP866 </text:span>шрифта</text:p>
      <text:p text:style-name="P78"><text:tab/><text:tab/><text:tab/>A=2 – <text:span text:style-name="T14">установка произвольного шрифта, при этом </text:span></text:p>
      <text:p text:style-name="P78"><text:span text:style-name="T14"><text:tab/><text:tab/><text:tab/></text:span>HL – <text:span text:style-name="T14">адрес устанавливаемого шрифта (адрес шрифта должен находиться в <text:tab/><text:tab/><text:tab/><text:tab/><text:tab/>адресах </text:span>0x4000<text:span text:style-name="T14"> - 0</text:span>xFFFF, <text:span text:style-name="T27">не проверяется</text:span>)</text:p>
      <text:p text:style-name="P92">на выходе:<text:tab/>нет</text:p>
      <text:h text:style-name="P130"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92">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2"/>
      <text:h text:style-name="Heading_20_6" text:outline-level="6"><text:bookmark-start text:name="__RefHeading__6922_904266311"/>Поиск и инициализация драйверов устройств.<text:bookmark-end text:name="__RefHeading__6922_904266311"/></text:h>
      <text:p text:style-name="P92"/>
      <text:p text:style-name="P92"><text:tab/><text:tab/><text:span text:style-name="T2">RST 8</text:span></text:p>
      <text:p text:style-name="P81"><text:tab/><text:tab/>DB _COM_DEV (0x50)</text:p>
      <text:p text:style-name="P81"><text:tab/><text:tab/>DB _DEVFIND (0x00)</text:p>
      <text:p text:style-name="P92"/>
      <text:p text:style-name="P92">Регистры:</text:p>
      <text:p text:style-name="P92">на входе:<text:tab/><text:tab/>нет</text:p>
      <text:p text:style-name="P92">на выходе:<text:tab/><text:span text:style-name="T2">D </text:span><text:span text:style-name="T1">- </text:span>номер текущего выбранного раздела</text:p>
      <text:p text:style-name="P92"><text:tab/><text:tab/><text:tab/><text:span text:style-name="T2">E </text:span>- количество найденных разделов</text:p>
      <text:p text:style-name="P92"><text:tab/><text:tab/><text:tab/><text:span text:style-name="T2">A </text:span><text:span text:style-name="T1">- </text:span>тип текущего выбранного раздела (0-<text:span text:style-name="T1">FAT12, 1-FAT16, 2-FAT32)</text:span></text:p>
      <text:p text:style-name="P92"><text:span text:style-name="T1"><text:tab/><text:tab/><text:tab/></text:span>флаг <text:span text:style-name="T2">C</text:span>=1 - ничего не найдено.</text:p>
      <text:p text:style-name="P78"/>
      <text:h text:style-name="Heading_20_6" text:outline-level="6"><text:bookmark-start text:name="__RefHeading__6924_904266311"/>Выбор раздела.<text:bookmark-end text:name="__RefHeading__6924_904266311"/></text:h>
      <text:p text:style-name="P92">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2"/>
      <text:p text:style-name="P92"><text:tab/><text:tab/><text:span text:style-name="T2">RST 8</text:span></text:p>
      <text:p text:style-name="P81"><text:tab/><text:tab/>DB _COM_DEV (0x50)</text:p>
      <text:p text:style-name="P81"><text:tab/><text:tab/>DB _SET_VOL (0x01)</text:p>
      <text:p text:style-name="P78"/>
      <text:p text:style-name="P92"><text:soft-page-break/>Регистры:</text:p>
      <text:p text:style-name="P92">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2">на выходе:<text:tab/>флаг <text:span text:style-name="T2">C</text:span><text:span text:style-name="T32">=</text:span>1<text:span text:style-name="T2"> - </text:span>попытка выбрать не существующий раздел.</text:p>
      <text:p text:style-name="P92"/>
      <text:h text:style-name="Heading_20_6" text:outline-level="6"><text:bookmark-start text:name="__RefHeading___Toc7915_410474887"/>Получение количества найденных разделов, номер текущего и его тип<text:span text:style-name="T41">. </text:span><text:bookmark-end text:name="__RefHeading___Toc7915_410474887"/></text:h>
      <text:p text:style-name="P115">Выдает на выходе тоже, что и функция поиска устройств.</text:p>
      <text:p text:style-name="P92"/>
      <text:p text:style-name="P92"><text:tab/><text:tab/><text:span text:style-name="T2">RST 8</text:span></text:p>
      <text:p text:style-name="P81"><text:tab/><text:tab/>DB _COM_DEV (0x50)</text:p>
      <text:p text:style-name="P81"><text:tab/><text:tab/>DB _KOL_VOL (0x02)</text:p>
      <text:p text:style-name="P78"/>
      <text:p text:style-name="P92">Регистры:</text:p>
      <text:p text:style-name="P92">на входе:<text:tab/><text:tab/>нет</text:p>
      <text:p text:style-name="P92">на выходе:<text:tab/><text:span text:style-name="T2">D </text:span><text:span text:style-name="T1">- </text:span>номер текущего выбранного раздела</text:p>
      <text:p text:style-name="P92"><text:tab/><text:tab/><text:tab/><text:span text:style-name="T2">E </text:span>- количество найденных разделов</text:p>
      <text:p text:style-name="P92"><text:tab/><text:tab/><text:tab/><text:span text:style-name="T2">A </text:span><text:span text:style-name="T1">- </text:span>тип текущего раздела (0-<text:span text:style-name="T1">FAT12, 1-FAT16, 2-FAT32)</text:span></text:p>
      <text:p text:style-name="P92"><text:span text:style-name="T1"><text:tab/><text:tab/><text:tab/>флаг </text:span><text:span text:style-name="T2">C</text:span><text:span text:style-name="T1">=1 - ничего не найдено.</text:span></text:p>
      <text:p text:style-name="P78"/>
      <text:h text:style-name="Heading_20_6" text:outline-level="6"><text:bookmark-start text:name="__RefHeading__6928_904266311"/>Получить таблицу найденных разделов.<text:bookmark-end text:name="__RefHeading__6928_904266311"/></text:h>
      <text:p text:style-name="P92"/>
      <text:p text:style-name="P92"><text:tab/><text:tab/><text:span text:style-name="T2">RST 8</text:span></text:p>
      <text:p text:style-name="P81"><text:tab/><text:tab/>DB _COM_DEV (0x50)</text:p>
      <text:p text:style-name="P81"><text:tab/><text:tab/>DB _GET_FNDVOLUME (0x03)</text:p>
      <text:p text:style-name="P78"/>
      <text:p text:style-name="P92">Регистры:</text:p>
      <text:p text:style-name="P92">на входе:<text:tab/><text:tab/><text:span text:style-name="T2">HL</text:span><text:span text:style-name="T1"> – </text:span>адрес куда перенести таблицу. В указанный адрес переносится 256 байт.</text:p>
      <text:p text:style-name="P92">на выходе:<text:tab/>нет</text:p>
      <text:p text:style-name="P92"/>
      <text:p text:style-name="P93">На каждый найденный раздел отведено 8 байт, максимум найденных разделов 26 (по количеству букв <text:span text:style-name="T1">A...Z</text:span>). Формат таблицы:</text:p>
      <text:p text:style-name="P92"/>
      <text:p text:style-name="P92">+0 <text:s text:c="4"/><text:span text:style-name="T1">=<text:tab/></text:span>0-<text:span text:style-name="T1">FDD </text:span>drive <text:span text:style-name="T1">A</text:span></text:p>
      <text:p text:style-name="P92"><text:tab/><text:tab/>1-<text:span text:style-name="T1">FDD drive</text:span> B</text:p>
      <text:p text:style-name="P92"><text:tab/><text:tab/>2-<text:span text:style-name="T1">FDD drive</text:span> C</text:p>
      <text:p text:style-name="P92"><text:tab/><text:tab/>3-<text:span text:style-name="T1">FDD drive</text:span> D</text:p>
      <text:p text:style-name="P92"><text:tab/><text:tab/>4-SD карта ZC</text:p>
      <text:p text:style-name="P92"><text:tab/><text:tab/>5-SD карта <text:span text:style-name="T1">NeoGS</text:span></text:p>
      <text:p text:style-name="P92"><text:tab/><text:tab/>6-HDD N<text:span text:style-name="T1">emo</text:span></text:p>
      <text:p text:style-name="P92"><text:tab/><text:tab/>7-HDD SMUC</text:p>
      <text:p text:style-name="P92"><text:tab/><text:tab/>8-HDD DIVIDE</text:p>
      <text:p text:style-name="P92"><text:tab/><text:tab/>9-HDD PROFI</text:p>
      <text:p text:style-name="P92"><text:tab/><text:tab/><text:span text:style-name="T1">0x0</text:span>A-HDD TURBO2+</text:p>
      <text:p text:style-name="P92">+1 <text:s text:c="4"/>=<text:tab/>для SD всегда 0</text:p>
      <text:p text:style-name="P92"><text:tab/><text:tab/>для HDD 0-<text:span text:style-name="T1">Master</text:span>, 1-<text:span text:style-name="T1">Slave</text:span></text:p>
      <text:p text:style-name="P92">+2 <text:s text:c="4"/><text:span text:style-name="T1">=<text:tab/></text:span>тип раздела, сейчас только разделы:</text:p>
      <text:p text:style-name="P92"><text:tab/><text:tab/>0 - FAT12 (1)</text:p>
      <text:p text:style-name="P92"><text:tab/><text:tab/>1 <text:span text:style-name="T1">-</text:span> FAT16 (<text:span text:style-name="T1">4,6,0x0E</text:span>)</text:p>
      <text:p text:style-name="P92"><text:tab/><text:tab/>2 –<text:span text:style-name="T1"> </text:span>FAT32 <text:span text:style-name="T1">(0x0B</text:span>,<text:span text:style-name="T1">0x0C)</text:span></text:p>
      <text:p text:style-name="P92">+3 <text:s text:c="4"/>=<text:tab/>стартовый сектор раздела</text:p>
      <text:p text:style-name="P92">+7 <text:s text:c="4"/>=<text:tab/>резерв</text:p>
      <text:p text:style-name="P92"/>
      <text:p text:style-name="P92">Дисководы пока никак не поддержаны.</text:p>
      <text:p text:style-name="P92"><text:soft-page-break/></text:p>
      <text:h text:style-name="Heading_20_6" text:outline-level="6"><text:bookmark-start text:name="__RefHeading___Toc7917_410474887"/>Вызов драйвера выбранного устройства.<text:bookmark-end text:name="__RefHeading___Toc7917_410474887"/></text:h>
      <text:p text:style-name="P92"/>
      <text:p text:style-name="P78"><text:span text:style-name="T14"><text:tab/><text:tab/></text:span><text:span text:style-name="T32">RST 8</text:span></text:p>
      <text:p text:style-name="P81"><text:tab/><text:tab/>DB _COM_DEV (0x50)</text:p>
      <text:p text:style-name="P81"><text:tab/><text:tab/>DB _TO_DRV (0x04)</text:p>
      <text:p text:style-name="P115"/>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2"/>
      <text:p text:style-name="P92"><text:tab/><text:tab/><text:span text:style-name="T2">RST 8</text:span></text:p>
      <text:p text:style-name="P81"><text:tab/><text:tab/>DB _COM_DEV (0x50)</text:p>
      <text:p text:style-name="P92"><text:tab/><text:tab/><text:span text:style-name="T2">DB </text:span><text:span text:style-name="T32">_SET_DEVICE </text:span><text:span text:style-name="T2">(0x05)</text:span></text:p>
      <text:p text:style-name="P92"/>
      <text:h text:style-name="Heading_20_6" text:outline-level="6"><text:bookmark-start text:name="__RefHeading__6934_904266311"/>Контроль наличия <text:span text:style-name="T1">SD </text:span>карт.<text:bookmark-end text:name="__RefHeading__6934_904266311"/></text:h>
      <text:p text:style-name="P92"/>
      <text:p text:style-name="P92"><text:tab/><text:tab/><text:span text:style-name="T2">RST 8</text:span></text:p>
      <text:p text:style-name="P81"><text:tab/><text:tab/>DB _COM_DEV (0x50)</text:p>
      <text:p text:style-name="P92"><text:tab/><text:tab/><text:span text:style-name="T2">DB </text:span><text:span text:style-name="T32">_CONTROL_SD </text:span><text:span text:style-name="T2">(0x06)</text:span></text:p>
      <text:p text:style-name="P92"/>
      <text:h text:style-name="Heading_20_6" text:outline-level="6"><text:bookmark-start text:name="__RefHeading__6936_904266311"/>Прямой вызов драйвера <text:span text:style-name="T1">HDD.</text:span><text:bookmark-end text:name="__RefHeading__6936_904266311"/></text:h>
      <text:p text:style-name="P92"/>
      <text:p text:style-name="P92"><text:tab/><text:tab/><text:span text:style-name="T2">RST 8</text:span></text:p>
      <text:p text:style-name="P81"><text:tab/><text:tab/>DB _COM_DEV (0x50)</text:p>
      <text:p text:style-name="P92"><text:tab/><text:tab/><text:span text:style-name="T2">DB </text:span><text:span text:style-name="T32">_COMHDDN </text:span><text:span text:style-name="T2">(0x07)</text:span></text:p>
      <text:p text:style-name="P92"/>
      <text:h text:style-name="Heading_20_6" text:outline-level="6"><text:bookmark-start text:name="__RefHeading___Toc7921_410474887"/>Полная переинициализация раздела.<text:bookmark-end text:name="__RefHeading___Toc7921_410474887"/></text:h>
      <text:p text:style-name="P92"/>
      <text:p text:style-name="P92"><text:tab/><text:tab/><text:span text:style-name="T2">RST 8</text:span></text:p>
      <text:p text:style-name="P81"><text:tab/><text:tab/>DB COM_DEV (0x50)</text:p>
      <text:p text:style-name="P81"><text:tab/><text:tab/>DB _FREINIT_VOL (0x08)</text:p>
      <text:h text:style-name="P130"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2">Используется менеджером устройств, не рекомендуется вызывать.</text:p>
      <text:p text:style-name="P92"/>
      <text:p text:style-name="P92"><text:tab/><text:tab/><text:span text:style-name="T2">RST 8</text:span></text:p>
      <text:p text:style-name="P81"><text:tab/><text:tab/>DB _COM_FAT (0x51)</text:p>
      <text:p text:style-name="P81"><text:tab/><text:tab/>DB _INIT_FATVARS (0x00)</text:p>
      <text:p text:style-name="P78"/>
      <text:p text:style-name="P92">Регистры:</text:p>
      <text:p text:style-name="P92">на входе:<text:tab/><text:tab/>нет</text:p>
      <text:p text:style-name="P92">на выходе:<text:tab/>нет</text:p>
      <text:p text:style-name="P92"/>
      <text:h text:style-name="Heading_20_6" text:outline-level="6"><text:bookmark-start text:name="__RefHeading__6940_904266311"/>Получение описателя файла.<text:bookmark-end text:name="__RefHeading__6940_904266311"/></text:h>
      <text:p text:style-name="P92">Переносит по указанному адресу 32 байтный описатель файла.</text:p>
      <text:p text:style-name="P92"/>
      <text:p text:style-name="P92"><text:tab/><text:tab/><text:span text:style-name="T2">RST 8</text:span></text:p>
      <text:p text:style-name="P81"><text:tab/><text:tab/>DB _COM_FAT (0x51)</text:p>
      <text:p text:style-name="P81"><text:tab/><text:tab/>DB _READ_DIR (0x01)</text:p>
      <text:p text:style-name="P78"/>
      <text:p text:style-name="P92">Регистры:</text:p>
      <text:p text:style-name="P92"><text:soft-page-break/>на входе:<text:tab/><text:tab/><text:span text:style-name="T2">HL</text:span><text:span text:style-name="T1">-</text:span>адрес куда переносить 32 байта описателя</text:p>
      <text:p text:style-name="P92"><text:tab/><text:tab/><text:tab/><text:span text:style-name="T2">BC</text:span><text:span text:style-name="T1">-</text:span>номер файла</text:p>
      <text:p text:style-name="P92">на выходе:<text:tab/>нет</text:p>
      <text:p text:style-name="P92"/>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92"/>
      <text:p text:style-name="P92"><text:tab/><text:tab/><text:span text:style-name="T2">RST 8</text:span></text:p>
      <text:p text:style-name="P81"><text:tab/><text:tab/>DB _COM_FAT (0x51)</text:p>
      <text:p text:style-name="P81"><text:tab/><text:tab/>DB _ENTER_DIR (0x02)</text:p>
      <text:p text:style-name="P78"/>
      <text:p text:style-name="P92">Регистры:</text:p>
      <text:p text:style-name="P92">на входе:<text:tab/><text:tab/>нет</text:p>
      <text:p text:style-name="P92">на выходе:<text:tab/>нет</text:p>
      <text:p text:style-name="P92"/>
      <text:h text:style-name="P140" text:outline-level="6"><text:bookmark-start text:name="__RefHeading___Toc8348_1791399199"/>Получение текущего пути.<text:bookmark-end text:name="__RefHeading___Toc8348_1791399199"/></text:h>
      <text:p text:style-name="P109">Получение текстовой строки текущего пути файла.</text:p>
      <text:p text:style-name="P95"><text:tab/><text:tab/><text:span text:style-name="T2">RST 8</text:span></text:p>
      <text:p text:style-name="P82"><text:tab/><text:tab/>DB _COM_FAT (0x51)</text:p>
      <text:p text:style-name="P87"><text:tab/><text:tab/>DB _GET_PATH (0x03)</text:p>
      <text:p text:style-name="P92"/>
      <text:p text:style-name="P98">Регистры:</text:p>
      <text:p text:style-name="P99">на входе:<text:tab/><text:tab/><text:span text:style-name="T2">HL</text:span><text:span text:style-name="T1"> – </text:span>адрес куда переносит текстовую строку текущего пути.</text:p>
      <text:p text:style-name="P99">на выходе:<text:tab/>нет</text:p>
      <text:p text:style-name="P92"/>
      <text:h text:style-name="Heading_20_6" text:outline-level="6"><text:bookmark-start text:name="__RefHeading__6944_904266311"/>Получение длинного имени файла.<text:bookmark-end text:name="__RefHeading__6944_904266311"/></text:h>
      <text:p text:style-name="P92">Переносит в указанный адрес 256 байт (до 255 байт имени и байт 0 как признак конца имени). При отсутствии длинного имени выдает короткое вида 8.3.</text:p>
      <text:p text:style-name="P92"/>
      <text:p text:style-name="P92"><text:tab/><text:tab/><text:span text:style-name="T2">RST 8</text:span></text:p>
      <text:p text:style-name="P81"><text:tab/><text:tab/>DB _COM_FAT (0x51)</text:p>
      <text:p text:style-name="P81"><text:tab/><text:tab/>DB _GET_LONGNAME (0x0<text:span text:style-name="T18">4</text:span>)</text:p>
      <text:p text:style-name="P78"/>
      <text:p text:style-name="P92">Регистры:</text:p>
      <text:p text:style-name="P92">на входе:<text:tab/><text:tab/><text:span text:style-name="T2">HL</text:span><text:span text:style-name="T1">-</text:span>адрес куда перенести 256 байт длинного имени.</text:p>
      <text:p text:style-name="P92">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2">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2"/>
      <text:p text:style-name="P92"><text:tab/><text:tab/><text:span text:style-name="T2">RST 8</text:span></text:p>
      <text:p text:style-name="P81"><text:tab/><text:tab/>DB _COM_FAT (0x51)</text:p>
      <text:p text:style-name="P81"><text:tab/><text:tab/>DB _FIND_NAME (0x0<text:span text:style-name="T18">5</text:span>)</text:p>
      <text:p text:style-name="P78"/>
      <text:p text:style-name="P92">Регистры:</text:p>
      <text:p text:style-name="P92">на входе:<text:tab/><text:tab/><text:span text:style-name="T2">HL</text:span>-адрес текстовой строки для поиска</text:p>
      <text:p text:style-name="P92">на выходе:<text:tab/><text:span text:style-name="T2">BC</text:span>-номер записи</text:p>
      <text:p text:style-name="P92"><text:tab/><text:tab/><text:tab/>флаг <text:span text:style-name="T32">С</text:span>=1 ничего не найдено</text:p>
      <text:p text:style-name="P92"/>
      <text:h text:style-name="Heading_20_6" text:outline-level="6"><text:bookmark-start text:name="__RefHeading__6948_904266311"/><text:soft-page-break/>Поиск всех файлов и директорий в текущей директории.<text:bookmark-end text:name="__RefHeading__6948_904266311"/></text:h>
      <text:p text:style-name="P92">Возможен поиск по расширению. Директории находятся всегда. Описатель «.» игнорируется.</text:p>
      <text:p text:style-name="P92"/>
      <text:p text:style-name="P92"><text:tab/><text:tab/><text:span text:style-name="T2">RST 8</text:span></text:p>
      <text:p text:style-name="P81"><text:tab/><text:tab/>DB _COM_FAT (0x51)</text:p>
      <text:p text:style-name="P81"><text:tab/><text:tab/>DB _FIND_FILEITEM (0x06)</text:p>
      <text:p text:style-name="P78"/>
      <text:p text:style-name="P92">Регистры:</text:p>
      <text:p text:style-name="P92">на входе:<text:tab/><text:tab/>нет</text:p>
      <text:p text:style-name="P92">на выходе:<text:tab/><text:span text:style-name="T2">BC</text:span><text:span text:style-name="T1">-</text:span>количество найденного</text:p>
      <text:p text:style-name="P92"><text:tab/><text:tab/><text:tab/><text:span text:style-name="T2">A</text:span>-номер страницы куда сложена таблица найденных описателей</text:p>
      <text:p text:style-name="P92"/>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92"/>
      <text:p text:style-name="P92"><text:tab/><text:tab/><text:span text:style-name="T2">RST 8</text:span></text:p>
      <text:p text:style-name="P81"><text:tab/><text:tab/>DB _COM_FAT (0x51)</text:p>
      <text:p text:style-name="P81"><text:tab/><text:tab/>DB _SET_MASK_EXT (0x07)</text:p>
      <text:p text:style-name="P78"/>
      <text:p text:style-name="P92">Регистры:</text:p>
      <text:p text:style-name="P92">на входе:<text:tab/><text:tab/><text:span text:style-name="T2">A</text:span><text:span text:style-name="T1">=0 </text:span>отключение поиска по расширению</text:p>
      <text:p text:style-name="P92"><text:tab/><text:tab/><text:tab/><text:span text:style-name="T2">A</text:span>=любое число установка расширений для поиска</text:p>
      <text:p text:style-name="P92"><text:tab/><text:tab/><text:tab/><text:span text:style-name="T2">HL</text:span><text:span text:style-name="T1">-</text:span>адрес строки расширений заканчивающийся байтом 0</text:p>
      <text:p text:style-name="P92">на выходе:<text:tab/>нет</text:p>
      <text:p text:style-name="P92"/>
      <text:h text:style-name="Heading_20_6" text:outline-level="6"><text:bookmark-start text:name="__RefHeading__6952_904266311"/>Открытие файла.<text:bookmark-end text:name="__RefHeading__6952_904266311"/></text:h>
      <text:p text:style-name="P92"/>
      <text:p text:style-name="P81"><text:tab/><text:tab/>RST 8</text:p>
      <text:p text:style-name="P81"><text:tab/><text:tab/>DB _COM_FAT (0x51)</text:p>
      <text:p text:style-name="P81"><text:tab/><text:tab/>DB _OPEN_FILE (0x08)</text:p>
      <text:p text:style-name="P78"/>
      <text:p text:style-name="P92">Регистры:</text:p>
      <text:p text:style-name="P92">на входе:<text:tab/><text:tab/>нет</text:p>
      <text:p text:style-name="P92">на выходе:<text:tab/>нет</text:p>
      <text:p text:style-name="P78"/>
      <text:h text:style-name="Heading_20_6" text:outline-level="6"><text:bookmark-start text:name="__RefHeading__6954_904266311"/>Последовательное чтение открытого файла.<text:bookmark-end text:name="__RefHeading__6954_904266311"/></text:h>
      <text:p text:style-name="P92"/>
      <text:p text:style-name="P81"><text:tab/><text:tab/>RST 8</text:p>
      <text:p text:style-name="P81"><text:tab/><text:tab/>DB _COM_FAT (0x51)</text:p>
      <text:p text:style-name="P81"><text:tab/><text:tab/>DB _READ_FILE (0x09)</text:p>
      <text:p text:style-name="P78"/>
      <text:p text:style-name="P92">Регистры:</text:p>
      <text:p text:style-name="P92">на входе:<text:tab/><text:tab/><text:span text:style-name="T2">A</text:span>-количество секторов для загрузки</text:p>
      <text:p text:style-name="P92"><text:span text:style-name="T1"><text:tab/><text:tab/><text:tab/></text:span><text:span text:style-name="T2">HL</text:span>-адрес загрузки</text:p>
      <text:p text:style-name="P92">на выходе:<text:tab/>флаг <text:span text:style-name="T2">C</text:span><text:span text:style-name="T1">=1 </text:span>файл закончился</text:p>
      <text:p text:style-name="P78"/>
      <text:h text:style-name="Heading_20_6" text:outline-level="6"><text:bookmark-start text:name="__RefHeading__6956_904266311"/>Создание таблицы кластеров текущей директории.<text:bookmark-end text:name="__RefHeading__6956_904266311"/></text:h>
      <text:p text:style-name="P92"><text:span text:style-name="T60">Не рекомендуется к применению</text:span>.</text:p>
      <text:p text:style-name="P92"/>
      <text:p text:style-name="P88"><text:tab/><text:tab/><text:span text:style-name="T1">RST 8</text:span></text:p>
      <text:p text:style-name="P81"><text:tab/><text:tab/>DB _COM_FAT (0x51)</text:p>
      <text:p text:style-name="P81"><text:tab/><text:tab/>DB _INIT_TEKDIR (0x0A)</text:p>
      <text:p text:style-name="P92"><text:soft-page-break/></text:p>
      <text:p text:style-name="P92">Регистры:</text:p>
      <text:p text:style-name="P92">на входе:<text:tab/><text:tab/>нет</text:p>
      <text:p text:style-name="P92">на выходе:<text:tab/>нет</text:p>
      <text:p text:style-name="P92"/>
      <text:h text:style-name="Heading_20_6" text:outline-level="6"><text:bookmark-start text:name="__RefHeading__6958_904266311"/>Работа с текущей позицией в текущей директории.<text:bookmark-end text:name="__RefHeading__6958_904266311"/></text:h>
      <text:p text:style-name="P92">Имеет несколько подфунций.</text:p>
      <text:p text:style-name="P92"/>
      <text:p text:style-name="P88"><text:tab/><text:tab/><text:span text:style-name="T1">RST 8</text:span></text:p>
      <text:p text:style-name="P81"><text:tab/><text:tab/>DB _COM_FAT (0x51)</text:p>
      <text:p text:style-name="P81"><text:tab/><text:tab/>DB _POS_FILES (0x0B<text:span text:style-name="T30">)</text:span></text:p>
      <text:p text:style-name="P92"/>
      <text:p text:style-name="P92">Регистры:</text:p>
      <text:p text:style-name="P92">на входе:<text:tab/><text:tab/><text:span text:style-name="T2">A</text:span>-номер подфункции</text:p>
      <text:p text:style-name="P92"><text:span text:style-name="T1"><text:tab/><text:tab/><text:tab/></text:span><text:span text:style-name="T2">BC</text:span>-номер позиции</text:p>
      <text:p text:style-name="P92">на выходе:<text:tab/><text:span text:style-name="T2">BC</text:span><text:span text:style-name="T1">-</text:span>номер позиции</text:p>
      <text:p text:style-name="P92"/>
      <text:p text:style-name="P92">Подфункции:</text:p>
      <text:p text:style-name="P92">00-сохранение текущей позиции файла (сохраняется внутри функции)</text:p>
      <text:p text:style-name="P92">01-восстановление текущей позиции файла (сохраняется внутри функции)</text:p>
      <text:p text:style-name="P92">02-сброс текущей позиции в 0 и поиск первой "легальной" записи </text:p>
      <text:p text:style-name="P92">03-перемотать на "<text:span text:style-name="T1">B</text:span>" файлов назад</text:p>
      <text:p text:style-name="P92">04-перемотать на "<text:span text:style-name="T1">B</text:span>" файлов вперед</text:p>
      <text:p text:style-name="P92">05-подсчет количества "легальных" записей</text:p>
      <text:p text:style-name="P92">06-установить номер "легальной" записи из "<text:span text:style-name="T1">BC</text:span>"</text:p>
      <text:p text:style-name="P92">07-вернуть в "<text:span text:style-name="T1">BC</text:span>" текущий номер "легальной" записи</text:p>
      <text:p text:style-name="P92"/>
      <text:p text:style-name="P92">"Легальная" запись - реальный описатель файла вида 8.3. Дополнения для хранения длинного имени удаленные файлы не учитываются.</text:p>
      <text:h text:style-name="P130"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92">Адрес описателя окна должен быть указан в регистре <text:span text:style-name="T1">IX.</text:span></text:p>
      <text:p text:style-name="P78"/>
      <text:p text:style-name="P92">Описатель окна:</text:p>
      <text:p text:style-name="P92"/>
      <text:p text:style-name="P92">+00 (<text:span text:style-name="T1">byte</text:span>) - Х координата окна (в знакоместах)</text:p>
      <text:p text:style-name="P92">+01 (<text:span text:style-name="T1">byte</text:span>) - <text:span text:style-name="T1">Y </text:span>координата окна (в знакоместах)</text:p>
      <text:p text:style-name="P92">+02 (<text:span text:style-name="T1">byte</text:span>) <text:span text:style-name="T1">-</text:span> <text:span text:style-name="T1">V </text:span>высота окна (в знакоместах)</text:p>
      <text:p text:style-name="P92">+03 (<text:span text:style-name="T1">byte</text:span>) - <text:span text:style-name="T1">H </text:span>ширина окна (в знакоместах)</text:p>
      <text:p text:style-name="P92">+04 <text:span text:style-name="T1">(byte) </text:span>- <text:span text:style-name="T1">C </text:span>цвет окна</text:p>
      <text:p text:style-name="P92">+05 <text:span text:style-name="T1">(byte) </text:span>- <text:span text:style-name="T1">C </text:span>цвет курсорной полосы для меню</text:p>
      <text:p text:style-name="P92">+06 <text:span text:style-name="T1">(byte) </text:span>- <text:span text:style-name="T1">F </text:span>флаговый байт, раскладка по битам:</text:p>
      <text:p text:style-name="P92"><text:tab/>7 - 1-рисовать нижний заголовок, 0-нет (цветная полоса внизу окна цветом инверсным цвету окна)</text:p>
      <text:p text:style-name="P92"><text:tab/>6 - 1-окно без рамки, 0-с рамкой</text:p>
      <text:p text:style-name="P92"><text:tab/>5 - 1-рисовать верхний заголовок, 0-нет (цветная полоса внизу окна цветом инверсным цвету окна)</text:p>
      <text:p text:style-name="P92"><text:tab/>4 - 1-печать текста в окне, 0-не печатать</text:p>
      <text:p text:style-name="P92"><text:tab/>3 -</text:p>
      <text:p text:style-name="P92"><text:tab/>2 -</text:p>
      <text:p text:style-name="P92"><text:tab/>1 -</text:p>
      <text:p text:style-name="P92"><text:tab/>0 - </text:p>
      <text:p text:style-name="P92">+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92">+08 <text:span text:style-name="T1">(word)</text:span> номер пункта в окне или адрес хранения номера пункта в меню</text:p>
      <text:p text:style-name="P92">+<text:span text:style-name="T1">0A (word) </text:span>количество пунктов в меню</text:p>
      <text:p text:style-name="P92">+0<text:span text:style-name="T1">C (word) </text:span>адрес нахождения текста для печати в этом окне</text:p>
      <text:p text:style-name="P92">+0<text:span text:style-name="T1">E (word) </text:span>адрес нахождения списка адресов в соответствии для вызова</text:p>
      <text:p text:style-name="P92">+<text:span text:style-name="T1">10 (word) </text:span>адрес списка активных зон для мыши</text:p>
      <text:p text:style-name="P92">+12 (<text:span text:style-name="T1">word</text:span>) адрес списка горячих клавиш</text:p>
      <text:p text:style-name="P92"/>
      <text:p text:style-name="P92">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2">Список активных зон для мыши состоит из 6 байтных значений:</text:p>
      <text:p text:style-name="P92"/>
      <text:p text:style-name="P92">+0 - на данный момент зарезервировано</text:p>
      <text:p text:style-name="P92">+1 - <text:span text:style-name="T1">X </text:span>коодината</text:p>
      <text:p text:style-name="P92">+2 - <text:span text:style-name="T1">Y </text:span>координата</text:p>
      <text:p text:style-name="P92">+3 - <text:span text:style-name="T1">V </text:span>высота</text:p>
      <text:p text:style-name="P92">+4 - <text:span text:style-name="T1">H </text:span>ширина</text:p>
      <text:p text:style-name="P92">+5 - <text:span text:style-name="T1">K </text:span>код горячей клавиши</text:p>
      <text:h text:style-name="P130"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92">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2"/>
      <text:p text:style-name="P92">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2">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92">Код 9,<text:span text:style-name="T1">x</text:span> - табулятор, <text:span text:style-name="T1">x</text:span>-количество знакомест.</text:p>
      <text:p text:style-name="P92">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2">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4">Код 0x17,c - указание цвета при печати. Если с=0xFF печать производится без изменения цвета печатаемой позиции. </text:p>
      <text:h text:style-name="P129" text:outline-level="1"><text:bookmark-start text:name="История версий EVO Reset Service"/><text:bookmark-start text:name="__RefHeading__7561_2044125182"/><text:span text:style-name="T14">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9"/>
      <text:p text:style-name="P38"><text:span text:style-name="T57">0</text:span><text:span text:style-name="T58">3</text:span><text:span text:style-name="T52">.</text:span><text:span text:style-name="T34">03.2020 Версия 0.58.15 Исправления и переделки.</text:span></text:p>
      <text:p text:style-name="P38"><text:span text:style-name="T34">- исправлено неправильное высчитывание начала корневой директории, не учитывалось количество </text:span><text:span text:style-name="T52">FAT </text:span><text:span text:style-name="T34">таблиц.</text:span></text:p>
      <text:p text:style-name="P32">- <text:span text:style-name="T80">добавлена запускалка хобета файла с фиксированным именем</text:span><text:span text:style-name="T13"> “sd_boot.$C”</text:span><text:span text:style-name="T80"> с</text:span><text:span text:style-name="T13"> SD</text:span><text:span text:style-name="T80"> карты </text:span><text:span text:style-name="T81">из корневой директории карточки</text:span><text:span text:style-name="T80">. </text:span></text:p>
      <text:p text:style-name="P28"/>
      <text:p text:style-name="P4"><text:span text:style-name="T35">2</text:span><text:span text:style-name="T37">0</text:span><text:span text:style-name="T48">.08.2019 </text:span><text:span text:style-name="T38">Версия 0.58.14 Переделки</text:span></text:p>
      <text:p text:style-name="P4"><text:span text:style-name="T34">- в подменю </text:span><text:span text:style-name="T52">Setup </text:span><text:span text:style-name="T34">добавлен пункт «</text:span><text:span text:style-name="T52">Kill rezident</text:span><text:span text:style-name="T34">» для порчи резидента и обеспечения его одноразового запуска.</text:span></text:p>
      <text:p text:style-name="P5"><text:span text:style-name="T36">- </text:span><text:span text:style-name="T37">в подменю Setup в </text:span><text:span text:style-name="T47">меню</text:span><text:span text:style-name="T37"> NMI также добавлен пункт «Kill rezident».</text:span></text:p>
      <text:p text:style-name="P37"><text:span text:style-name="T34">- на комбинацию сброса</text:span><text:span text:style-name="T52"> </text:span><text:span text:style-name="T53">0+F12</text:span><text:span text:style-name="T52"> </text:span><text:span text:style-name="T34">добавлено принудительно отключение резидента с сохранением выключенного состояния в </text:span><text:span text:style-name="T52">CMOS.</text:span></text:p>
      <text:p text:style-name="P37"><text:span text:style-name="T52">- </text:span><text:span text:style-name="T36">переделана функция </text:span><text:span text:style-name="T54">RST 8 _SET_MODE. </text:span><text:span text:style-name="T36">Устанавливаемые режимы сделаны временными (не сохраняются в </text:span><text:span text:style-name="T54">CMOS</text:span><text:span text:style-name="T36">) и действуют до сброса</text:span><text:span text:style-name="T54">.</text:span></text:p>
      <text:p text:style-name="P37"><text:span text:style-name="T54">- </text:span><text:span text:style-name="T40">обновлен файл </text:span><text:span text:style-name="T56">define.a80.</text:span></text:p>
      <text:p text:style-name="P37"><text:span text:style-name="T54">- </text:span><text:span text:style-name="T39">в дерево исходников добавлена папка «</text:span><text:span text:style-name="T55">C</text:span><text:span text:style-name="T39">» с заголовочным файлом</text:span><text:span text:style-name="T55"> ers.h </text:span><text:span text:style-name="T39">для сборки проектов на Си.</text:span></text:p>
      <text:p text:style-name="P27"/>
      <text:p text:style-name="P3"><text:span text:style-name="T35">1</text:span>4<text:span text:style-name="T35">.08.2019</text:span><text:span text:style-name="T46"> </text:span><text:span text:style-name="T35">Версия 0.58.13 Переделки</text:span></text:p>
      <text:p text:style-name="P14"><text:span text:style-name="T14">- сделана принудительная установка частоты 7.0Мгц для </text:span>NMI service, <text:span text:style-name="T24">иначе неправильно вычитывался текущий установленный шрифт.</text:span></text:p>
      <text:p text:style-name="P14"><text:span text:style-name="T24">- </text:span><text:span text:style-name="T26">добавлен пункт меню в подменю </text:span><text:span text:style-name="T77">Setup </text:span><text:span text:style-name="T26">для включения/выключения резидента.</text:span></text:p>
      <text:p text:style-name="P11"/>
      <text:p text:style-name="P11">05.08.2019 <text:span text:style-name="T14">Версия 0.58.12 Переделки</text:span></text:p>
      <text:p text:style-name="P25">- переделана работа по переключению дисков.</text:p>
      <text:p text:style-name="P11"><text:span text:style-name="T14">- обновлен </text:span>define.a80.</text:p>
      <text:p text:style-name="P19"/>
      <text:p text:style-name="P10">29.07.2019 <text:span text:style-name="T14">Версия 0.58.11 Исправление</text:span></text:p>
      <text:p text:style-name="P24">- исправлено отображение для примонтированного диска в главном меню.</text:p>
      <text:p text:style-name="P19"/>
      <text:p text:style-name="P23">28.07.2019 Версия 0.58.10 Исправления</text:p>
      <text:p text:style-name="P23">- загрузка <text:span text:style-name="T1">SCL</text:span> и <text:span text:style-name="T1">TRD </text:span>переключены на загрузку через функцию <text:span text:style-name="T1">RST 8.</text:span></text:p>
      <text:p text:style-name="P23"><text:span text:style-name="T1">- </text:span>удалена функция _<text:span text:style-name="T1">STOR_NAMELOAD </text:span>за ненадобностью. На ее месте пока заглушка которая ничего не делает.</text:p>
      <text:p text:style-name="P23">- <text:span text:style-name="T68">имя</text:span> файла загруженного в рамдиск <text:span text:style-name="T68">теперь устанавливается внутри функции </text:span><text:span text:style-name="T8">RST 8.</text:span></text:p>
      <text:p text:style-name="P23"><text:span text:style-name="T8">- </text:span><text:span text:style-name="T70">добавлен возврат номера версии прошивки в бинарном виде.</text:span></text:p>
      <text:p text:style-name="P19"/>
      <text:p text:style-name="P22">14.07.2019 Версия 0.5<text:span text:style-name="T6">8</text:span>.09 Мелкие переделки</text:p>
      <text:p text:style-name="P22">- переделан возврат битов эмуляции дисков из функции <text:span text:style-name="T1">RST 8.</text:span></text:p>
      <text:p text:style-name="P21"/>
      <text:p text:style-name="P21">10.07.2019 Версия 0.5<text:span text:style-name="T6">8</text:span>.08 Исправления и мелкие переделки</text:p>
      <text:p text:style-name="P19">- <text:span text:style-name="T65">переделано внутренняя нумерация девайсов.</text:span></text:p>
      <text:p text:style-name="P19">- <text:span text:style-name="T65">добавлен драйвер </text:span><text:span text:style-name="T5">USB Flash. </text:span><text:span text:style-name="T66">Пока не проверен <text:s/>и не подкючен.</text:span></text:p>
      <text:p text:style-name="P7"><text:span text:style-name="T14">- добавлена возможность установки произвольного шрифта вызовом </text:span>RST 8.</text:p>
      <text:p text:style-name="P7">- <text:span text:style-name="T22">исправлена ошибка монтирования образов.</text:span></text:p>
      <text:p text:style-name="P7"/>
      <text:p text:style-name="P7">06.05.2019 <text:span text:style-name="T14">Версия 0.58.07 Исправление</text:span></text:p>
      <text:p text:style-name="P7"><text:span text:style-name="T14">- исправлена порча данных в таблице секторов/дорожек рамдиска при загрузке </text:span>TAP.</text:p>
      <text:p text:style-name="P7"/>
      <text:p text:style-name="P7">03.05.2019 <text:span text:style-name="T14">Версия 0.58.06 Исправление</text:span></text:p>
      <text:p text:style-name="P7"><text:span text:style-name="T14">- исправлена проблема при наведении мыши в окне файлового менеджера для </text:span>FAT <text:span text:style-name="T14">при количестве </text:span><text:soft-page-break/><text:span text:style-name="T14">файлов менее высоты окна.</text:span></text:p>
      <text:p text:style-name="P7"><text:span text:style-name="T14">- исправлено загрузка при выборе обрезанного </text:span>TRD <text:span text:style-name="T14">образа, теперь сразу загружается в рамдиск без возможности монтирования.</text:span></text:p>
      <text:p text:style-name="P7"><text:span text:style-name="T14">- поправлен порядок расширений в файла</text:span> define.a80. </text:p>
      <text:p text:style-name="P7"/>
      <text:p text:style-name="P7">02.04.2019 <text:span text:style-name="T14">Версия 0.58.05 Исправление</text:span></text:p>
      <text:p text:style-name="P7"><text:span text:style-name="T14">- исправлен запуск </text:span>Basic <text:span text:style-name="T14">файлов из </text:span>TRD <text:span text:style-name="T14">образа из режима просмотра.</text:span></text:p>
      <text:p text:style-name="P7"/>
      <text:p text:style-name="P7">17.<text:span text:style-name="T14">03.2019 Версия 0.58.04. Мелкие переделки</text:span></text:p>
      <text:p text:style-name="P7"><text:span text:style-name="T14">- для </text:span>RST <text:span text:style-name="T14">8 сделано определения в каком маппере произошел вызов.</text:span></text:p>
      <text:p text:style-name="P7"><text:span text:style-name="T14">- в главном меню удалил вызов сброса дисководов через </text:span>0x3D13.</text:p>
      <text:p text:style-name="P7"/>
      <text:p text:style-name="P7">30.01.2019 <text:span text:style-name="T14">Версия 0.58.03 Мелкие переделки</text:span></text:p>
      <text:p text:style-name="P19">- вычистил некоторые излишества.</text:p>
      <text:p text:style-name="P19">- перенес упакованный блок главного меню в другую страницу.</text:p>
      <text:p text:style-name="P7"/>
      <text:p text:style-name="P7">24.11.2018 <text:span text:style-name="T14">Версия 0.58.02 Изменения</text:span></text:p>
      <text:p text:style-name="P7"><text:span text:style-name="T14">- доделал полностью все что связано с резидентом </text:span>Honey Comander.</text:p>
      <text:p text:style-name="P7"><text:span text:style-name="T14">- в связи с использованными способами переключения страниц в резиденте </text:span>Honey Comander<text:span text:style-name="T14">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4">Версия 0.58.01 Исправление</text:span></text:p>
      <text:p text:style-name="P7"><text:span text:style-name="T14">- исправлен очень старый код установки турбо режимов в при сбросе с </text:span>Shift <text:span text:style-name="T14">клавишами.</text:span></text:p>
      <text:p text:style-name="P7"/>
      <text:p text:style-name="P7">11.11.2018 <text:span text:style-name="T14">Версия 0.58 Изменения</text:span></text:p>
      <text:p text:style-name="P7"><text:span text:style-name="T14">- добавлена отключаемая в настройках проверка наличия резидента для </text:span>Honey Commander.</text:p>
      <text:p text:style-name="P7">- <text:span text:style-name="T14">мелкие исправления в драйвере </text:span>IDE <text:span text:style-name="T14">устройств связанные с чтением сектора идентификации. </text:span></text:p>
      <text:p text:style-name="P7">- <text:span text:style-name="T14">добавлен показ подключенных </text:span>IDE <text:span text:style-name="T14">устройств.</text:span></text:p>
      <text:p text:style-name="P7"/>
      <text:p text:style-name="P7">14.10.2018 <text:span text:style-name="T14">Версия </text:span>0.57h Исправление</text:p>
      <text:p text:style-name="P7"><text:span text:style-name="T14">- исправление в новом драйвере</text:span> <text:span text:style-name="T14">вместо </text:span>Slave HDD <text:span text:style-name="T14">определялся опять </text:span>Master.</text:p>
      <text:p text:style-name="P7">- <text:span text:style-name="T14">исправлено правильное определения </text:span>CD-ROM.</text:p>
      <text:p text:style-name="P7"/>
      <text:p text:style-name="P7">13.10.2018 <text:span text:style-name="T14">Версия 0.57</text:span>g <text:span text:style-name="T14">Изменение</text:span></text:p>
      <text:p text:style-name="P7"><text:span text:style-name="T14">- заменен драйвер </text:span>HDD.</text:p>
      <text:p text:style-name="P7"/>
      <text:p text:style-name="P7">29.04.2018 <text:span text:style-name="T14">Версия </text:span>0.57f <text:span text:style-name="T14">Исправление</text:span></text:p>
      <text:p text:style-name="P7"><text:span text:style-name="T14">- исправлено не отображение имени </text:span>FDI <text:span text:style-name="T14">образа загруженного в рамдиск.</text:span></text:p>
      <text:p text:style-name="P7"/>
      <text:p text:style-name="P7">05.09.2017 <text:span text:style-name="T14">Версия 0.57</text:span>e <text:span text:style-name="T14">Изменения</text:span></text:p>
      <text:p text:style-name="P19">- удалено использование портов-ячеек.</text:p>
      <text:p text:style-name="P7"/>
      <text:p text:style-name="P7">27.08.2017 <text:span text:style-name="T14">Версия 0.57</text:span>d <text:span text:style-name="T14">Изменения</text:span></text:p>
      <text:p text:style-name="P19">- добавлено отображение имени образа загруженного в рамдиск.</text:p>
      <text:p text:style-name="P7"><text:span text:style-name="T14">- на </text:span>NMI <text:span text:style-name="T14">экран добавлено отображение режима (разрешены/запрещены) и типа прерываний (</text:span>IM1/2)<text:span text:style-name="T14">.</text:span></text:p>
      <text:p text:style-name="P7"/>
      <text:p text:style-name="P7">07.01.2017 <text:span text:style-name="T14">Версия 0.57с Исправления</text:span></text:p>
      <text:p text:style-name="P19">- исправлено зависание при созданном но не отформатированном разделе.</text:p>
      <text:p text:style-name="P7"><text:span text:style-name="T14">- исправлен вылет в </text:span>Basic <text:span text:style-name="T14">при отсутствии дискеты.</text:span></text:p>
      <text:p text:style-name="P19">- переименованы некоторые переменные и внесены соответствующие изменения во многих текстовых файлах</text:p>
      <text:p text:style-name="P7"><text:span text:style-name="T14">- переписаны многие </text:span>bat <text:span text:style-name="T14">файлы.</text:span></text:p>
      <text:p text:style-name="P19">- крупные изменения пока отложены.</text:p>
      <text:p text:style-name="P7"><text:soft-page-break/></text:p>
      <text:p text:style-name="P7">08.05.2016 <text:span text:style-name="T14">Версия 0.57</text:span>b<text:span text:style-name="T14"> Изменения</text:span></text:p>
      <text:p text:style-name="P7"><text:span text:style-name="T14">- добавлен запуск </text:span>SNA <text:span text:style-name="T14">файлов</text:span></text:p>
      <text:p text:style-name="P19"/>
      <text:p text:style-name="P7">19.03.2016 <text:span text:style-name="T14">Версия 0.57</text:span>a<text:span text:style-name="T14"> Исправления</text:span></text:p>
      <text:p text:style-name="P19">- исправлена загрузка TAP файлов</text:p>
      <text:p text:style-name="P7"/>
      <text:p text:style-name="P19">08.02.2016 Версия 0<text:span text:style-name="T1">.5</text:span>7<text:span text:style-name="T1"> </text:span>Исправления и изменения</text:p>
      <text:p text:style-name="P19">-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9"><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9">- добавлена функция для <text:span text:style-name="T1">RST 8 </text:span>установки шрифта (пока только для шрифтов из <text:span text:style-name="T1">ROM).</text:span></text:p>
      <text:p text:style-name="P19"><text:span text:style-name="T1">- </text:span>небольшое изменение в описании битов по отображению текущего шрифта.</text:p>
      <text:p text:style-name="P7"/>
      <text:p text:style-name="P7">13.01.2015 <text:span text:style-name="T14">Версия 0.</text:span>56c <text:span text:style-name="T14">Исправления и изменения</text:span></text:p>
      <text:p text:style-name="P7"><text:span text:style-name="T14">- исправлена неправильная установка значений порта </text:span>7FFD<text:span text:style-name="T14"> при сбросе в </text:span>Basic 48.</text:p>
      <text:p text:style-name="P19">- добавлено отображения режимов развертки.</text:p>
      <text:p text:style-name="P7"><text:span text:style-name="T14">- добавлены непатченные </text:span>ROM <text:span text:style-name="T14">для работы с новыми развертками в режимах </text:span>Basic 48 <text:span text:style-name="T14">и </text:span>Basic 128.</text:p>
      <text:p text:style-name="P7"/>
      <text:p text:style-name="P7">03.12.2014 <text:span text:style-name="T14">Версия 0.</text:span>56b <text:span text:style-name="T14">Изменения</text:span></text:p>
      <text:p text:style-name="P7">- <text:span text:style-name="T14">из меню </text:span>Service <text:span text:style-name="T14">удалено форматирование рамдиска на 896К.</text:span></text:p>
      <text:p text:style-name="P7"/>
      <text:p text:style-name="P7">01.12.2014 <text:span text:style-name="T14">Версия 0.56</text:span>a <text:span text:style-name="T14">Изменения</text:span></text:p>
      <text:p text:style-name="P7"><text:span text:style-name="T14">- переделана работа с содержимым порта </text:span>0x7FFD <text:span text:style-name="T14">для </text:span>Magic <text:span text:style-name="T14">и </text:span>RST 8.</text:p>
      <text:p text:style-name="P7">- <text:span text:style-name="T14">перемещены некоторые участки кода.</text:span></text:p>
      <text:p text:style-name="P7"><text:span text:style-name="T14">- укорочен </text:span>bat <text:span text:style-name="T14">файл для сборки полной прошивки.</text:span></text:p>
      <text:p text:style-name="P7"/>
      <text:p text:style-name="P7">22.<text:span text:style-name="T14">11</text:span>.2014 <text:span text:style-name="T14">Версия 0.56</text:span> <text:span text:style-name="T14">Исправление</text:span></text:p>
      <text:p text:style-name="P7"><text:span text:style-name="T14">- исправлена ошибка </text:span>Hobeta <text:span text:style-name="T14">загрузчика, для некоторых файлов неправильно загружался последний сектора файла.</text:span></text:p>
      <text:p text:style-name="P19">- уменьшено на 2 проверки определение типа <text:span text:style-name="T1">FAT </text:span>при отсутствии <text:span text:style-name="T1">MBR, </text:span>не определялся <text:span text:style-name="T1">FAT12.</text:span></text:p>
      <text:p text:style-name="P19"><text:span text:style-name="T1">- </text:span>поправлена проверка и инит <text:span text:style-name="T1">CMOS </text:span>при каждом сбросе при ошибке <text:span text:style-name="T1">CRC.</text:span></text:p>
      <text:p text:style-name="P19"><text:span text:style-name="T1">- </text:span>исправлено восстановление сохраненного шрифта для текстмодного режима.</text:p>
      <text:p text:style-name="P19">-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9">- пункт установки драйвера принтера перенесен с основного экрана в меню <text:span text:style-name="T1">Setup.</text:span></text:p>
      <text:p text:style-name="P19"><text:span text:style-name="T1">- </text:span>отключен <text:span text:style-name="T1">screen saver.</text:span></text:p>
      <text:p text:style-name="P19"><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9">-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4">Версия 0.55</text:span>f <text:span text:style-name="T14">Исправление</text:span></text:p>
      <text:p text:style-name="P7"><text:span text:style-name="T14">- исправлена ошибка зависания при входе в </text:span>Perfect commander.</text:p>
      <text:p text:style-name="P7"/>
      <text:p text:style-name="P7">16.07.2014 <text:span text:style-name="T14">Версия 0.5</text:span>5e <text:span text:style-name="T14">Исправления</text:span></text:p>
      <text:p text:style-name="P7"><text:span text:style-name="T14">- исправлена загрузка <text:s/>с винта (пункт </text:span>HDD boot).</text:p>
      <text:p text:style-name="P7"/>
      <text:p text:style-name="P7">19.05.2014 <text:span text:style-name="T14">Версия 0.55</text:span>d <text:span text:style-name="T14">Исправление</text:span></text:p>
      <text:p text:style-name="P7"><text:span text:style-name="T14">- исправление определения типа раздела при отсутствии </text:span>MBR.</text:p>
      <text:p text:style-name="P7"/>
      <text:p text:style-name="P7">18.05.2014 <text:span text:style-name="T14">Версия 0.55</text:span>c <text:span text:style-name="T14">Добавление</text:span></text:p>
      <text:p text:style-name="P19">- добавлена индикация текущего включенного видео режима.</text:p>
      <text:p text:style-name="P19">- выход из хранителя экрана добавлен опрос движения мыши, вращения колесика и факта нажатия и <text:soft-page-break/>отпускания кнопок мыши.</text:p>
      <text:p text:style-name="P7"/>
      <text:p text:style-name="P7">20.04.2014 <text:span text:style-name="T14">Версия 0.55</text:span>b <text:span text:style-name="T14">Исправление</text:span></text:p>
      <text:p text:style-name="P7"><text:span text:style-name="T14">- после переделки </text:span>RST 8 <text:span text:style-name="T14">функции не были синхронизированы переменные </text:span>fat_boot <text:span text:style-name="T14">загрузчика из-за чего при запуске </text:span>hobeta <text:span text:style-name="T14">и </text:span>spg <text:span text:style-name="T14">файлов происходил сброс.</text:span></text:p>
      <text:p text:style-name="P19"/>
      <text:p text:style-name="P7"><text:span text:style-name="T14">16.04.2014 Версия 0.55</text:span>a <text:span text:style-name="T14">Исправление</text:span></text:p>
      <text:p text:style-name="P7"><text:span text:style-name="T14">- вернул очистку 128К памяти по сбросу, а не по запуску файла. Проблема возникала при входе в </text:span>File browser <text:span text:style-name="T14">не в корневой директории и при выходе в предыдущую директории.</text:span></text:p>
      <text:p text:style-name="P7"><text:span text:style-name="T14">- добавлена очистка страницы озу переменных </text:span>ProfROM <text:span text:style-name="T14">по включению питания.</text:span></text:p>
      <text:p text:style-name="P19"/>
      <text:p text:style-name="P7"><text:span text:style-name="T14">08.04.2014</text:span> <text:span text:style-name="T14">Версия 0.55 Изменения и исправления</text:span></text:p>
      <text:p text:style-name="P7"><text:span text:style-name="T14">- исправлен просмотрщик </text:span>BMP <text:span text:style-name="T14">файлов.</text:span></text:p>
      <text:p text:style-name="P7"><text:span text:style-name="T14">- после просмотра </text:span>BMP <text:span text:style-name="T14">файла вместо выхода в основное меню сделан возврат в </text:span>File browser <text:span text:style-name="T14">для продолжения просмотра.</text:span></text:p>
      <text:p text:style-name="P7"><text:span text:style-name="T14">- сделана возможность просмотра <text:s/>содержимого </text:span>TRD <text:span text:style-name="T14">и</text:span> SCL <text:span text:style-name="T14">образов с возможностью запуска выбранного </text:span>Basic <text:span text:style-name="T14">файла.</text:span></text:p>
      <text:p text:style-name="P7"><text:span text:style-name="T14">- исправлена не установка перехватчика ошибок </text:span>DOS.</text:p>
      <text:p text:style-name="P7"/>
      <text:p text:style-name="P7">16.02.2014 <text:span text:style-name="T14">Версия 0.54</text:span>d <text:span text:style-name="T14">Косметические изменения</text:span></text:p>
      <text:p text:style-name="P7"><text:span text:style-name="T14">- убрал из просмотра </text:span>file browser <text:span text:style-name="T14">расширения </text:span>FNT.</text:p>
      <text:p text:style-name="P7"/>
      <text:p text:style-name="P7">11.02.2014 <text:span text:style-name="T14">Версия 0.54</text:span>c <text:span text:style-name="T14">Исправление</text:span></text:p>
      <text:p text:style-name="P7"><text:span text:style-name="T14">- по ошибке скомпилил с доработанным </text:span>file browser <text:s/><text:span text:style-name="T14">(но недоделанным) из-за чего оказалось сломан обновитель </text:span>ROM. <text:span text:style-name="T14">Перекомпилил со старой версией. </text:span></text:p>
      <text:p text:style-name="P7"/>
      <text:p text:style-name="P7">10.02.2014 <text:span text:style-name="T14">Версия 0.</text:span>54b<text:span text:style-name="T14"> Изменения и исправления.</text:span></text:p>
      <text:p text:style-name="P7"><text:span text:style-name="T14">- добавлен вызов подпрограммы сброса из </text:span>TR-DOS. </text:p>
      <text:p text:style-name="P7">- <text:span text:style-name="T14">в подменю </text:span>Service <text:span text:style-name="T14">добавлен загрузчик </text:span>IS-DOS <text:span text:style-name="T14">с винчестера из прошивки </text:span>KAY.</text:p>
      <text:p text:style-name="P7"/>
      <text:p text:style-name="P7">18.12.2013 <text:span text:style-name="T14">Версия 0.54</text:span>a <text:span text:style-name="T14">Исправления.</text:span></text:p>
      <text:p text:style-name="P7"><text:span text:style-name="T14">- исправлена ошибка когда </text:span>File browser <text:span text:style-name="T14">не видел файлы на карточках размером более 4</text:span>Gb.</text:p>
      <text:p text:style-name="P7">- <text:span text:style-name="T14">поправлена табличка символов для сортировки файлов.</text:span></text:p>
      <text:p text:style-name="P7"/>
      <text:p text:style-name="P7">15.12.2013 <text:span text:style-name="T14">Версия 0.54 Изменения и исправления.</text:span></text:p>
      <text:p text:style-name="P19">- исправлен сброс выбранного дисковода при сбросе.</text:p>
      <text:p text:style-name="P7"><text:span text:style-name="T14">- добавлен </text:span>ATM CP/M, <text:span text:style-name="T14">доступ через меню </text:span>Service.</text:p>
      <text:p text:style-name="P7">- TR-DOS 6.12E <text:span text:style-name="T14">входящий в состав </text:span>Gluk Reset Service <text:span text:style-name="T14">компилится на общих основаниях и получил доступ к рамдиску основной прошивки.</text:span></text:p>
      <text:p text:style-name="P7"/>
      <text:p text:style-name="P7">17.11.2013 <text:span text:style-name="T14">Версия 0.53</text:span>d <text:span text:style-name="T14">Изменение.</text:span></text:p>
      <text:p text:style-name="P7"><text:span text:style-name="T14">- изменены номера ячеек </text:span>CMOS <text:span text:style-name="T14">с настройками, теперь настройки </text:span>Gluk <text:span text:style-name="T14">и </text:span>EVO Reset Service <text:span text:style-name="T14">независимы.</text:span></text:p>
      <text:p text:style-name="P7"><text:span text:style-name="T14">- подпрограммы вызываемые через </text:span>RST 8 <text:span text:style-name="T14">работают на частоте 7 МГц.</text:span></text:p>
      <text:p text:style-name="P19">-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4">Версия 0.53</text:span>c <text:span text:style-name="T14">Исправление</text:span></text:p>
      <text:p text:style-name="P19">- исправлена ошибка неправильного монтирования образа при размере кластера 1 сектор.</text:p>
      <text:p text:style-name="P7"><text:span text:style-name="T14">- исправлена ошибка загрузчика </text:span>HDD boot.</text:p>
      <text:p text:style-name="P7">- <text:span text:style-name="T14">исправлена ошибка для </text:span>FAT12/16 <text:span text:style-name="T14">получения неправильного номера кластера.</text:span></text:p>
      <text:p text:style-name="P7">- <text:span text:style-name="T14">исправлена ошибка не сохранения порта </text:span>#EFF7 <text:span text:style-name="T14">при вхождении в </text:span>RST <text:span text:style-name="T14">8 и выбранном режиме памяти 48</text:span>K.</text:p>
      <text:p text:style-name="P7"/>
      <text:p text:style-name="P7"><text:soft-page-break/>10.03.2013 <text:span text:style-name="T14">Версия 0.53</text:span>b <text:span text:style-name="T14">Исправление</text:span></text:p>
      <text:p text:style-name="P7"><text:span text:style-name="T14">- исправлены межстраничные вызовы после переезда некоторых процедур в другие страницы </text:span>ROM <text:span text:style-name="T14">после добавления </text:span>Perfect Commander.</text:p>
      <text:p text:style-name="P7"/>
      <text:p text:style-name="P7">26.02.2013 <text:span text:style-name="T14">Версия 0.53а Исправление</text:span></text:p>
      <text:p text:style-name="P7"><text:span text:style-name="T14">- восстановил работу </text:span>FAT/SPG <text:span text:style-name="T14">загрузчика.</text:span></text:p>
      <text:p text:style-name="P19"/>
      <text:p text:style-name="P7">25.02.2013 <text:span text:style-name="T14">Версия 0.53 Добавление</text:span></text:p>
      <text:p text:style-name="P7"><text:span text:style-name="T14">- в недра сервиса добавлен </text:span>Perfect Commander.</text:p>
      <text:p text:style-name="P7"/>
      <text:p text:style-name="P7">20.01.2013 <text:span text:style-name="T14">Версия 0.52</text:span>b <text:span text:style-name="T14">Исправление</text:span></text:p>
      <text:p text:style-name="P7"><text:span text:style-name="T14">- исправлена ошибка из-за которой при сбросе обнулялся регистр секунд в </text:span>CMOS<text:span text:style-name="T14">.</text:span></text:p>
      <text:p text:style-name="P7"><text:span text:style-name="T14">- добавлен просмотрщик </text:span>BMP <text:span text:style-name="T14">файлов формата 320х200 16 цветов.</text:span></text:p>
      <text:p text:style-name="P7"/>
      <text:p text:style-name="P7">26.12.2012 <text:span text:style-name="T14">Версия 0.52а<text:tab/>Исправление</text:span></text:p>
      <text:p text:style-name="P7">- <text:span text:style-name="T14">исправлена ошибка драйвера </text:span>NeoGS <text:span text:style-name="T14">из-за которой происходила порча некоторых ячеек при загрузке файлов при вызове через </text:span>RST 8.</text:p>
      <text:p text:style-name="P7"><text:span text:style-name="T14">- исправлена ошибка в драйверах для правильной загрузке файлов при вызове через </text:span>RST 8.</text:p>
      <text:p text:style-name="P7"/>
      <text:p text:style-name="P7">08.12.2012 <text:span text:style-name="T14">Версия 0.52 Исправление.</text:span></text:p>
      <text:p text:style-name="P7"><text:span text:style-name="T14">- сделал принудительно обнуление памяти при запуске программ с </text:span>TR-DOS <text:span text:style-name="T14">диска.</text:span></text:p>
      <text:p text:style-name="P7"/>
      <text:p text:style-name="P7">04.12.2012 <text:span text:style-name="T14">Версия 0.51</text:span>a <text:span text:style-name="T14">Исправление.</text:span></text:p>
      <text:p text:style-name="P7"><text:span text:style-name="T14">- исправлена блокировка при отсуствии </text:span>SD <text:span text:style-name="T14">карты на </text:span>NeoGS.</text:p>
      <text:p text:style-name="P19"/>
      <text:p text:style-name="P7"><text:span text:style-name="T14">03.12.2012</text:span> <text:span text:style-name="T14">Версия 0.51 Исправления и дополнения</text:span></text:p>
      <text:p text:style-name="P7"><text:span text:style-name="T14">- устранено зависание драйвера </text:span>NeoGS <text:span text:style-name="T14">при определении наличия </text:span>SD <text:span text:style-name="T14">карты из-за изменения настроек прерываний.</text:span></text:p>
      <text:p text:style-name="P19">- устранена невозможность выбрать файл для загрузки с ленты при отсутствии в корне директорий.</text:p>
      <text:p text:style-name="P19">- устранена проблема сброса/зависания при запуске <text:span text:style-name="T1">TAP </text:span>файлов при заблокированном режиме 48к.</text:p>
      <text:p text:style-name="P19">- сделано автоопределение наличия <text:span text:style-name="T1">SD </text:span>карт с возможностью отключения.</text:p>
      <text:p text:style-name="P1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9">- сделан контроль наличия <text:span text:style-name="T1">SD </text:span>карт с выдачей сообщения и блокировкой дальнейшей работы.</text:p>
      <text:p text:style-name="P19">- переименован пункт <text:span text:style-name="T1">«W.Turbo Mode» </text:span>в <text:span text:style-name="T1">«W.CPU frequency».</text:span></text:p>
      <text:p text:style-name="P19">- сделана принудительная полная инициализация после обновления <text:span text:style-name="T1">FlashROM.</text:span></text:p>
      <text:p text:style-name="P19">- нажатие 0+<text:span text:style-name="T1">RESET </text:span>теперь не только возвращает основной режим, но и делает полную инициализацию внутренних переменных.</text:p>
      <text:p text:style-name="P1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9"/>
      <text:p text:style-name="P7"><text:span text:style-name="T14">27.05.2012</text:span> <text:span text:style-name="T14">Версия 0.5 Исправления и дополнения</text:span></text:p>
      <text:p text:style-name="P7"><text:span text:style-name="T14">- устранено не сохранение/не восстановление регистра </text:span>«I» <text:span text:style-name="T14">при вызовах </text:span>RST 8.</text:p>
      <text:p text:style-name="P19">- пункт основного меню <text:span text:style-name="T1">«FAT boot» </text:span>переименован в «<text:span text:style-name="T1">File browser</text:span>».</text:p>
      <text:p text:style-name="P1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9">- работа с <text:span text:style-name="T1">FAT </text:span>полностью перенесена в ПЗУ, вся вызовы сделаны через <text:span text:style-name="T1">RST 8</text:span>.</text:p>
      <text:p text:style-name="P19"><text:soft-page-break/>- сделана сортировка по первым символам для директорий/файлов (сначала для директорий, потом для файлов).</text:p>
      <text:p text:style-name="P19">- сделано монтирование <text:span text:style-name="T1">TRD </text:span>образов на чтение/запись непосредственно на <text:span text:style-name="T1">FAT.</text:span></text:p>
      <text:p text:style-name="P1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9">- после переезда работы с <text:span text:style-name="T1">FAT </text:span>в ПЗУ инициализация всех устройств делается всегда сразу по сбросу.</text:p>
      <text:p text:style-name="P19">- сделано сохранение текущего пути при переходах по директориям.</text:p>
      <text:p text:style-name="P1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9">- шрифты для текстового режима теперь хранятся в упакованном виде.</text:p>
      <text:p text:style-name="P19">- переделаны вызовы <text:span text:style-name="T1">RST 8, </text:span>сделаны вызова из <text:span text:style-name="T1">EVO-DOS </text:span>для работы с примонтированными образами.</text:p>
      <text:p text:style-name="P1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9">-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9"/>
      <text:p text:style-name="P19">24.01.2012 Версия 0.49<text:span text:style-name="T1">c </text:span>Переделки</text:p>
      <text:p text:style-name="P19">- переделаны обработчики <text:span text:style-name="T1">RST 8 </text:span>и <text:span text:style-name="T1">NMI </text:span>для полной независимости друг от друга.</text:p>
      <text:p text:style-name="P19">- заменены шрифты для текстмода.</text:p>
      <text:p text:style-name="P7"/>
      <text:p text:style-name="P7">23.01.2012 <text:span text:style-name="T14">Версия 0.49</text:span>b <text:span text:style-name="T14">Исправление</text:span></text:p>
      <text:p text:style-name="P7"><text:span text:style-name="T14">- исправлена работа с принтером, теперь при подключенном </text:span>TSFM <text:span text:style-name="T14">и переходе в </text:span>Basic 48 <text:span text:style-name="T14">не происходит зависаний в независимости от наличия или отсутствия принтера.</text:span></text:p>
      <text:p text:style-name="P7">- <text:span text:style-name="T14">обновлены шрифты для текстмода.</text:span></text:p>
      <text:p text:style-name="P7"><text:span text:style-name="T14">- добавлен еще один шрифт для </text:span>Magic <text:span text:style-name="T14">меню похожий по стилю на использованный в АТМ, но в кодировке </text:span>CP866.</text:p>
      <text:p text:style-name="P7"/>
      <text:p text:style-name="P7">19.01.2012 <text:span text:style-name="T14">Версия 0.49</text:span>a <text:span text:style-name="T14">Исправление</text:span></text:p>
      <text:p text:style-name="P19">- исправлена проблема неправильного считывания фонта из-за несвоевременного переключения отображаемых экранов.</text:p>
      <text:p text:style-name="P19">- исправлено отображение некоторых регистров процессора.</text:p>
      <text:p text:style-name="P19"/>
      <text:p text:style-name="P19">18.01.2012 Версия 0.49 Добавление</text:p>
      <text:p text:style-name="P19">- добавлена поддержка волшебной кнопки <text:span text:style-name="T1">Magic.</text:span></text:p>
      <text:p text:style-name="P7"/>
      <text:p text:style-name="P7">04.01.2012 <text:span text:style-name="T14">Версия 0.48</text:span>b <text:span text:style-name="T14">Исправление</text:span></text:p>
      <text:p text:style-name="P7"><text:span text:style-name="T14">- исправлен номер страницы куда прошивается </text:span>CUSTOM ROM. </text:p>
      <text:p text:style-name="P7"/>
      <text:p text:style-name="P7">01.01.2012 <text:span text:style-name="T14">Версия 0.48а Исправление</text:span></text:p>
      <text:p text:style-name="P7"><text:span text:style-name="T14">- поправлен </text:span>RST <text:span text:style-name="T14">8 чтобы не определялось по сигнатуре </text:span>ROM <text:span text:style-name="T14">что это Скорпион.</text:span></text:p>
      <text:p text:style-name="P19"/>
      <text:p text:style-name="P19">17.12.2011 Версия 0.48 Дополнение</text:p>
      <text:p text:style-name="P19">- немного переделан тест <text:span text:style-name="T1">PC </text:span>клавиатуры, добавлено управление светодиодом <text:span text:style-name="T1">Caps LOCK.</text:span></text:p>
      <text:p text:style-name="P19"><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4">Версия 0.47</text:span>e <text:span text:style-name="T14">Изменение</text:span></text:p>
      <text:p text:style-name="P7"><text:soft-page-break/><text:span text:style-name="T14">- переделана определялка разрядности </text:span>FAT <text:span text:style-name="T14">при отсутствие </text:span>MBR.</text:p>
      <text:p text:style-name="P19"/>
      <text:p text:style-name="P19">16.12.2011 Версия 0.47<text:span text:style-name="T1">d </text:span>Исправление</text:p>
      <text:p text:style-name="P19">- исправлено не выставление режимов памяти и турбо при запуске <text:span text:style-name="T1">HDD boot </text:span>и <text:span text:style-name="T1">CD boot.</text:span> </text:p>
      <text:p text:style-name="P19"/>
      <text:p text:style-name="P19">16.12.2011 Версия 0.47<text:span text:style-name="T1">c </text:span>Исправление</text:p>
      <text:p text:style-name="P19">- внесено еще немного изменений в <text:span text:style-name="T1">SPG </text:span>загрузчик.</text:p>
      <text:p text:style-name="P19"/>
      <text:p text:style-name="P19">15.12.2011 Версия 0.47<text:span text:style-name="T1">b </text:span>Исправление</text:p>
      <text:p text:style-name="P19">- добавлены изменения в код <text:span text:style-name="T1">SPG </text:span>загрузчика от автора формата. Не запускались некоторые файлы.</text:p>
      <text:p text:style-name="P7"/>
      <text:p text:style-name="P7"><text:span text:style-name="T14">14.12.2011</text:span> <text:span text:style-name="T14">Версия 0.47</text:span>a <text:span text:style-name="T14">Исправление</text:span></text:p>
      <text:p text:style-name="P7"><text:span text:style-name="T14">- исправлена созданная проблема работы с </text:span>FAT <text:span text:style-name="T14">после добавления загрузчика </text:span>SPG <text:span text:style-name="T14">файлов.</text:span></text:p>
      <text:p text:style-name="P7"/>
      <text:p text:style-name="P7">14.12.2011 <text:span text:style-name="T14">Версия 0.47 Добавление</text:span></text:p>
      <text:p text:style-name="P19">- переделан загрузчик HOBETA файлов и перенесен в другую страницу ROM.</text:p>
      <text:p text:style-name="P19">- добавлена возможность запускать <text:span text:style-name="T1">SPG </text:span>файлов.</text:p>
      <text:p text:style-name="P7"/>
      <text:p text:style-name="P7">06.12.2011 <text:span text:style-name="T14">Версия 0.46а Исправление</text:span></text:p>
      <text:p text:style-name="P7"><text:span text:style-name="T14">- исправлено неправильное отображение подсказки по ячейкам </text:span>CMOS <text:span text:style-name="T14">в </text:span>CMOS Editor.</text:p>
      <text:p text:style-name="P19"/>
      <text:p text:style-name="P7">04.12.2011 <text:span text:style-name="T14">Версия 0.46 Добавление</text:span></text:p>
      <text:p text:style-name="P7"><text:span text:style-name="T14">- добавлен тестер </text:span>PC <text:span text:style-name="T14">клавиатуры.</text:span></text:p>
      <text:p text:style-name="P7">- <text:span text:style-name="T14">добавлена проверка контрольного байта и при несовпадении с ожидаемым значении производится перезапись основных ячеек </text:span>CMOS <text:span text:style-name="T14">и принудительный сброс в </text:span>EVO Reset Service.</text:p>
      <text:p text:style-name="P19">- добавлена возможность сброса в прошивку пользователя (<text:span text:style-name="T1">Custom ROM).</text:span></text:p>
      <text:p text:style-name="P1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9">- изменены настройки хранимые в <text:span text:style-name="T1">CMOS </text:span>на противоположные для пунктов «<text:span text:style-name="T32">Reload FONT</text:span>» и «<text:span text:style-name="T3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9">- добавлено выставление режимов турбо при удержании <text:span text:style-name="T1">CS, SS, SPACE </text:span>при сбросе.</text:p>
      <text:p text:style-name="P19"/>
      <text:p text:style-name="P19">09.10.2011 Версия 0.45 Исправления</text:p>
      <text:p text:style-name="P7"><text:span text:style-name="T14">- исправлена ошибка опции </text:span>«HDD boot» <text:span text:style-name="T14">из-за которой происходило зависание при попытке запуска.</text:span></text:p>
      <text:p text:style-name="P19"/>
      <text:p text:style-name="P7"><text:span text:style-name="T14">28.09.2011</text:span> <text:span text:style-name="T14">Версия 0.44 Исправления и дополнения</text:span></text:p>
      <text:p text:style-name="P19">- исправлен неправильное вычисления ширины окна из-за чего скроллер сдвигал не только в окне.</text:p>
      <text:p text:style-name="P19">- драйвера и менеджер устройств перенесены в ПЗУ и работают оттуда же. </text:p>
      <text:p text:style-name="P19">- исправлено появления курсора мыши при отсутствии самой мыши и при выводе файлового меню.</text:p>
      <text:p text:style-name="P7"/>
      <text:p text:style-name="P7"><text:span text:style-name="T14">05.09.2011</text:span> <text:span text:style-name="T14">Версия 0.43 Исправления</text:span></text:p>
      <text:p text:style-name="P7"><text:span text:style-name="T14">- исправлена ошибка не обработки горячих клавиш в меню выбора </text:span>FAT <text:span text:style-name="T14">устройств.</text:span></text:p>
      <text:p text:style-name="P7"><text:span text:style-name="T14">- в выбор куда осуществлять сброс добавлен выбор для сброса в </text:span>ProfROM.<text:span text:style-name="T14"> </text:span></text:p>
      <text:p text:style-name="P7"/>
      <text:p text:style-name="P7">22.07.2011 <text:span text:style-name="T14">Версия 0.42. Исправления</text:span></text:p>
      <text:p text:style-name="P19">- исправлена ошибка из-за которой переключенные режимы не обновлялись на экране.</text:p>
      <text:p text:style-name="P19">- переделал порядок перебора и отображение на экране. Теперь перебирает в порядке 3,5-7-14 и отображает на экране в виде этих же цифр.</text:p>
      <text:p text:style-name="P19"/>
      <text:p text:style-name="P7"><text:span text:style-name="T14">21.07.2011</text:span> <text:span text:style-name="T14">Версия 0.41 Изменения и дополнения.</text:span></text:p>
      <text:p text:style-name="P19">- увеличена ширина файлового окна и сделан показ расширений файлов.</text:p>
      <text:p text:style-name="P7">- <text:span text:style-name="T14">в связи с добавлением нового </text:span>TURBO <text:span text:style-name="T14">режима переделано переключение и отображение текущего режима. Теперь режим перебираются по кругу </text:span>off, on+, on, <text:span text:style-name="T14">что соответствует частотам </text:span>3,5, 14 <text:span text:style-name="T14">и </text:span>7<text:span text:style-name="T14"> МГц.</text:span></text:p>
      <text:p text:style-name="P19"><text:soft-page-break/></text:p>
      <text:p text:style-name="P19">16.05.2011 Версия 0.4 Изменения и дополнения.</text:p>
      <text:p text:style-name="P7"><text:span text:style-name="T14">- сделал возможность переключать драйвер принтера: встроенный в Бейсик 48 или через </text:span>AY <text:span text:style-name="T14">порт.</text:span></text:p>
      <text:p text:style-name="P19">- сделал возможность перезагружать или не перезагружать шрифт из ПЗУ по сбросу для текстмода.</text:p>
      <text:p text:style-name="P7"><text:span text:style-name="T14">- сделал возможность выбрать какой шрифт загружать из ПЗУ по сбросу для текстмода: стандартный </text:span>ATM <text:span text:style-name="T14">(аля </text:span>KOI8) <text:span text:style-name="T14">или </text:span>CP866.</text:p>
      <text:p text:style-name="P19">- переделан вывод рамки для <text:span text:style-name="T1">CMOS editor </text:span>в зависимости от выбранного шрифта.</text:p>
      <text:p text:style-name="P19"/>
      <text:p text:style-name="P7"><text:span text:style-name="T14">15</text:span>.05.2011 <text:span text:style-name="T14">Версия 0.</text:span>39<text:span text:style-name="T14">а Дополнения.</text:span></text:p>
      <text:p text:style-name="P7"><text:span text:style-name="T14">- сделал во флешере проверку на байт </text:span>#FF. <text:span text:style-name="T14">Если таковой обнаружен, то не прошивается. Соответственно ускорился процесс прошивки новых версий.</text:span></text:p>
      <text:p text:style-name="P19">- сделал возможность загрузки шрифта для текстмода.</text:p>
      <text:p text:style-name="P7"/>
      <text:p text:style-name="P7">09.05.2011 <text:span text:style-name="T14">Версия 0.39 Дополнения.</text:span></text:p>
      <text:p text:style-name="P7"><text:span text:style-name="T14">- немного навел порядок в сервисной странице и сделал возможность использовать прошивку </text:span>GLUK, <text:span text:style-name="T14">кому это больше нравится. </text:span></text:p>
      <text:p text:style-name="P7"/>
      <text:p text:style-name="P7">04.05.2011 <text:span text:style-name="T14">Версия 0.38 Исправления и дополнения.</text:span></text:p>
      <text:p text:style-name="P19">- исправлена ошибка неправильного вычисления высоты файлового окна в зависимости от количества файлов</text:p>
      <text:p text:style-name="P19">- добавлено переключение загрузки с магнитофонного входа или с <text:span text:style-name="T1">FAT </text:span>устройств.</text:p>
      <text:p text:style-name="P19">- добавлена возможность загрузки и запуска <text:span text:style-name="T1">TAP </text:span>файлов.</text:p>
      <text:p text:style-name="P19"/>
      <text:p text:style-name="P19">23.03.2011 Версия 0.37 Дополнение.</text:p>
      <text:p text:style-name="P19">- в редакторе <text:span text:style-name="T1">CMOS </text:span>каждую секунду обновляются ячейки времени и перепечатываются на экране.</text:p>
      <text:p text:style-name="P19">- для первых 17 ячеек выводится краткое описание.</text:p>
      <text:p text:style-name="P7">- <text:span text:style-name="T14">при редактировании времени запись в </text:span>CMOS <text:span text:style-name="T14">производится сразу, для остальных ячеек запись производится по нажатию клавиши </text:span>«S»/</text:p>
      <text:p text:style-name="P7"/>
      <text:p text:style-name="P7">22.<text:span text:style-name="T14">03.2011 Версия 0.36 Исправление ошибки.</text:span></text:p>
      <text:p text:style-name="P7"><text:span text:style-name="T14">- исправлена ошибка загрузки </text:span>SCL <text:span text:style-name="T14">файлов, проявлялась только на некоторых файлах.</text:span></text:p>
      <text:p text:style-name="P7"/>
      <text:p text:style-name="P7">19.<text:span text:style-name="T14">03.2011 Версия 0.35 Изменения.</text:span></text:p>
      <text:p text:style-name="P7"><text:span text:style-name="T14">- переделал выход из прошивальщика, теперь после прошивание принудительно происходит перезапуск </text:span>ROM. <text:span text:style-name="T14">Нажатия </text:span>RESET <text:span text:style-name="T14">после прошивания теперь не требуется.</text:span></text:p>
      <text:p text:style-name="P7"><text:span text:style-name="T14">- немного навел красоту в редакторе </text:span>CMOS.</text:p>
      <text:p text:style-name="P7"/>
      <text:p text:style-name="P7">17.03.2011 <text:span text:style-name="T14">Версия 0.34 Изменения.</text:span></text:p>
      <text:p text:style-name="P7"><text:span text:style-name="T14">- написал с нуля редактор </text:span>CMOS <text:span text:style-name="T14">под режим текстмоде</text:span>, <text:span text:style-name="T14">добавлен пункт в меню </text:span>Service. <text:span text:style-name="T14">Подсказок по ячейкам пока нет.</text:span> <text:span text:style-name="T14">Старый редактор пока не удален.</text:span></text:p>
      <text:p text:style-name="P7"/>
      <text:p text:style-name="P7">27.02.2011 <text:span text:style-name="T14">Версия 0.33 Изменения.</text:span></text:p>
      <text:p text:style-name="P7"><text:span text:style-name="T14">- начал осваивать </text:span>MAGIC <text:span text:style-name="T14">и </text:span>RST 8. <text:span text:style-name="T14">Кое-какую мелочь перенес в другую страницу </text:span>ROM. <text:span text:style-name="T14">Изменения минимальны</text:span>. </text:p>
      <text:p text:style-name="P7"/>
      <text:p text:style-name="P7">12.02.2011 <text:span text:style-name="T14">Версия 0.32 Изменения.</text:span></text:p>
      <text:p text:style-name="P19">-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9">- изменено ожидание нажатия клавиш при ошибках.</text:p>
      <text:p text:style-name="P19"/>
      <text:p text:style-name="P19">07.02.2011 Версия 0.31 Дополнение.</text:p>
      <text:p text:style-name="P19">- добавил очистку 128кб памяти по сбросу.</text:p>
      <text:p text:style-name="P7"/>
      <text:p text:style-name="P7">22.01.2011 <text:span text:style-name="T14">Версия 0.3 Устранение ошибок.</text:span></text:p>
      <text:p text:style-name="P7"><text:soft-page-break/><text:span text:style-name="T14">- переделано копирование прошивки </text:span>DOS <text:span text:style-name="T14">с перехватом обращений к ВГ93</text:span> <text:span text:style-name="T14">в предпоследнюю страницу памяти.</text:span></text:p>
      <text:p text:style-name="P7"/>
      <text:p text:style-name="P7">08.01.2011 <text:span text:style-name="T14">Версия 0.29 Устранение ошибок.</text:span></text:p>
      <text:p text:style-name="P7"><text:span text:style-name="T14">- устранена ошибка неправильного вычисления начала секторов в </text:span>FDI <text:span text:style-name="T14">на некоторых образах.</text:span></text:p>
      <text:p text:style-name="P19">- убрал громкий бум при ошибках и при выходе из страницы помощи.</text:p>
      <text:p text:style-name="P7"/>
      <text:p text:style-name="P7">30.<text:span text:style-name="T14">12.2010 Версия 0.28. Устранение ошибок.</text:span></text:p>
      <text:p text:style-name="P7"><text:span text:style-name="T14">- произведена чистка в меню </text:span>Service. <text:span text:style-name="T14">Удалены пункты форматирования рамдиска на 512 и 768 килобайт.</text:span></text:p>
      <text:p text:style-name="P19">- удалена очистка страниц памяти.</text:p>
      <text:p text:style-name="P19">- переделано форматирование рамдиска с учетом его нового формата.</text:p>
      <text:p text:style-name="P19"/>
      <text:p text:style-name="P7"><text:span text:style-name="T14">29.12.2010</text:span> <text:span text:style-name="T14">Версия 0.27 Изменения и дополнения.</text:span></text:p>
      <text:p text:style-name="P7"><text:span text:style-name="T14">- сделана поддержка </text:span>FDI <text:span text:style-name="T14">образов.</text:span></text:p>
      <text:p text:style-name="P1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4">Версия 0.26. Изменения и исправление ошибки.</text:span></text:p>
      <text:p text:style-name="P19">- исправлена ошибка неправильной работы с менеджером при копировании из ПЗУ.</text:p>
      <text:p text:style-name="P7">- <text:span text:style-name="T14">исправлена ошибка копирования </text:span>SCL <text:span text:style-name="T14">файлов в рамдиск, некоторые файлы могли неправильно копироваться и зависать.</text:span></text:p>
      <text:p text:style-name="P7"><text:span text:style-name="T14">- сделана установка режимов при сбросе с нажатыми </text:span>CS, SS <text:span text:style-name="T14">или </text:span>Space <text:span text:style-name="T14">в зависимости от записанных установок в </text:span>CMOS.</text:p>
      <text:p text:style-name="P7">- <text:span text:style-name="T14">временно убрал пункт в сервисе для копирования дискет.</text:span></text:p>
      <text:p text:style-name="P7"/>
      <text:p text:style-name="P7">06.12.2010<text:tab/> <text:span text:style-name="T14">Версия 0.25 Изменения.</text:span></text:p>
      <text:p text:style-name="P7"><text:span text:style-name="T14">- добавлен еще один тип разделов </text:span>FAT <text:span text:style-name="T14">при поиске в </text:span>MBR.</text:p>
      <text:p text:style-name="P19">- сделано принудительное определение <text:span text:style-name="T1">FAT </text:span>даже при наличии <text:span text:style-name="T1">MBR.</text:span></text:p>
      <text:p text:style-name="P19">- начало рамдиска переехало на одну страницу вниз.</text:p>
      <text:p text:style-name="P19"/>
      <text:p text:style-name="P19">28.11.2010 Версия 0.24 Изменения.</text:p>
      <text:p text:style-name="P19">-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9">- добавлена индикация стирания ПЗУ и изменено окно прошивальщика из-за большего размера прошивания. </text:p>
      <text:p text:style-name="P7"/>
      <text:p text:style-name="P7">20.11.2010 <text:span text:style-name="T14">Версия 0.23 Изменения и исправления.</text:span></text:p>
      <text:p text:style-name="P19">- устранено появление мышиного курсора при выборе конфигурации и при переключении турбо режима.</text:p>
      <text:p text:style-name="P19">- добавлены горячие клавиши для пунктов не входящих в меню.</text:p>
      <text:p text:style-name="P7"><text:span text:style-name="T14">- добавлена горячая клавиша </text:span>H <text:span text:style-name="T14">для быстрого получения страницы помощи и надпись внизу экрана как вызывать.</text:span></text:p>
      <text:p text:style-name="P19">- исправлено вылезание курсора в файловом окне при отсутствии файлов и нажатии кнопки перехода на страницу вверх.</text:p>
      <text:p text:style-name="P19">- поправлена упущенная возможность запуска кодовых блоков через <text:span text:style-name="T1">«FAT boot» </text:span>с возможностью выхода в Бейсик.</text:p>
      <text:p text:style-name="P19"/>
      <text:p text:style-name="P19">13.11.2010 Версия 0.22 Добавление функционала и исправление ошибки.</text:p>
      <text:p text:style-name="P19">- исправлена ошибка высчитывания остатка загрузки в страницу памяти при загрузке <text:span text:style-name="T1">SCL </text:span>файлов.</text:p>
      <text:p text:style-name="P19">- добавлен<text:span text:style-name="T1"> </text:span>пункт <text:span text:style-name="T1">«Update FLASH ROM»</text:span> для быстрого обновления прошивок ПЗУ. </text:p>
      <text:p text:style-name="P19"/>
      <text:p text:style-name="P19">03.11.2010 Версия 0.21 Добавление функционала для поддержки <text:span text:style-name="T1">EVO-DOS.</text:span></text:p>
      <text:p text:style-name="P19"><text:soft-page-break/>- добавлена возможность копирования в память для виртуального дисковода <text:span text:style-name="T1">TRD </text:span>и <text:span text:style-name="T1">SCL </text:span>(раскрытие образов);</text:p>
      <text:p text:style-name="P1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9">- на экране добавлена возможность менять виртуальный дисковод не только клавишей <text:span text:style-name="T1">“Y”, </text:span>но и при помощи мыши;</text:p>
      <text:p text:style-name="P1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9">-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4">Версия 0.2.2 Исправление ошибок.</text:span></text:p>
      <text:p text:style-name="P19">- исправлено невозможность выхода из ошибочной ситуации с выводом окна. При выдаче окна прерывания были запрещены.</text:p>
      <text:p text:style-name="P19"/>
      <text:p text:style-name="P19">21.10.2010 Версия 0.2.1 Исправление ошибок.</text:p>
      <text:p text:style-name="P19">- переделан инициализатор менеджера памяти для работы в режиме АТМ.</text:p>
      <text:p text:style-name="P7"><text:span text:style-name="T14">- переписаны процедуры работы с </text:span>CMOS <text:span text:style-name="T1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4">убрал адрес форума, оставил только адрес сайта из инфы выводимой на экран.</text:span></text:p>
      <text:p text:style-name="P7"/>
      <text:p text:style-name="P7"><text:span text:style-name="T14">12</text:span>.10.2010 <text:span text:style-name="T14">Версия 0.</text:span>2 <text:span text:style-name="T14">Результаты тестирования и мелкие доделки.</text:span></text:p>
      <text:p text:style-name="P19">- исправлено зависание при включение мыши по кнопке 9.</text:p>
      <text:p text:style-name="P19">- исправлен вылет в Бейсик при отсуствии мыши и попытке ее включения.</text:p>
      <text:p text:style-name="P19">- переделан опрос управления (хоткеи) из-за обнаруженного бага.</text:p>
      <text:p text:style-name="P7">- <text:span text:style-name="T14">сделано: если обнаружено только одно </text:span>FAT <text:span text:style-name="T14">устройство и на нем только один файл (при отсутствии директорий в корне) при выборе опции </text:span>FAT boot <text:span text:style-name="T14">произойдет запуск этого единственного файла.</text:span></text:p>
      <text:p text:style-name="P19"/>
      <text:p text:style-name="P19">07.10.2010 Версия 0.1A4 Продолжение переделок, тестовая версия.</text:p>
      <text:p text:style-name="P19">- исправлен вывод файлов и директорий при количестве больше высоты окна (скроллинг и страничное перемещение).</text:p>
      <text:p text:style-name="P19">- исправлен неправильный вывод боковых стрелок с правой стороны файлового окна.</text:p>
      <text:p text:style-name="P7"/>
      <text:p text:style-name="P7">06.10.2010<text:span text:style-name="T14"> Версия 0.1</text:span>A3 <text:span text:style-name="T14">Продолжение переделок, тестовая версия.</text:span></text:p>
      <text:p text:style-name="P19">- исправлено отображения текущей буквы дисковода при выборе мышью.</text:p>
      <text:p text:style-name="P7"><text:span text:style-name="T14">- переписан </text:span>HDD boot. <text:span text:style-name="T14">При отсутствии </text:span>HDD <text:span text:style-name="T14">выдается соответствующая надпись.</text:span></text:p>
      <text:p text:style-name="P7">- <text:span text:style-name="T14">переделан вывод файлов на </text:span>FAT. <text:span text:style-name="T14">Теперь кроме найденных файлов выводятся и найденные директории и запускать </text:span>HOBETA <text:span text:style-name="T14">теперь можно не только из корня, но и из любого директория.</text:span></text:p>
      <text:p text:style-name="P7"><text:span text:style-name="T14">- при выводе файлов на </text:span>FAT <text:span text:style-name="T14">сделал отображение мини иконок для отображения директорий и файлов.</text:span></text:p>
      <text:p text:style-name="P7">- <text:span text:style-name="T14">немного переделан детект мыши и часов.</text:span></text:p>
      <text:p text:style-name="P19">- еще немного поэкспериментировал с отображением горячих клавиш в менюшках. <text:s/></text:p>
      <text:p text:style-name="P19"/>
      <text:p text:style-name="P7"><text:span text:style-name="T14">25.09.2010 Версия 0.1</text:span>A<text:span text:style-name="T14">2 Продолжение переделок, тестовая версия.</text:span></text:p>
      <text:p text:style-name="P19">- переделал некоторые меню по внешнему виду для общего стиля.</text:p>
      <text:p text:style-name="P1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4">сделал печать в левой части окон буквы горячей клавиши для каждого пункта.</text:span></text:p>
      <text:p text:style-name="P19"/>
      <text:p text:style-name="P7"><text:span text:style-name="T14">23</text:span>.09.2010 <text:span text:style-name="T14">Версия 0.1</text:span>A1 <text:span text:style-name="T14">Продолжение переделок, тестовая версия.</text:span></text:p>
      <text:p text:style-name="P7"><text:span text:style-name="T14">- в последние 8 байт добавлена сигнатура </text:span>«HEGLUK» <text:span text:style-name="T14">и дата сборки в упакованном виде.</text:span></text:p>
      <text:p text:style-name="P19">- переделка внешнего вида.</text:p>
      <text:p text:style-name="P19">- переделана обработка горячих клавиш.</text:p>
      <text:p text:style-name="P19"><text:soft-page-break/>- добавлена табличная обработка выделенных зон за пределами активного окна для мыши.</text:p>
      <text:p text:style-name="P7"><text:span text:style-name="T14">- добавилась горячая клавиша </text:span>«V» <text:span text:style-name="T14">для кругового перебора дисководов.</text:span></text:p>
      <text:p text:style-name="P19"/>
      <text:p text:style-name="P7">17.09.2010 <text:span text:style-name="T14">Версия 0.1А Вторая ревизия сорцов, тестовая версия.</text:span></text:p>
      <text:p text:style-name="P19">- найден альтернативный компилятор, все сорцы переведены на него.</text:p>
      <text:p text:style-name="P7"><text:span text:style-name="T14">- интегрирована полная кодовая таблица шрифта (</text:span>DOS866<text:span text:style-name="T14">).</text:span></text:p>
      <text:p text:style-name="P1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4">устранена блокировка клавиатуры при наведении мыши на буквы выбора дисков и переключения режимов.</text:span></text:p>
      <text:p text:style-name="P7">- <text:span text:style-name="T1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9">- исправил смену режимов без перерисовки экрана.</text:p>
      <text:p text:style-name="P19">- при смене дисковода перерисовка происходит из-за возможно открытого файлового меню.</text:p>
      <text:p text:style-name="P1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4">- сделал блокировку для не </text:span>TR-DOS <text:span text:style-name="T14">дискет. Если подсунуть такую дискету, то сразу выдается соответствующая надпись.</text:span></text:p>
      <text:p text:style-name="P7"><text:span text:style-name="T14">- в меню </text:span>Kills <text:span text:style-name="T14">добавлен сброс </text:span>NeoGS.</text:p>
      <text:p text:style-name="P1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9">-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4">пока не сделано скролирование по файловому окну мышью.</text:span></text:p>
      <text:p text:style-name="P7">- <text:span text:style-name="T14">временно отключена поддержка </text:span>HDD <text:span text:style-name="T14">на </text:span>Slave <text:span text:style-name="T14">из-за конфликтов при подключенном </text:span>CD-ROM.</text:p>
      <text:p text:style-name="P19">- возможно что-то еще забыл по мелочи, работа до версии 0.2 будут продолжена.</text:p>
      <text:p text:style-name="P7"/>
      <text:p text:style-name="P7">20.08.2010 <text:span text:style-name="T14">Версия 0.19 Устранение не моего глюка.</text:span></text:p>
      <text:p text:style-name="P7"><text:span text:style-name="T14">- из-за всплывшей ошибки в компиляторе сделал перемещение драйвера </text:span>NeoGS, <text:span text:style-name="T14">на который <text:s/>пришелся глюк компилятора</text:span> <text:span text:style-name="T14">ниже по адресам памяти. Занялся поиском альтернативного компилятора.</text:span></text:p>
      <text:p text:style-name="P7"/>
      <text:p text:style-name="P7">04.08.2010 <text:span text:style-name="T14">Версия 0.18 Добавления и изменения</text:span></text:p>
      <text:p text:style-name="P7"><text:span text:style-name="T14">- добавлена опция загрузки с ленты непосредственно из </text:span>HE GLUK.</text:p>
      <text:p text:style-name="P7"/>
      <text:p text:style-name="P7">21.05.2010 <text:span text:style-name="T14">Версия 0.17 Добавление и изменения</text:span></text:p>
      <text:p text:style-name="P7"><text:span text:style-name="T14">- в связи с надобностью изготовления </text:span>HE GLUK <text:span text:style-name="T14">для </text:span>ATM <text:span text:style-name="T14">сделал универсальную версию. Не требует перекомпиляции. Переписаны стартовые </text:span>RESET <text:span text:style-name="T14">сервисы. </text:span></text:p>
      <text:p text:style-name="P19">- стартовый экран немного оголился. Не выводятся содержимое регистров по сбросу и содержимое стека.</text:p>
      <text:p text:style-name="P7"><text:span text:style-name="T14">- исправлено процедура непосредственного чтения с </text:span>NEMO <text:span text:style-name="T14">винчестера для большей стабильности.</text:span></text:p>
      <text:p text:style-name="P7"/>
      <text:p text:style-name="P7">28.03.2010 <text:span text:style-name="T14">Версия 0.16 Добавление мелкой функции.</text:span></text:p>
      <text:p text:style-name="P19">- добавлена поддержка показа версий прошивок на Пентеве.</text:p>
      <text:p text:style-name="P7"/>
      <text:p text:style-name="P7">17.03.2010 <text:span text:style-name="T14">Версия 0.15 Исправление ошибок</text:span></text:p>
      <text:p text:style-name="P19">- исправлена ошибка невозможности выбора дисковода при отсутствии часов.</text:p>
      <text:p text:style-name="P7"/>
      <text:p text:style-name="P7">10.03.2010 <text:span text:style-name="T14">Версия 0.14 Исправление ошибок.</text:span></text:p>
      <text:p text:style-name="P7"><text:span text:style-name="T14">- исправлена ошибка не выставления режимов при переходе в Бейсики и </text:span>TR-DOS<text:span text:style-name="T14">.</text:span></text:p>
      <text:p text:style-name="P7"><text:soft-page-break/><text:span text:style-name="T14">- исправлено при содержимом ячейки </text:span>#11 <text:span text:style-name="T14">не равной </text:span>#55 <text:span text:style-name="T14">или </text:span>#AA <text:span text:style-name="T14">в ячейки </text:span>#0A-#11 <text:span text:style-name="T14">прописываются дефолтное содержимое #20,#02,#00,#80,#00,#00,#00,#AA.</text:span></text:p>
      <text:p text:style-name="P7"/>
      <text:p text:style-name="P7">23.02.2010 <text:span text:style-name="T14">Версия 0.13 Добавил (вернул на место) драйвер </text:span>SMUC.</text:p>
      <text:p text:style-name="P7"/>
      <text:p text:style-name="P7">22.<text:span text:style-name="T14">02.2010 Версия 0.12 Исправлен еще один глюк.</text:span></text:p>
      <text:p text:style-name="P7"><text:span text:style-name="T14">- исправлено НЕ выставление режимов компа при загрузке/запуске из </text:span>HOBETA <text:span text:style-name="T14">файлов.</text:span></text:p>
      <text:p text:style-name="P19">- исправлена возможность загрузки файлов размером максимум 40960 байт. В предыдущих версиях размер был максимум 40959 байт.</text:p>
      <text:p text:style-name="P19"/>
      <text:p text:style-name="P19">22.02.2010 Версия 0.11 Исправлен первый глюк.</text:p>
      <text:p text:style-name="P19">- неправильно отдавался тип <text:span text:style-name="T1">FAT </text:span>устройства микрозагрузчику <text:span text:style-name="T1">HOBETA </text:span>файлов.</text:p>
      <text:p text:style-name="P7"/>
      <text:p text:style-name="P7">21.02.2010 <text:span text:style-name="T14">Версия 0.1 Проверка и тестирование. </text:span></text:p>
      <text:p text:style-name="P2"><text:span text:style-name="T34">- за основу взяты исходники </text:span><text:span text:style-name="T45">GLUK 6.62. </text:span><text:span text:style-name="T34">Все исходники переведены в текстовый формат для компиляции </text:span><text:span text:style-name="T14">SjASMPlus</text:span><text:span text:style-name="T45">. </text:span><text:span text:style-name="T34">При сборке используется упаковщик </text:span><text:span text:style-name="T45">MHMT.</text:span></text:p>
      <text:p text:style-name="P33"><text:span text:style-name="T5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5">GLUK</text:span><text:span text:style-name="T52">а. Так сказать «забадяжил» на старых дрожжах.</text:span></text:p>
      <text:p text:style-name="P33"><text:span text:style-name="T52">- при переделке не пострадали и не изменялись все функции вызываемые по «Кнопка+</text:span><text:span text:style-name="T45">RESET</text:span><text:span text:style-name="T52">».</text:span></text:p>
      <text:p text:style-name="P33"><text:span text:style-name="T52">- без изменений остались </text:span><text:span text:style-name="T45">CD Boot </text:span><text:span text:style-name="T52">и </text:span><text:span text:style-name="T45">HDD Boot.</text:span></text:p>
      <text:p text:style-name="P33"><text:span text:style-name="T52">- полностью удален </text:span><text:span text:style-name="T45">PC.</text:span></text:p>
      <text:p text:style-name="P33"><text:span text:style-name="T52">- убрано определение байта </text:span><text:span text:style-name="T45">#47 </text:span><text:span text:style-name="T52">в ячейке </text:span><text:span text:style-name="T45">#12 CMOS.</text:span></text:p>
      <text:p text:style-name="P33"><text:span text:style-name="T45">- </text:span><text:span text:style-name="T52">удалены из исходников все опции связанные с компиляцией для АТМ.</text:span></text:p>
      <text:p text:style-name="P19">- убрана прозрачность окон.</text:p>
      <text:p text:style-name="P19">- убран вывод на экран уменьшенных копий сохраненных экранов, что создавало мусор на экране.</text:p>
      <text:p text:style-name="P33"><text:span text:style-name="T52">- удалены все пункты не имеющие никакой ценности. К ним относятся следующие пункты: </text:span><text:span text:style-name="T45">P.C., P.C.512, Cache, R.C., STS, XAS, Save SCR, TR KEEPER. </text:span><text:span text:style-name="T52">Удален также вновь добавленный пункт </text:span><text:span text:style-name="T45">FATALL. </text:span></text:p>
      <text:p text:style-name="P33"><text:span text:style-name="T52">- в меню «</text:span><text:span text:style-name="T45">Kills</text:span><text:span text:style-name="T52">»</text:span><text:span text:style-name="T45"> </text:span><text:span text:style-name="T52">следующие изменения: удален пункт </text:span><text:span text:style-name="T45">Low MEM. </text:span><text:span text:style-name="T52">Пункт </text:span><text:span text:style-name="T45">Pages </text:span><text:span text:style-name="T52">переименован в </text:span><text:span text:style-name="T45">Pages 128 </text:span><text:span text:style-name="T52">по функциональности. Форматилки </text:span><text:span text:style-name="T45">RAM </text:span><text:span text:style-name="T52">диска также переименованы по смыслу и добавлена форматилка на 640 килобайт (стандартный размер </text:span><text:span text:style-name="T45">TR-DOS </text:span><text:span text:style-name="T52">дискеты</text:span><text:span text:style-name="T45">)</text:span><text:span text:style-name="T52">.</text:span></text:p>
      <text:p text:style-name="P36"><text:span text:style-name="T52">- </text:span><text:span text:style-name="T34">там же в меню «</text:span><text:span text:style-name="T52">Kills</text:span><text:span text:style-name="T34">» оставлен копировщик дискет с форматированием диска-приемника.</text:span></text:p>
      <text:p text:style-name="P19">- временно убрана раскраска главного окна.</text:p>
      <text:p text:style-name="P33"><text:span text:style-name="T52">- у часов теперь не 2 состояния, а 3. Часы не найдены, на экране надпись </text:span><text:span text:style-name="T45">«NO CMOS». </text:span><text:span text:style-name="T52">Часы найдены, но выключены. Надпись на экране </text:span><text:span text:style-name="T45">«OFF CMOS». </text:span><text:span text:style-name="T52">При найденных и включенных соответственно отображают время.</text:span></text:p>
      <text:p text:style-name="P33"><text:span text:style-name="T52">- обновление часов теперь происходит не по тайм ауту, а по установке бита 4 регистра </text:span><text:span text:style-name="T45">C </text:span><text:span text:style-name="T5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3"><text:span text:style-name="T52">- определение часов делается по ячейке 0 (секунды). Ячейка </text:span><text:span text:style-name="T45">#11 </text:span><text:span text:style-name="T52">принимающее значение </text:span><text:span text:style-name="T45">#AA (</text:span><text:span text:style-name="T52">часы включены)</text:span><text:span text:style-name="T45"> </text:span><text:span text:style-name="T52">или </text:span><text:span text:style-name="T45">#55 </text:span><text:span text:style-name="T52">(часы выключены) не используется для определения наличия часов.</text:span></text:p>
      <text:p text:style-name="P1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3"><text:span text:style-name="T52">- устранен глюк связанный с надписью </text:span><text:span text:style-name="T45">«I KNOW NOW». </text:span><text:span text:style-name="T52">При выбранном диске «</text:span><text:span text:style-name="T45">D</text:span><text:span text:style-name="T52">» и при отсутствии на диске Бейсик файлов (при выборе «</text:span><text:span text:style-name="T45">GLUK BOOT</text:span><text:span text:style-name="T52">» выводится </text:span><text:span text:style-name="T45">«NO PROGS») </text:span><text:span text:style-name="T52">при повторном нажатии </text:span><text:span text:style-name="T45">«Enter» выводилась</text:span><text:span text:style-name="T52"> окошко с текстом </text:span><text:span text:style-name="T45">«I KNOW NOW» </text:span><text:span text:style-name="T52">и все вешалось с перерисовкой экрана без главного меню и выбранном диске </text:span><text:span text:style-name="T45">«A».</text:span></text:p>
      <text:p text:style-name="P2"><text:span text:style-name="T45">- </text:span><text:span text:style-name="T3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14">для загрузки кодовых блоков записанных на </text:span><text:span text:style-name="T1">FAT </text:span><text:span text:style-name="T14">в </text:span><text:soft-page-break/><text:span text:style-name="T14">формате </text:span><text:span text:style-name="T1">HOBETA.</text:span></text:p>
      <text:p text:style-name="P3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14">- если еще что-нибудь вспомню, допишу. За 2 недели слишком много перепахано. Если кого-то что-то не устраивает исходники </text:span><text:span text:style-name="T1">GLUK</text:span><text:span text:style-name="T14">а открыты :</text:span><text:span text:style-name="T1">D</text:span></text:p>
      <text:p text:style-name="P3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28" text:outline-level="1"/>
      <text:h text:style-name="P129"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19"/>
      <text:p text:style-name="P18">22.08.2019 <text:span text:style-name="T14">Версия 0.51 Переделка</text:span></text:p>
      <text:p text:style-name="P31">- переделан резидент, стек теперь не используется.</text:p>
      <text:p text:style-name="P17"/>
      <text:p text:style-name="P17">21.08.2019 <text:span text:style-name="T14">Версия 0.50 Изменение</text:span></text:p>
      <text:p text:style-name="P30">- изменен адрес стека в резиденте.</text:p>
      <text:p text:style-name="P19"/>
      <text:p text:style-name="P16">19.08.2019 <text:span text:style-name="T14">Версия 0.49 Переделки и исправления</text:span></text:p>
      <text:p text:style-name="P16"><text:span text:style-name="T14">- исправлено восстановление привязки 3 окна проецирования к порту </text:span>0x7FFD <text:span text:style-name="T14">при запуске резидента.</text:span></text:p>
      <text:p text:style-name="P29">- добавлено принудительная установка памяти 128К и частота процессора 3,5Мгц.</text:p>
      <text:p text:style-name="P16"><text:span text:style-name="T14">- добавлена порча резидента в зависимости от настройки </text:span>CMOS.</text:p>
      <text:p text:style-name="P19"/>
      <text:p text:style-name="P15">14.08.2019 <text:span text:style-name="T14">Версия 0.48 Переделки</text:span></text:p>
      <text:p text:style-name="P15"><text:span text:style-name="T14">- переделан поиск резидента </text:span><text:span text:style-name="T25">и добавлен в сборку</text:span><text:span text:style-name="T14">. Переделка минимальная, ищет через порты </text:span><text:span text:style-name="T76">0</text:span><text:span text:style-name="T14">x</text:span><text:span text:style-name="T25">F</text:span><text:span text:style-name="T14">7F7</text:span> <text:span text:style-name="T14">чтобы не зависеть от установок порта </text:span>0xEFF7.</text:p>
      <text:p text:style-name="P19"/>
      <text:p text:style-name="P12">05.<text:span text:style-name="T14">08.2019 Версия 0.47 Переделки</text:span></text:p>
      <text:p text:style-name="P26">- переделано переключение дисков.</text:p>
      <text:p text:style-name="P13"><text:span text:style-name="T14">- переделано переключение страниц </text:span>ROM <text:span text:style-name="T14">в зависимости от диска реальный или виртуальный.</text:span></text:p>
      <text:p text:style-name="P12"><text:span text:style-name="T14">- добавлена команда .</text:span>ROM.</text:p>
      <text:p text:style-name="P19"/>
      <text:p text:style-name="P9">28.07.2019 Версия<text:span text:style-name="T14"> 0.46 Изменение</text:span></text:p>
      <text:p text:style-name="P9"><text:span text:style-name="T14">- переделано переключение диска для старых команд командной строки вида *</text:span>”x:” <text:span text:style-name="T14">и для новых вида .</text:span>x:</text:p>
      <text:p text:style-name="P19"/>
      <text:p text:style-name="P8">14.07.2019 <text:span text:style-name="T14">Версия 0.45 Изменения</text:span></text:p>
      <text:p text:style-name="P8"><text:span text:style-name="T14">- переделано переключение страниц </text:span>ROM <text:span text:style-name="T14">при выходе из внутренней функции эмулятора диска.</text:span></text:p>
      <text:p text:style-name="P19"/>
      <text:p text:style-name="P19">07.02.2019 Версия 0.44 Исправление</text:p>
      <text:p text:style-name="P19">- исправлена ошибка не форматирования реальной дискеты.</text:p>
      <text:p text:style-name="P19">- исправлен неправильный возврат страницы памяти во 2-ом окне проецирования.</text:p>
      <text:p text:style-name="P19"/>
      <text:p text:style-name="P19">06.08.2017 Версия 0.43 Изменения</text:p>
      <text:p text:style-name="P19">- в <text:span text:style-name="T1">bat </text:span>файл добавлены ключи для разных вариантов компиляции.</text:p>
      <text:p text:style-name="P19"/>
      <text:p text:style-name="P7"><text:span text:style-name="T14">03.05.2015</text:span> <text:span text:style-name="T14">Версия 0.42 Исправления.</text:span></text:p>
      <text:p text:style-name="P7"><text:span text:style-name="T14">- исправлена порча альтернативного регистра «</text:span>A<text:span text:style-name="T1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9"/>
      <text:p text:style-name="P7">11.03.2015 <text:span text:style-name="T14">Версия 0.41 Исправления.</text:span></text:p>
      <text:p text:style-name="P7"><text:span text:style-name="T14">- устранена выдаваемая ошибка и зависание при выходе из </text:span>EVO-DOS <text:span text:style-name="T14">по команде </text:span>RETURN<text:span text:style-name="T14">.</text:span></text:p>
      <text:p text:style-name="P19">- устранено чтение вместо записи при работе с рамдиском.</text:p>
      <text:p text:style-name="P7"/>
      <text:p text:style-name="P7">07.12.2014 <text:span text:style-name="T14">Версия 0.40 Исправления.</text:span></text:p>
      <text:p text:style-name="P7"><text:span text:style-name="T14">- пропатчена первая пауза в вызываемом адресе </text:span>0x2F4D <text:span text:style-name="T14">из-за которой терялся номер трека с которого должна была происходить загрузка. </text:span>STS <text:span text:style-name="T14">загружал сектора с 0 дорожки вместо заданной, возможно и не только </text:span>STS.</text:p>
      <text:p text:style-name="P19"/>
      <text:p text:style-name="P19">22.11.2014 Версия 0.39 Изменения.</text:p>
      <text:p text:style-name="P19"><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4">16.07.2014</text:span> <text:span text:style-name="T14">Версия 0.38 Исправления.</text:span></text:p>
      <text:p text:style-name="P7"><text:span text:style-name="T14">- исправлена ошибка сброса/зависания при попытке отформатировать дискету командой </text:span>FORMAT “a:” <text:span text:style-name="T14">без указания имени форматируемой дискеты.</text:span></text:p>
      <text:p text:style-name="P19">- сделано сохранение/восстановление конфигурации/страниц памяти в 1 и 2 окне проецирования при работе с рамдиском.</text:p>
      <text:p text:style-name="P7"><text:span text:style-name="T14">- исправлена ошибка при определении типа </text:span>FAT <text:span text:style-name="T14">при отсутствии </text:span>MBR.</text:p>
      <text:p text:style-name="P7">- <text:span text:style-name="T14">исправлено постоянное восстановление внутренних переменных при сбросе. </text:span></text:p>
      <text:p text:style-name="P7"/>
      <text:p text:style-name="P7">04.02.2014<text:span text:style-name="T14"> Версия 0.37 Исправления.</text:span></text:p>
      <text:p text:style-name="P7"><text:span text:style-name="T14">- исправлено зависание при отсутствии найденных разделов </text:span>FAT.</text:p>
      <text:p text:style-name="P7">- <text:span text:style-name="T14">исправлено ситуация «</text:span>DRIVE NOT READY<text:span text:style-name="T14">» при эмуляции </text:span>#3D2F</text:p>
      <text:p text:style-name="P7"/>
      <text:p text:style-name="P7">15.12.2013 <text:span text:style-name="T14">Версия 0.36 Исправления.</text:span></text:p>
      <text:p text:style-name="P19">- откатился до версии 0.34.</text:p>
      <text:p text:style-name="P7"><text:span text:style-name="T14">- изменен доступ к ячейкам </text:span>CMOS <text:span text:style-name="T14">с хранимыми настройками.</text:span></text:p>
      <text:p text:style-name="P7"/>
      <text:p text:style-name="P7">17.11.2013 <text:span text:style-name="T14">Версия 0.35 Изменение, не для обновления.</text:span></text:p>
      <text:p text:style-name="P7"><text:span text:style-name="T14">- основной код вернул от исходной версии </text:span>TR-DOS <text:span text:style-name="T14">кроме процедур инициализации и всего что касается эмуляции.</text:span></text:p>
      <text:p text:style-name="P7"><text:span text:style-name="T14">- переделана работа с номерами реального и виртуального хранящимися в </text:span>CMOS.</text:p>
      <text:p text:style-name="P7">- <text:span text:style-name="T14">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4">Версия 0.34 Исправление</text:span></text:p>
      <text:p text:style-name="P7"><text:span text:style-name="T14">- исправлено неправильная выдача содержимого </text:span>AF <text:span text:style-name="T14">на выходе процедуры чтения/записи сектора.</text:span></text:p>
      <text:p text:style-name="P19"/>
      <text:p text:style-name="P19">08.12.2012 Версия 0.33 Исправление</text:p>
      <text:p text:style-name="P19">- исправлена ошибка определения с каким диском идет работа из-за чего не работало форматирование реальной дискеты.</text:p>
      <text:p text:style-name="P7"/>
      <text:p text:style-name="P19"><text:span text:style-name="T1">04.</text:span>12.2012 Версия 0.32 Исправление</text:p>
      <text:p text:style-name="P19">- добавил исправления ошибки описанной Углековым в описании на эмулятор <text:span text:style-name="T1">UKV.</text:span></text:p>
      <text:p text:style-name="P7"/>
      <text:p text:style-name="P19"><text:span text:style-name="T1">04.12.2012</text:span> Версия 0.31 Исправления и добавления</text:p>
      <text:p text:style-name="P19">- устранена ошибка установки адреса запуска команды <text:span text:style-name="T1">LOAD “filename” CODE </text:span>адрес запуска.</text:p>
      <text:p text:style-name="P19">- добавлен байты <text:span text:style-name="T1">#DB, #1F, #C9 </text:span>по адресу <text:span text:style-name="T1">#3C30 </text:span>для запуска не адаптированного <text:span text:style-name="T1">Honey Commander 4.00.</text:span></text:p>
      <text:p text:style-name="P19">- добавлена команды .<text:span text:style-name="T1">help </text:span>для просмотра списка доступных дополнительных команд.</text:p>
      <text:p text:style-name="P1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4">исправлена ошибка форматирования рамдиска если ранее был загружен </text:span>FDI <text:span text:style-name="T14">образ </text:span>IS-DOS<text:span text:style-name="T14">.</text:span></text:p>
      <text:p text:style-name="P19"/>
      <text:p text:style-name="P19">27.05.2012 Версия 0.3 Добавления</text:p>
      <text:p text:style-name="P19">- добавлено несколько новых команд для работы с <text:span text:style-name="T1">FAT.</text:span></text:p>
      <text:p text:style-name="P19">- добавлена возможность монтировать/демонтировать <text:span text:style-name="T1">TRD </text:span>образа из командной строки.</text:p>
      <text:p text:style-name="P19">- сделана возможность прямого вызова функций <text:span text:style-name="T1">RST 8</text:span>.</text:p>
      <text:p text:style-name="P7"/>
      <text:p text:style-name="P7">01.01.2012 <text:span text:style-name="T14">Версия 0.29а Исправления.</text:span></text:p>
      <text:p text:style-name="P7"><text:span text:style-name="T14">- исправлена ошибка переформатирования рамдиска при входе в </text:span>DOS <text:span text:style-name="T14">через </text:span>Basic 48,<text:span text:style-name="T14"> когда стек установлен ниже </text:span>32768.</text:p>
      <text:p text:style-name="P19"/>
      <text:p text:style-name="P19"><text:soft-page-break/>04.12.2011 Версия 0.29 Добавления.</text:p>
      <text:p text:style-name="P1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9">- устранена ошибка форматирования рамдиска после включения или повреждения.</text:p>
      <text:p text:style-name="P19"/>
      <text:p text:style-name="P19">09.10.2011Версия 0.28 Исправления.</text:p>
      <text:p text:style-name="P7"><text:span text:style-name="T14">- исправлена ошибка из-за которой не работали программы использующие доступ к портам ВГ93 через адрес </text:span>0x3D2F <text:span text:style-name="T14">с реальной дискетой</text:span>.</text:p>
      <text:p text:style-name="P19"/>
      <text:p text:style-name="P7"><text:span text:style-name="T14">29.09.2011</text:span> <text:span text:style-name="T14">Версия 0.27 Исправления.</text:span></text:p>
      <text:p text:style-name="P7"><text:span text:style-name="T14">- исправлена ошибка команды </text:span>«Merge» <text:span text:style-name="T14">из-за которой портилось содержимое подгруженного файла.</text:span></text:p>
      <text:p text:style-name="P7"><text:span text:style-name="T14">- исправлена не очистка буфера введенных команд при возврате в </text:span>Basic <text:span text:style-name="T14">по команде </text:span>«Return» <text:span text:style-name="T14">из-за чего вместо сообщения «</text:span>OK<text:span text:style-name="T14">» выдавалась ошибка.</text:span></text:p>
      <text:p text:style-name="P7"><text:span text:style-name="T14">- исправлена ошибка команды </text:span>«RUN “filename” CODE».</text:p>
      <text:p text:style-name="P7">- <text:span text:style-name="T14">исправлена ошибка повторных входов в </text:span>DOS <text:span text:style-name="T14">из меню </text:span>Basic 128.</text:p>
      <text:p text:style-name="P19"/>
      <text:p text:style-name="P19">04.05.2011 Версия 0.26. Изменения и исправления.</text:p>
      <text:p text:style-name="P19">- некоторые перестановки кода, возможно заработают некоторые программы переставшие работать.</text:p>
      <text:p text:style-name="P19">- исправлена ошибка загрузки файлов типа <text:span text:style-name="T1">DATA.</text:span></text:p>
      <text:p text:style-name="P7"/>
      <text:p text:style-name="P7">24.<text:span text:style-name="T14">03.2011 Версия 0.25 Исправление.</text:span></text:p>
      <text:p text:style-name="P7"><text:span text:style-name="T14">- поправил перехват </text:span>LDIR, <text:span text:style-name="T14">заработал </text:span>Honey Commander.</text:p>
      <text:p text:style-name="P7"/>
      <text:p text:style-name="P7">17.03.2011 <text:span text:style-name="T14">Версия 0.24 Доработки.</text:span></text:p>
      <text:p text:style-name="P19">- переделано сохранение разрешенных/запрещенных прерываний, перехватчик теперь всегда работает при запрещенных прерываниях.</text:p>
      <text:p text:style-name="P19">- переделано определение в какие порты должна происходить запись при перехвате.</text:p>
      <text:p text:style-name="P7"><text:span text:style-name="T14">- переделан перехват записи в порт </text:span>#FF, <text:span text:style-name="T14">освобожден рестарт </text:span>RST #30.</text:p>
      <text:p text:style-name="P7"/>
      <text:p text:style-name="P7">28.02.2011 <text:span text:style-name="T14">Версия 0.23 Испраление ошибок.</text:span></text:p>
      <text:p text:style-name="P19">-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4">Версия 0.22 Исправление ошибок.</text:span></text:p>
      <text:p text:style-name="P19">-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4">Версия 0.21 Исправление ошибок.</text:span></text:p>
      <text:p text:style-name="P7"><text:span text:style-name="T14">- исправлена ошибка перехвата адреса </text:span>#2A53.</text:p>
      <text:p text:style-name="P19">- перехватчик обращений к портам ВГ теперь работает при запрещенных прерываниях.</text:p>
      <text:p text:style-name="P7">- <text:span text:style-name="T14">исправлен выход из вызова </text:span>#3D13 <text:span text:style-name="T14">с разрешенными прерываниями при работе с рамдиском.</text:span></text:p>
      <text:p text:style-name="P7"><text:span text:style-name="T14">- переделано чтение порта </text:span>#1F <text:span text:style-name="T14">для рамдиска.</text:span></text:p>
      <text:p text:style-name="P19"/>
      <text:p text:style-name="P7"><text:span text:style-name="T14">07</text:span>.<text:span text:style-name="T14">02.2011 Версия 0.2 Продолжение переделок.</text:span></text:p>
      <text:p text:style-name="P19">- обновлена база фиксированного расположения кода.</text:p>
      <text:p text:style-name="P7"><text:span text:style-name="T14">- переделан выход из перехвата обращений к портам </text:span>ВГ93,<text:span text:style-name="T14"> теперь проверяется текущий выбранный дисковод и возвращается соотвествующая страница </text:span>DOS.</text:p>
      <text:p text:style-name="P19">- переделан перехват <text:span text:style-name="T1">LDIR </text:span>и добавлен перехват адреса <text:span text:style-name="T1">#1C7.</text:span></text:p>
      <text:p text:style-name="P1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4">01.2011 Версия 0.19 Исправление ошибки.</text:span></text:p>
      <text:p text:style-name="P7"><text:span text:style-name="T14">- устранил последствия устранения ошибки подпрограмме </text:span>#3E44 (SEEK), <text:span text:style-name="T14">не сохранялся номер </text:span><text:soft-page-break/><text:span text:style-name="T14">дорожки при форматировании и невозможно было отформатировать реальный диск.</text:span></text:p>
      <text:p text:style-name="P19"/>
      <text:p text:style-name="P19">22.01.2011 Версия 0.18 Исправления ошибок.</text:p>
      <text:p text:style-name="P19">- обновлена база фиксированного расположения кода.</text:p>
      <text:p text:style-name="P19">-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4">Версия 0.17 Исправление ошибок</text:span></text:p>
      <text:p text:style-name="P19">- исправлена ошибка не форматирования рамдиска. Не создавался маркер из-за чего после форматирования рамдиск пропадал.</text:p>
      <text:p text:style-name="P1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9"/>
      <text:p text:style-name="P19">29.12.2010 Версия 0.16 Продолжение переделок и продолжение второго этапа.</text:p>
      <text:p text:style-name="P19">- исправлена ошибка <text:span text:style-name="T1">RUN “filename” CODE.</text:span></text:p>
      <text:p text:style-name="P1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0">- форматирование для рамдиска из программ отсуствует.</text:p>
      <text:p text:style-name="P2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0">- устранено зависание при не инициализированном или не загруженном рамдиске. Теперь выводится сообщение <text:span text:style-name="T1">«No disk».</text:span></text:p>
      <text:p text:style-name="P19"/>
      <text:p text:style-name="P19">11.12.2010 Версия 0.15 Продолжение переделок и переход ко второму этапу.</text:p>
      <text:p text:style-name="P19">- вернул таблицы токенов в текстовом виде для <text:span text:style-name="T1">Basic 128.</text:span></text:p>
      <text:p text:style-name="P19">- сделан перехватчик обращений к портам ВГ93 с переключением прошивок в <text:span text:style-name="T1">DOS </text:span>в зависимости от выбранного диска.</text:p>
      <text:p text:style-name="P1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9">Не работают дисковые утилиты <text:span text:style-name="T1">ADS, DCU, RDS. </text:span></text:p>
      <text:p text:style-name="P1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4">Версия 0.14 Продолжение переделок.</text:span></text:p>
      <text:p text:style-name="P19">- обновлена база фиксированного расположения кода.</text:p>
      <text:p text:style-name="P19">- начало рамдиска переехало на одну страницу вниз.</text:p>
      <text:p text:style-name="P7"/>
      <text:p text:style-name="P7">28.11.2010 <text:span text:style-name="T14">Версия 0.13 Исправление ошибок.</text:span></text:p>
      <text:p text:style-name="P19">- подправлена процедура обнаружения диска. Не выставлялся номер дорожки в команде поиска.</text:p>
      <text:p text:style-name="P19"/>
      <text:p text:style-name="P7"><text:span text:style-name="T14">24</text:span>.11.2010 <text:span text:style-name="T14">Версия 0.12. Исправление ошибок.</text:span></text:p>
      <text:p text:style-name="P7">- <text:span text:style-name="T14">исправлена ошибка не восстановления введеной строки в буфере редактора при дисковой ошибке.</text:span></text:p>
      <text:p text:style-name="P19"/>
      <text:p text:style-name="P19">20.11.2010 Версия 0.11. Продолжение переделок и продолжение первого этапа.</text:p>
      <text:p text:style-name="P19">- обновлена база фиксированного расположения кода, снова заработали такие программы как <text:span text:style-name="T1">DCU, ADS.</text:span></text:p>
      <text:p text:style-name="P19">- удалены команды 40 и 80, более не поддерживаются.</text:p>
      <text:p text:style-name="P1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19"><text:span text:style-name="T1">13.11.2010 </text:span>Версия 0.1.1. Исправление ошибки.</text:p>
      <text:p text:style-name="P19">- исправлена ошибка работы с <text:span text:style-name="T1">CMOS </text:span>из-за чего принудительно включался турбо режим.</text:p>
      <text:p text:style-name="P19">- в связи с изменением базовой конфигурации переделана работа с <text:span text:style-name="T1">CMOS </text:span>в режиме ДОС.</text:p>
      <text:p text:style-name="P7"/>
      <text:p text:style-name="P19"><text:span text:style-name="T1">28.10.2010 </text:span>Версия 0.1 Все только начинается, первый этап.</text:p>
      <text:p text:style-name="P7">- <text:span text:style-name="T14">большая ревизия сорцов, за основу взят какой-то </text:span>TR-DOS 5.03<text:span text:style-name="T14">;</text:span></text:p>
      <text:p text:style-name="P7"><text:span text:style-name="T14">- произведено некоторое уплотнение кода, переписаны конструкции вида </text:span>CALL label:RET;</text:p>
      <text:p text:style-name="P1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9">- удалено все имеюшее отношение к <text:span text:style-name="T1">Interface 1;</text:span></text:p>
      <text:p text:style-name="P1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4"><text:span text:style-name="T52">- работа с виртуальным дисководом сделана только для обращений через </text:span><text:span text:style-name="T45">#3D13.</text:span></text:p>
      <text:h text:style-name="P129" text:outline-level="1"><text:bookmark-start text:name="История версий ProfROM"/><text:bookmark-start text:name="__RefHeading__7565_2044125182"/><text:span text:style-name="T14">История версий </text:span>ProfROM<text:bookmark-end text:name="История версий ProfROM"/> <text:span text:style-name="T1">v</text:span>4<text:bookmark-end text:name="__RefHeading__7565_2044125182"/></text:h>
      <text:p text:style-name="P73">29.12.2012 <text:span text:style-name="T14">Версия 0.16. Исправление</text:span></text:p>
      <text:p text:style-name="P73"><text:span text:style-name="T14">- исправлена ошибка потери шрифта из-за чего не выводился текст в </text:span>Magic <text:span text:style-name="T14">режиме.</text:span></text:p>
      <text:p text:style-name="P75"/>
      <text:p text:style-name="P75">27.05.2012 Версия 0.15 Исправление</text:p>
      <text:p text:style-name="P75">- изменен автодетект винчестера из-за изменений в реализации железа.</text:p>
      <text:p text:style-name="P73"/>
      <text:p text:style-name="P73">18.<text:span text:style-name="T14">01.2012 Версия 0.14 Исправление</text:span></text:p>
      <text:p text:style-name="P73"><text:span text:style-name="T14">- исправлена ошибка обработки кнопки </text:span>Magic. </text:p>
      <text:p text:style-name="P75"/>
      <text:p text:style-name="P75">04.12.2011 Версия 0.13 Маленькое изменение</text:p>
      <text:p text:style-name="P75">-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5"/>
      <text:p text:style-name="P73">09.10.2011 <text:span text:style-name="T14">Версия 0.12 Изменения</text:span></text:p>
      <text:p text:style-name="P73"><text:span text:style-name="T14">- переделано переключения турбо режима. Используются те же установки сохраненные в </text:span>CMOS, <text:span text:style-name="T14">что и для </text:span>Evo Service.</text:p>
      <text:p text:style-name="P75">- в теневом меню изменено отображение турбо режима с <text:span text:style-name="T1">«</text:span>Fast-Normal<text:span text:style-name="T1">» </text:span>на <text:span text:style-name="T1">«3,5-7,0-14,0».</text:span></text:p>
      <text:p text:style-name="P75"/>
      <text:p text:style-name="P73"><text:span text:style-name="T14">28.09.2011</text:span> <text:span text:style-name="T14">Версия 0.11 Исправления</text:span></text:p>
      <text:p text:style-name="P75">- исправлена ошибка вычисления дня недели из-за которой очищался экран в теневом сервисе.</text:p>
      <text:p text:style-name="P73">- <text:span text:style-name="T14">исправлена ошибка неправильной конверсии даты.</text:span></text:p>
      <text:p text:style-name="P73">- <text:span text:style-name="T14">после добавления счета времени и даты в </text:span>BASECONF <text:span text:style-name="T14">кроме двоичного еще и десятичного возвращен код преобразования даты и времени до исходного.</text:span></text:p>
      <text:p text:style-name="P75">- возвращены пункты меню по установке времени и даты.</text:p>
      <text:p text:style-name="P73"/>
      <text:p text:style-name="P73">04.09.2011 <text:span text:style-name="T14">Версия 0.1 Проверка и тестирование</text:span></text:p>
      <text:p text:style-name="P73"><text:span text:style-name="T14">- за основу взята версия </text:span>ProfROM <text:span text:style-name="T14">4.01, отсюда и добавление в названии. При входе по магику отображается в виде </text:span>V4-0.1.</text:p>
      <text:p text:style-name="P73">- <text:span text:style-name="T14">удалены остатки зашиты и контроля прошивки;</text:span></text:p>
      <text:p text:style-name="P75">-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5"><text:span text:style-name="T1">&gt;Main menu-Monitor </text:span>(отладчик)<text:span text:style-name="T1">;</text:span></text:p>
      <text:p text:style-name="P73">&gt;Main menu-&gt;Save &amp; load: Compression, ROM disk;</text:p>
      <text:p text:style-name="P73">&gt;Main menu-&gt;Print screen: Printer 1, Printer 2;</text:p>
      <text:p text:style-name="P75"><text:span text:style-name="T1">&gt;Main menu-&gt;Setup-&gt;Time &amp; date </text:span>пункты установки времени и даты.</text:p>
      <text:p text:style-name="P75">-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5">-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5"><text:span text:style-name="T1">- </text:span>тестирование железа по сбросу или включению временно делается всегда.</text:p>
      <text:p text:style-name="P75">-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5">-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5">-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5"><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5">-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4">-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6"/>
      <text:p text:style-name="P7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8-16T17:47:07.31</meta:creation-date>
    <dc:date>2020-03-03T23:10:46.741000000</dc:date>
    <meta:editing-duration>P43DT17H1M25S</meta:editing-duration>
    <meta:editing-cycles>625</meta:editing-cycles>
    <meta:generator>LibreOffice/6.4.0.3$Windows_X86_64 LibreOffice_project/b0a288ab3d2d4774cb44b62f04d5d28733ac6df8</meta:generator>
    <meta:document-statistic meta:table-count="1" meta:image-count="5" meta:object-count="0" meta:page-count="51" meta:paragraph-count="1551" meta:word-count="14390" meta:character-count="100282" meta:non-whitespace-character-count="86623"/>
  </office:meta>
</office:document-meta>
</file>